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styles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content.xml" manifest:media-type="text/xml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Replacements/Object 12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9" manifest:media-type=""/>
  <manifest:file-entry manifest:full-path="ObjectReplacements/Object 8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"/>
  <manifest:file-entry manifest:full-path="ObjectReplacements/Object 13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" manifest:media-type=""/>
  <manifest:file-entry manifest:full-path="ObjectReplacements/Object 7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" manifest:media-type=""/>
  <manifest:file-entry manifest:full-path="ObjectReplacements/Object 10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" manifest:media-type=""/>
  <manifest:file-entry manifest:full-path="ObjectReplacements/Object 10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meta.xml" manifest:media-type="text/xml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15615" officeooo:paragraph-rsid="00215615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2763b" officeooo:paragraph-rsid="0022763b" style:font-size-asian="14pt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style:font-name="Times New Roman" fo:font-size="14pt" officeooo:rsid="0022763b" officeooo:paragraph-rsid="0022763b" style:font-size-asian="14pt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22763b" style:font-size-asian="14pt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" fo:font-size="14pt" officeooo:rsid="0023dcd2" officeooo:paragraph-rsid="0022763b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officeooo:rsid="0023dcd2" officeooo:paragraph-rsid="0023dcd2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215615" officeooo:paragraph-rsid="00215615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24ef14" officeooo:paragraph-rsid="0024ef14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24ef14" officeooo:paragraph-rsid="00250adb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24ef14" officeooo:paragraph-rsid="00257e98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257e98" officeooo:paragraph-rsid="00257e98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250adb" officeooo:paragraph-rsid="00250adb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2903bb" officeooo:paragraph-rsid="002903bb" style:font-size-asian="12pt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2de019" officeooo:paragraph-rsid="002de019" style:font-size-asian="12pt" style:font-size-complex="12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257e98" officeooo:paragraph-rsid="002a7587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2fa52c" officeooo:paragraph-rsid="002fa52c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271607" officeooo:paragraph-rsid="00271607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24ef14" officeooo:paragraph-rsid="00250adb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642b6b" officeooo:paragraph-rsid="00642b6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661165" officeooo:paragraph-rsid="00661165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661165" officeooo:paragraph-rsid="00696479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661165" officeooo:paragraph-rsid="006e4de4" style:font-size-asian="12pt" style:font-weight-asian="bold" style:font-size-complex="12pt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716951" officeooo:paragraph-rsid="00716951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642b6b" officeooo:paragraph-rsid="00642b6b" style:font-weight-asian="bold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5f0455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642b6b" officeooo:paragraph-rsid="00642b6b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6f6a23" officeooo:paragraph-rsid="006f6a23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officeooo:paragraph-rsid="002a7587"/>
    </style:style>
    <style:style style:name="P29" style:family="paragraph" style:parent-style-name="Standard">
      <style:paragraph-properties fo:line-height="150%" fo:text-align="justify" style:justify-single-word="false"/>
      <style:text-properties officeooo:paragraph-rsid="002e9499"/>
    </style:style>
    <style:style style:name="P30" style:family="paragraph" style:parent-style-name="Standard">
      <style:paragraph-properties fo:line-height="150%" fo:text-align="justify" style:justify-single-word="false"/>
      <style:text-properties officeooo:paragraph-rsid="002fa52c"/>
    </style:style>
    <style:style style:name="P31" style:family="paragraph" style:parent-style-name="Standard">
      <style:paragraph-properties fo:line-height="150%" fo:text-align="justify" style:justify-single-word="false"/>
      <style:text-properties officeooo:paragraph-rsid="00429a71"/>
    </style:style>
    <style:style style:name="P32" style:family="paragraph" style:parent-style-name="Standard">
      <style:paragraph-properties fo:line-height="150%" fo:text-align="justify" style:justify-single-word="false"/>
      <style:text-properties officeooo:paragraph-rsid="00642b6b"/>
    </style:style>
    <style:style style:name="P33" style:family="paragraph" style:parent-style-name="Standard">
      <style:paragraph-properties fo:line-height="150%" fo:text-align="justify" style:justify-single-word="false"/>
      <style:text-properties officeooo:paragraph-rsid="00696479"/>
    </style:style>
    <style:style style:name="P34" style:family="paragraph" style:parent-style-name="Standard">
      <style:paragraph-properties fo:line-height="150%" fo:text-align="justify" style:justify-single-word="false"/>
      <style:text-properties officeooo:paragraph-rsid="00661165"/>
    </style:style>
    <style:style style:name="P35" style:family="paragraph" style:parent-style-name="Standard">
      <style:paragraph-properties fo:line-height="150%" fo:text-align="justify" style:justify-single-word="false"/>
      <style:text-properties officeooo:paragraph-rsid="006e4de4"/>
    </style:style>
    <style:style style:name="P36" style:family="paragraph" style:parent-style-name="Standard">
      <style:paragraph-properties fo:line-height="150%" fo:text-align="justify" style:justify-single-word="false"/>
      <style:text-properties officeooo:paragraph-rsid="006f6a23"/>
    </style:style>
    <style:style style:name="P37" style:family="paragraph" style:parent-style-name="Standard">
      <style:paragraph-properties fo:line-height="150%" fo:text-align="start" style:justify-single-word="false"/>
      <style:text-properties officeooo:paragraph-rsid="002a7587"/>
    </style:style>
    <style:style style:name="P38" style:family="paragraph" style:parent-style-name="Standard">
      <style:paragraph-properties fo:line-height="150%" fo:text-align="center" style:justify-single-word="false"/>
      <style:text-properties officeooo:paragraph-rsid="006f6a23"/>
    </style:style>
    <style:style style:name="P39" style:family="paragraph" style:parent-style-name="Standard">
      <style:paragraph-properties fo:line-height="150%" fo:text-align="center" style:justify-single-word="false"/>
      <style:text-properties officeooo:paragraph-rsid="00733a4b"/>
    </style:style>
    <style:style style:name="P40" style:family="paragraph" style:parent-style-name="Standard">
      <style:paragraph-properties fo:line-height="150%" fo:text-align="end" style:justify-single-word="false"/>
      <style:text-properties officeooo:paragraph-rsid="0022763b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Liberation Mono" fo:font-size="11pt" fo:font-style="normal" fo:font-weight="normal" officeooo:rsid="0024ef14" officeooo:paragraph-rsid="0024ef14" style:font-size-asian="11pt" style:font-style-asian="normal" style:font-weight-asian="normal" style:font-size-complex="12pt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Liberation Mono" fo:font-size="11pt" fo:font-style="normal" fo:font-weight="normal" officeooo:rsid="002903bb" officeooo:paragraph-rsid="002903bb" style:font-name-asian="Times New Roman1" style:font-size-asian="11pt" style:font-style-asian="normal" style:font-weight-asian="normal" style:font-name-complex="Times New Roman1" style:font-size-complex="12pt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250adb" officeooo:paragraph-rsid="00250adb" style:font-name-asian="Times New Roman1" style:font-size-asian="12pt" style:font-name-complex="Times New Roman1" style:font-size-complex="12pt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250adb" officeooo:paragraph-rsid="0029b2e0" style:font-name-asian="Times New Roman1" style:font-size-asian="12pt" style:font-name-complex="Times New Roman1" style:font-size-complex="12pt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2903bb" officeooo:paragraph-rsid="002903bb" style:font-name-asian="Times New Roman1" style:font-size-asian="12pt" style:font-name-complex="Times New Roman1" style:font-size-complex="12pt"/>
    </style:style>
    <style:style style:name="P46" style:family="paragraph" style:parent-style-name="Standard">
      <style:paragraph-properties fo:line-height="150%" fo:text-align="justify" style:justify-single-word="false"/>
      <style:text-properties officeooo:rsid="002bfb4d" officeooo:paragraph-rsid="002bfb4d"/>
    </style:style>
    <style:style style:name="P47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officeooo:rsid="002de019" officeooo:paragraph-rsid="002de019" style:font-size-asian="12pt" style:font-size-complex="12pt"/>
    </style:style>
    <style:style style:name="P48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officeooo:rsid="002e9499" officeooo:paragraph-rsid="002e9499" style:font-size-asian="12pt" style:font-size-complex="12pt"/>
    </style:style>
    <style:style style:name="P49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officeooo:rsid="003135ea" officeooo:paragraph-rsid="002fa52c" style:font-size-asian="12pt" style:font-size-complex="12pt"/>
    </style:style>
    <style:style style:name="P50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bold" officeooo:rsid="00355a4f" officeooo:paragraph-rsid="00355a4f" style:font-size-asian="12pt" style:font-weight-asian="bold" style:font-size-complex="12pt" style:font-weight-complex="bold"/>
    </style:style>
    <style:style style:name="P51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bold" officeooo:rsid="002fa52c" officeooo:paragraph-rsid="003a424b" style:font-size-asian="12pt" style:font-weight-asian="bold" style:font-size-complex="12pt" style:font-weight-complex="bold"/>
    </style:style>
    <style:style style:name="P52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bold" officeooo:rsid="002fa52c" officeooo:paragraph-rsid="003c35af" style:font-size-asian="12pt" style:font-weight-asian="bold" style:font-size-complex="12pt" style:font-weight-complex="bold"/>
    </style:style>
    <style:style style:name="P53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bold" officeooo:rsid="003f0aa7" officeooo:paragraph-rsid="003feff5" style:font-size-asian="12pt" style:font-weight-asian="bold" style:font-size-complex="12pt" style:font-weight-complex="bold"/>
    </style:style>
    <style:style style:name="P54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bold" officeooo:rsid="00410061" officeooo:paragraph-rsid="00410061" style:font-size-asian="12pt" style:font-weight-asian="bold" style:font-size-complex="12pt" style:font-weight-complex="bold"/>
    </style:style>
    <style:style style:name="P55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bold" officeooo:rsid="00416ddf" officeooo:paragraph-rsid="00416ddf" style:font-size-asian="12pt" style:font-weight-asian="bold" style:font-size-complex="12pt" style:font-weight-complex="bold"/>
    </style:style>
    <style:style style:name="P56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bold" officeooo:rsid="0051d413" officeooo:paragraph-rsid="0051d413" style:font-size-asian="12pt" style:font-weight-asian="bold" style:font-size-complex="12pt" style:font-weight-complex="bold"/>
    </style:style>
    <style:style style:name="P57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bold" officeooo:rsid="005646b0" officeooo:paragraph-rsid="005646b0" style:font-size-asian="12pt" style:font-weight-asian="bold" style:font-size-complex="12pt" style:font-weight-complex="bold"/>
    </style:style>
    <style:style style:name="P58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bold" officeooo:rsid="00577e8f" officeooo:paragraph-rsid="00577e8f" style:font-size-asian="12pt" style:font-weight-asian="bold" style:font-size-complex="12pt" style:font-weight-complex="bold"/>
    </style:style>
    <style:style style:name="P59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bold" officeooo:rsid="00582771" officeooo:paragraph-rsid="00582771" style:font-size-asian="12pt" style:font-weight-asian="bold" style:font-size-complex="12pt" style:font-weight-complex="bold"/>
    </style:style>
    <style:style style:name="P60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bold" officeooo:rsid="00429a71" officeooo:paragraph-rsid="0048ca22" style:font-size-asian="12pt" style:font-weight-asian="bold" style:font-size-complex="12pt" style:font-weight-complex="bold"/>
    </style:style>
    <style:style style:name="P61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bold" officeooo:rsid="00429a71" officeooo:paragraph-rsid="005646b0" style:font-size-asian="12pt" style:font-weight-asian="bold" style:font-size-complex="12pt" style:font-weight-complex="bold"/>
    </style:style>
    <style:style style:name="P62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bold" officeooo:rsid="00429a71" officeooo:paragraph-rsid="005a01fd" style:font-size-asian="12pt" style:font-weight-asian="bold" style:font-size-complex="12pt" style:font-weight-complex="bold"/>
    </style:style>
    <style:style style:name="P63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bold" officeooo:rsid="005c39d5" officeooo:paragraph-rsid="005c39d5" style:font-size-asian="12pt" style:font-weight-asian="bold" style:font-size-complex="12pt" style:font-weight-complex="bold"/>
    </style:style>
    <style:style style:name="P64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bold" officeooo:rsid="005c39d5" officeooo:paragraph-rsid="0062cf74" style:font-size-asian="12pt" style:font-weight-asian="bold" style:font-size-complex="12pt" style:font-weight-complex="bold"/>
    </style:style>
    <style:style style:name="P65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4b4dc4" officeooo:paragraph-rsid="004b4dc4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4bec50" officeooo:paragraph-rsid="004bec50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4d4c58" officeooo:paragraph-rsid="004d4c58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4d4c58" officeooo:paragraph-rsid="004e9fc9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4d4c58" officeooo:paragraph-rsid="00579e12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4e9fc9" officeooo:paragraph-rsid="004e9fc9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5a01fd" officeooo:paragraph-rsid="005a01fd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5b5f5a" officeooo:paragraph-rsid="005b5f5a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5c39d5" officeooo:paragraph-rsid="005c39d5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3c91e0" officeooo:paragraph-rsid="003c35af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3f0aa7" officeooo:paragraph-rsid="003f0aa7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429a71" officeooo:paragraph-rsid="0048ca22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5646b0" officeooo:paragraph-rsid="0059ea68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5f2a51" officeooo:paragraph-rsid="005f2a51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60c2a4" officeooo:paragraph-rsid="0060c2a4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617bd8" officeooo:paragraph-rsid="00617bd8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696479" officeooo:paragraph-rsid="00696479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weight="normal" officeooo:rsid="00642b6b" officeooo:paragraph-rsid="00661165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style="normal" officeooo:rsid="003135ea" officeooo:paragraph-rsid="002fa52c" style:font-size-asian="12pt" style:font-style-asian="normal" style:font-size-complex="12pt" style:font-style-complex="normal"/>
    </style:style>
    <style:style style:name="P84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style="normal" fo:font-weight="normal" officeooo:rsid="005a01fd" officeooo:paragraph-rsid="005b5f5a" style:font-size-asian="12pt" style:font-style-asian="normal" style:font-weight-asian="normal" style:font-size-complex="12pt" style:font-weight-complex="normal"/>
    </style:style>
    <style:style style:name="P85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style="normal" fo:font-weight="normal" officeooo:rsid="005c39d5" officeooo:paragraph-rsid="005c39d5" style:font-size-asian="12pt" style:font-style-asian="normal" style:font-weight-asian="normal" style:font-size-complex="12pt" style:font-weight-complex="normal"/>
    </style:style>
    <style:style style:name="P86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style="normal" fo:font-weight="normal" officeooo:rsid="005f2a51" officeooo:paragraph-rsid="005f2a51" style:font-size-asian="12pt" style:font-style-asian="normal" style:font-weight-asian="normal" style:font-size-complex="12pt" style:font-weight-complex="normal"/>
    </style:style>
    <style:style style:name="P87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style="normal" fo:font-weight="normal" officeooo:rsid="0060c2a4" officeooo:paragraph-rsid="0060c2a4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line-height="150%" fo:text-align="justify" style:justify-single-word="false"/>
      <style:text-properties style:text-position="0% 100%" style:font-name="Times New Roman" fo:font-size="12pt" fo:font-style="normal" fo:font-weight="bold" officeooo:rsid="005646b0" officeooo:paragraph-rsid="005f0455" style:font-size-asian="12pt" style:font-style-asian="normal" style:font-weight-asian="bold" style:font-size-complex="12pt" style:font-weight-complex="bold"/>
    </style:style>
    <style:style style:name="P89" style:family="paragraph" style:parent-style-name="Standard">
      <style:paragraph-properties fo:line-height="150%" fo:text-align="justify" style:justify-single-word="false"/>
      <style:text-properties style:text-position="0% 100%" style:font-name="Liberation Mono" fo:font-size="11pt" fo:font-style="normal" fo:font-weight="normal" officeooo:rsid="003bbf3f" officeooo:paragraph-rsid="003a424b" style:font-size-asian="11pt" style:font-style-asian="normal" style:font-weight-asian="normal" style:font-size-complex="12pt" style:font-weight-complex="normal"/>
    </style:style>
    <style:style style:name="P90" style:family="paragraph" style:parent-style-name="Standard">
      <style:paragraph-properties fo:line-height="150%" fo:text-align="justify" style:justify-single-word="false"/>
      <style:text-properties officeooo:rsid="002fa52c" officeooo:paragraph-rsid="002fa52c"/>
    </style:style>
    <style:style style:name="P91" style:family="paragraph" style:parent-style-name="Standard">
      <style:paragraph-properties fo:line-height="150%" fo:text-align="justify" style:justify-single-word="false"/>
      <style:text-properties officeooo:rsid="00429a71" officeooo:paragraph-rsid="00429a71"/>
    </style:style>
    <style:style style:name="P92" style:family="paragraph" style:parent-style-name="Standard">
      <style:paragraph-properties fo:line-height="150%" fo:text-align="justify" style:justify-single-word="false"/>
      <style:text-properties officeooo:rsid="00355a4f" officeooo:paragraph-rsid="00462d89"/>
    </style:style>
    <style:style style:name="P93" style:family="paragraph" style:parent-style-name="Standard">
      <style:paragraph-properties fo:line-height="150%" fo:text-align="justify" style:justify-single-word="false"/>
      <style:text-properties fo:font-weight="bold" officeooo:rsid="00661165" officeooo:paragraph-rsid="00661165" style:font-weight-asian="bold" style:font-weight-complex="bold"/>
    </style:style>
    <style:style style:name="P94" style:family="paragraph" style:parent-style-name="Standard">
      <style:paragraph-properties fo:line-height="150%" fo:text-align="justify" style:justify-single-word="false"/>
      <style:text-properties fo:font-weight="bold" officeooo:rsid="00661165" officeooo:paragraph-rsid="00696479" style:font-weight-asian="bold" style:font-weight-complex="bold"/>
    </style:style>
    <style:style style:name="P95" style:family="paragraph" style:parent-style-name="Standard">
      <style:paragraph-properties fo:line-height="150%" fo:text-align="justify" style:justify-single-word="false"/>
      <style:text-properties fo:font-weight="bold" officeooo:rsid="00661165" officeooo:paragraph-rsid="006e4de4" style:font-weight-asian="bold" style:font-weight-complex="bold"/>
    </style:style>
    <style:style style:name="P96" style:family="paragraph" style:parent-style-name="Standard">
      <style:paragraph-properties fo:line-height="150%" fo:text-align="justify" style:justify-single-word="false"/>
      <style:text-properties fo:font-weight="bold" officeooo:rsid="006b9cd5" officeooo:paragraph-rsid="006b9cd5" style:font-weight-asian="bold" style:font-weight-complex="bold"/>
    </style:style>
    <style:style style:name="P97" style:family="paragraph" style:parent-style-name="Standard">
      <style:paragraph-properties fo:line-height="150%" fo:text-align="justify" style:justify-single-word="false"/>
      <style:text-properties fo:font-weight="bold" officeooo:rsid="00716951" officeooo:paragraph-rsid="00716951" style:font-weight-asian="bold" style:font-weight-complex="bold"/>
    </style:style>
    <style:style style:name="P98" style:family="paragraph" style:parent-style-name="Standard">
      <style:paragraph-properties fo:line-height="150%" fo:text-align="start" style:justify-single-word="false"/>
      <style:text-properties fo:font-weight="bold" officeooo:rsid="0074139b" officeooo:paragraph-rsid="0074139b" style:font-weight-asian="bold" style:font-weight-complex="bold"/>
    </style:style>
    <style:style style:name="P99" style:family="paragraph" style:parent-style-name="Standard">
      <style:paragraph-properties fo:line-height="150%" fo:text-align="start" style:justify-single-word="false"/>
      <style:text-properties fo:font-weight="bold" officeooo:rsid="007932c7" officeooo:paragraph-rsid="007932c7" style:font-weight-asian="bold" style:font-weight-complex="bold"/>
    </style:style>
    <style:style style:name="P100" style:family="paragraph" style:parent-style-name="Standard">
      <style:paragraph-properties fo:line-height="150%" fo:text-align="start" style:justify-single-word="false"/>
      <style:text-properties fo:font-weight="bold" officeooo:rsid="007ad713" officeooo:paragraph-rsid="007ad713" style:font-weight-asian="bold" style:font-weight-complex="bold"/>
    </style:style>
    <style:style style:name="P101" style:family="paragraph" style:parent-style-name="Standard">
      <style:paragraph-properties fo:line-height="150%" fo:text-align="start" style:justify-single-word="false"/>
      <style:text-properties fo:font-weight="bold" officeooo:rsid="007c121a" officeooo:paragraph-rsid="007c121a" style:font-weight-asian="bold" style:font-weight-complex="bold"/>
    </style:style>
    <style:style style:name="P102" style:family="paragraph" style:parent-style-name="Standard">
      <style:paragraph-properties fo:line-height="150%" fo:text-align="justify" style:justify-single-word="false"/>
      <style:text-properties officeooo:rsid="006f6a23" officeooo:paragraph-rsid="006f6a23"/>
    </style:style>
    <style:style style:name="P103" style:family="paragraph" style:parent-style-name="Standard">
      <style:paragraph-properties fo:line-height="150%" fo:text-align="justify" style:justify-single-word="false" fo:break-before="page"/>
      <style:text-properties style:font-name="Times New Roman" fo:font-size="12pt" officeooo:rsid="00271607" officeooo:paragraph-rsid="00271607" style:font-size-asian="12pt" style:font-size-complex="12pt"/>
    </style:style>
    <style:style style:name="P104" style:family="paragraph" style:parent-style-name="Standard">
      <style:paragraph-properties fo:line-height="150%" fo:text-align="justify" style:justify-single-word="false" fo:break-before="page"/>
      <style:text-properties style:font-name="Times New Roman" fo:font-size="12pt" officeooo:paragraph-rsid="00547c62"/>
    </style:style>
    <style:style style:name="P105" style:family="paragraph" style:parent-style-name="Standard">
      <style:paragraph-properties fo:line-height="150%" fo:text-align="justify" style:justify-single-word="false" fo:break-before="page"/>
      <style:text-properties style:font-name="Times New Roman" fo:font-size="12pt" officeooo:paragraph-rsid="005f0455"/>
    </style:style>
    <style:style style:name="P106" style:family="paragraph" style:parent-style-name="Standard">
      <style:paragraph-properties fo:line-height="150%" fo:text-align="justify" style:justify-single-word="false" fo:break-before="page"/>
      <style:text-properties style:font-name="Times New Roman" fo:font-size="12pt" officeooo:paragraph-rsid="0062e664"/>
    </style:style>
    <style:style style:name="P107" style:family="paragraph" style:parent-style-name="Standard">
      <style:paragraph-properties fo:line-height="150%" fo:text-align="justify" style:justify-single-word="false" fo:break-before="page"/>
      <style:text-properties style:text-position="0% 100%" style:font-name="Times New Roman" fo:font-size="12pt" fo:font-weight="normal" officeooo:rsid="0036e203" officeooo:paragraph-rsid="0036e203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line-height="150%" fo:text-align="justify" style:justify-single-word="false" fo:break-before="page"/>
      <style:text-properties officeooo:paragraph-rsid="0047919b"/>
    </style:style>
    <style:style style:name="P109" style:family="paragraph" style:parent-style-name="Standard">
      <style:paragraph-properties fo:line-height="150%" fo:text-align="justify" style:justify-single-word="false" fo:break-before="page"/>
      <style:text-properties officeooo:paragraph-rsid="0059ea68"/>
    </style:style>
    <style:style style:name="P110" style:family="paragraph" style:parent-style-name="Standard">
      <style:paragraph-properties fo:line-height="150%" fo:text-align="justify" style:justify-single-word="false" fo:break-before="page"/>
      <style:text-properties officeooo:paragraph-rsid="006f6a23"/>
    </style:style>
    <style:style style:name="P111" style:family="paragraph" style:parent-style-name="Standard">
      <style:paragraph-properties fo:line-height="150%" fo:text-align="justify" style:justify-single-word="false" fo:break-before="page"/>
      <style:text-properties officeooo:paragraph-rsid="00733a4b"/>
    </style:style>
    <style:style style:name="P112" style:family="paragraph" style:parent-style-name="Standard" style:master-page-name="">
      <loext:graphic-properties draw:fill="none"/>
      <style:paragraph-properties fo:margin-left="0cm" fo:margin-right="-0.4cm" fo:line-height="150%" fo:text-align="justify" style:justify-single-word="false" fo:text-indent="0cm" style:auto-text-indent="false" style:page-number="auto" fo:background-color="transparent"/>
      <style:text-properties fo:font-weight="bold" officeooo:rsid="00661165" officeooo:paragraph-rsid="00696479" style:font-weight-asian="bold" style:font-weight-complex="bold"/>
    </style:style>
    <style:style style:name="P113" style:family="paragraph" style:parent-style-name="Standard">
      <style:paragraph-properties fo:line-height="150%" fo:text-align="start" style:justify-single-word="false"/>
      <style:text-properties fo:font-weight="normal" officeooo:rsid="0074139b" officeooo:paragraph-rsid="0074139b" style:font-weight-asian="normal" style:font-weight-complex="normal"/>
    </style:style>
    <style:style style:name="T1" style:family="text">
      <style:text-properties officeooo:rsid="0022763b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officeooo:rsid="0022763b" style:font-size-asian="14pt" style:font-size-complex="14pt"/>
    </style:style>
    <style:style style:name="T4" style:family="text">
      <style:text-properties style:font-name="Times New Roman" fo:font-size="14pt" officeooo:rsid="0023dcd2" style:font-size-asian="14pt" style:font-size-complex="14pt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officeooo:rsid="00271607" style:font-size-asian="12pt" style:font-size-complex="12pt"/>
    </style:style>
    <style:style style:name="T7" style:family="text">
      <style:text-properties style:font-name="Times New Roman" fo:font-size="12pt" officeooo:rsid="006b9cd5" style:font-size-asian="12pt" style:font-size-complex="12pt"/>
    </style:style>
    <style:style style:name="T8" style:family="text">
      <style:text-properties style:font-name="Times New Roman" fo:font-size="12pt" officeooo:rsid="002bfb4d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Times New Roman" fo:font-size="12pt" fo:font-weight="normal" officeooo:rsid="00642b6b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font-weight="normal" officeooo:rsid="0066d9a9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2pt" fo:font-weight="normal" officeooo:rsid="006f6a23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15" style:family="text">
      <style:text-properties style:font-name="Times New Roman" fo:font-size="12pt" fo:font-style="normal" fo:font-weight="normal" officeooo:rsid="00733a4b" style:font-size-asian="12pt" style:font-style-asian="normal" style:font-weight-asian="normal" style:font-size-complex="12pt" style:font-weight-complex="normal"/>
    </style:style>
    <style:style style:name="T16" style:family="text">
      <style:text-properties style:font-name="Times New Roman" fo:font-weight="normal" style:font-size-asian="12pt" style:font-weight-asian="normal" style:font-size-complex="12pt" style:font-weight-complex="normal"/>
    </style:style>
    <style:style style:name="T17" style:family="text">
      <style:text-properties style:font-name="Times New Roman" style:font-size-asian="12pt" style:font-size-complex="12pt"/>
    </style:style>
    <style:style style:name="T18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9" style:family="text">
      <style:text-properties style:font-name="Liberation Mono" fo:font-size="11pt" fo:font-style="normal" fo:font-weight="normal" officeooo:rsid="003bbf3f" style:font-size-asian="11pt" style:font-style-asian="normal" style:font-weight-asian="normal" style:font-weight-complex="normal"/>
    </style:style>
    <style:style style:name="T20" style:family="text">
      <style:text-properties style:font-name="Liberation Mono" fo:font-size="11pt" fo:font-style="normal" style:font-size-asian="11pt" style:font-style-asian="normal"/>
    </style:style>
    <style:style style:name="T21" style:family="text">
      <style:text-properties officeooo:rsid="00250adb"/>
    </style:style>
    <style:style style:name="T22" style:family="text">
      <style:text-properties officeooo:rsid="002903bb"/>
    </style:style>
    <style:style style:name="T23" style:family="text">
      <style:text-properties style:text-position="super 58%" officeooo:rsid="00298805"/>
    </style:style>
    <style:style style:name="T24" style:family="text">
      <style:text-properties style:text-position="super 58%" style:font-name="Times New Roman" fo:font-size="12pt" style:font-size-asian="12pt" style:font-size-complex="12pt"/>
    </style:style>
    <style:style style:name="T25" style:family="text">
      <style:text-properties style:text-position="0% 100%" officeooo:rsid="00298805"/>
    </style:style>
    <style:style style:name="T26" style:family="text">
      <style:text-properties style:text-position="0% 100%" style:font-name="Times New Roman" fo:font-size="12pt" style:font-size-asian="12pt" style:font-size-complex="12pt"/>
    </style:style>
    <style:style style:name="T27" style:family="text">
      <style:text-properties style:text-position="0% 100%" style:font-name="Times New Roman" fo:font-size="12pt" officeooo:rsid="002e9499" style:font-size-asian="12pt" style:font-size-complex="12pt"/>
    </style:style>
    <style:style style:name="T28" style:family="text">
      <style:text-properties style:text-position="0% 100%" style:font-name="Times New Roman" fo:font-size="12pt" officeooo:rsid="002fa52c" style:font-size-asian="12pt" style:font-size-complex="12pt"/>
    </style:style>
    <style:style style:name="T29" style:family="text">
      <style:text-properties style:text-position="0% 100%" style:font-name="Times New Roman" fo:font-size="12pt" officeooo:rsid="002bfb4d" style:font-size-asian="12pt" style:font-size-complex="12pt"/>
    </style:style>
    <style:style style:name="T30" style:family="text">
      <style:text-properties style:text-position="0% 100%" style:font-name="Times New Roman" fo:font-size="12pt" officeooo:rsid="003135ea" style:font-size-asian="12pt" style:font-size-complex="12pt"/>
    </style:style>
    <style:style style:name="T31" style:family="text">
      <style:text-properties style:text-position="0% 100%" style:font-name="Times New Roman" fo:font-size="12pt" fo:font-style="italic" officeooo:rsid="003135ea" style:font-size-asian="12pt" style:font-style-asian="italic" style:font-size-complex="12pt" style:font-style-complex="italic"/>
    </style:style>
    <style:style style:name="T32" style:family="text">
      <style:text-properties style:text-position="0% 100%" style:font-name="Times New Roman" fo:font-size="12pt" fo:font-style="normal" officeooo:rsid="003135ea" style:font-size-asian="12pt" style:font-style-asian="normal" style:font-size-complex="12pt" style:font-style-complex="normal"/>
    </style:style>
    <style:style style:name="T33" style:family="text">
      <style:text-properties style:text-position="0% 100%" style:font-name="Times New Roman" fo:font-size="12pt" fo:font-weight="normal" style:font-size-asian="12pt" style:font-weight-asian="normal" style:font-size-complex="12pt" style:font-weight-complex="normal"/>
    </style:style>
    <style:style style:name="T34" style:family="text">
      <style:text-properties style:text-position="0% 100%" style:font-name="Times New Roman" fo:font-size="12pt" fo:font-weight="normal" officeooo:rsid="00416ddf" style:font-size-asian="12pt" style:font-weight-asian="normal" style:font-size-complex="12pt" style:font-weight-complex="normal"/>
    </style:style>
    <style:style style:name="T35" style:family="text">
      <style:text-properties style:text-position="0% 100%" style:font-name="Times New Roman" fo:font-size="12pt" fo:font-weight="normal" officeooo:rsid="00429a71" style:font-size-asian="12pt" style:font-weight-asian="normal" style:font-size-complex="12pt" style:font-weight-complex="normal"/>
    </style:style>
    <style:style style:name="T36" style:family="text">
      <style:text-properties style:text-position="0% 100%" style:font-name="Times New Roman" fo:font-size="12pt" fo:font-weight="normal" officeooo:rsid="00448b2a" style:font-size-asian="12pt" style:font-weight-asian="normal" style:font-size-complex="12pt" style:font-weight-complex="normal"/>
    </style:style>
    <style:style style:name="T37" style:family="text">
      <style:text-properties style:text-position="0% 100%" style:font-name="Times New Roman" fo:font-size="12pt" fo:font-weight="normal" officeooo:rsid="0059ea68" style:font-size-asian="12pt" style:font-weight-asian="normal" style:font-size-complex="12pt" style:font-weight-complex="normal"/>
    </style:style>
    <style:style style:name="T38" style:family="text">
      <style:text-properties style:text-position="0% 100%" style:font-name="Times New Roman" fo:font-size="12pt" fo:font-weight="normal" officeooo:rsid="005646b0" style:font-size-asian="12pt" style:font-weight-asian="normal" style:font-size-complex="12pt" style:font-weight-complex="normal"/>
    </style:style>
    <style:style style:name="T39" style:family="text">
      <style:text-properties style:text-position="0% 100%" style:font-name="Times New Roman" fo:font-size="12pt" fo:font-weight="normal" officeooo:rsid="00642b6b" style:font-size-asian="12pt" style:font-weight-asian="normal" style:font-size-complex="12pt" style:font-weight-complex="normal"/>
    </style:style>
    <style:style style:name="T40" style:family="text">
      <style:text-properties style:text-position="0% 100%" style:font-name="Times New Roman" fo:font-size="12pt" fo:font-weight="normal" officeooo:rsid="0062e664" style:font-size-asian="12pt" style:font-weight-asian="normal" style:font-size-complex="12pt" style:font-weight-complex="normal"/>
    </style:style>
    <style:style style:name="T41" style:family="text">
      <style:text-properties style:text-position="0% 100%" style:font-name="Times New Roman" fo:font-size="12pt" fo:font-weight="normal" officeooo:rsid="00696479" style:font-size-asian="12pt" style:font-weight-asian="normal" style:font-size-complex="12pt" style:font-weight-complex="normal"/>
    </style:style>
    <style:style style:name="T42" style:family="text">
      <style:text-properties style:text-position="0% 100%" style:font-name="Times New Roman" fo:font-size="12pt" fo:font-weight="normal" officeooo:rsid="006cbc9d" style:font-size-asian="12pt" style:font-weight-asian="normal" style:font-size-complex="12pt" style:font-weight-complex="normal"/>
    </style:style>
    <style:style style:name="T43" style:family="text">
      <style:text-properties style:text-position="0% 100%" style:font-name="Times New Roman" fo:font-size="12pt" fo:font-weight="normal" officeooo:rsid="006e4de4" style:font-size-asian="12pt" style:font-weight-asian="normal" style:font-size-complex="12pt" style:font-weight-complex="normal"/>
    </style:style>
    <style:style style:name="T44" style:family="text">
      <style:text-properties style:text-position="0% 100%" style:font-name="Times New Roman" fo:font-size="12pt" fo:font-weight="bold" officeooo:rsid="00448b2a" style:font-size-asian="12pt" style:font-weight-asian="bold" style:font-size-complex="12pt" style:font-weight-complex="bold"/>
    </style:style>
    <style:style style:name="T45" style:family="text">
      <style:text-properties style:text-position="0% 100%" fo:font-weight="normal" officeooo:rsid="00547c62" style:font-size-asian="12pt" style:font-weight-asian="normal" style:font-size-complex="12pt" style:font-weight-complex="normal"/>
    </style:style>
    <style:style style:name="T46" style:family="text">
      <style:text-properties style:text-position="0% 100%" fo:font-weight="normal" officeooo:rsid="004e9fc9" style:font-size-asian="12pt" style:font-weight-asian="normal" style:font-size-complex="12pt" style:font-weight-complex="normal"/>
    </style:style>
    <style:style style:name="T47" style:family="text">
      <style:text-properties style:text-position="0% 100%" fo:font-weight="normal" officeooo:rsid="0054cd8b" style:font-size-asian="12pt" style:font-weight-asian="normal" style:font-size-complex="12pt" style:font-weight-complex="normal"/>
    </style:style>
    <style:style style:name="T48" style:family="text">
      <style:text-properties style:text-position="0% 100%" fo:font-weight="normal" officeooo:rsid="0062e664" style:font-size-asian="12pt" style:font-weight-asian="normal" style:font-size-complex="12pt" style:font-weight-complex="normal"/>
    </style:style>
    <style:style style:name="T49" style:family="text">
      <style:text-properties style:text-position="0% 100%" fo:font-style="normal" fo:font-weight="normal" officeooo:rsid="005f0455" style:font-size-asian="12pt" style:font-style-asian="normal" style:font-weight-asian="normal" style:font-size-complex="12pt" style:font-weight-complex="normal"/>
    </style:style>
    <style:style style:name="T50" style:family="text">
      <style:text-properties style:text-position="0% 100%" fo:font-style="normal" fo:font-weight="normal" officeooo:rsid="005646b0" style:font-size-asian="12pt" style:font-style-asian="normal" style:font-weight-asian="normal" style:font-size-complex="12pt" style:font-weight-complex="normal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style="normal" style:font-style-asian="normal"/>
    </style:style>
    <style:style style:name="T53" style:family="text">
      <style:text-properties fo:font-style="normal" officeooo:rsid="00429a71" style:font-style-asian="normal"/>
    </style:style>
    <style:style style:name="T54" style:family="text">
      <style:text-properties fo:font-style="normal" officeooo:rsid="005646b0" style:font-style-asian="normal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617bd8" style:font-style-asian="normal" style:font-style-complex="normal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3135ea" style:font-weight-asian="normal" style:font-weight-complex="normal"/>
    </style:style>
    <style:style style:name="T59" style:family="text">
      <style:text-properties fo:font-weight="normal" officeooo:rsid="0036e203" style:font-weight-asian="normal" style:font-weight-complex="normal"/>
    </style:style>
    <style:style style:name="T60" style:family="text">
      <style:text-properties fo:font-weight="normal" officeooo:rsid="003a424b" style:font-weight-asian="normal" style:font-weight-complex="normal"/>
    </style:style>
    <style:style style:name="T61" style:family="text">
      <style:text-properties fo:font-weight="normal" officeooo:rsid="003bbf3f" style:font-weight-asian="normal" style:font-weight-complex="normal"/>
    </style:style>
    <style:style style:name="T62" style:family="text">
      <style:text-properties fo:font-weight="normal" officeooo:rsid="003c35af" style:font-weight-asian="normal" style:font-weight-complex="normal"/>
    </style:style>
    <style:style style:name="T63" style:family="text">
      <style:text-properties fo:font-weight="normal" officeooo:rsid="003c91e0" style:font-weight-asian="normal" style:font-weight-complex="normal"/>
    </style:style>
    <style:style style:name="T64" style:family="text">
      <style:text-properties fo:font-weight="normal" officeooo:rsid="003feff5" style:font-weight-asian="normal" style:font-weight-complex="normal"/>
    </style:style>
    <style:style style:name="T65" style:family="text">
      <style:text-properties fo:font-weight="normal" officeooo:rsid="00577e8f" style:font-weight-asian="normal" style:font-weight-complex="normal"/>
    </style:style>
    <style:style style:name="T66" style:family="text">
      <style:text-properties fo:font-weight="normal" officeooo:rsid="007ad713" style:font-weight-asian="normal" style:font-weight-complex="normal"/>
    </style:style>
    <style:style style:name="T67" style:family="text">
      <style:text-properties officeooo:rsid="004bec50"/>
    </style:style>
    <style:style style:name="T68" style:family="text">
      <style:text-properties fo:font-style="italic" style:font-style-asian="italic" style:font-style-complex="itali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ОБРНАУКИ РОССИИ</text:p>
      <text:p text:style-name="P7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7"/>
      <text:p text:style-name="P7">Интернет-институт</text:p>
      <text:p text:style-name="P1"/>
      <text:p text:style-name="P1"/>
      <text:p text:style-name="P1"/>
      <text:p text:style-name="P1">КОНТРОЛЬНАЯ РАБОТА</text:p>
      <text:p text:style-name="P2">по дисциплине</text:p>
      <text:p text:style-name="P2">«Математика»</text:p>
      <text:p text:style-name="P2">Семестр 1</text:p>
      <text:p text:style-name="P2"/>
      <text:p text:style-name="P2"/>
      <text:p text:style-name="P2">Вариант 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1">Выполнил: студент гр. </text:span>ИБ262521-ф</text:p>
      <text:p text:style-name="P3">Артемов Александр Евгеньевич</text:p>
      <text:p text:style-name="P40"><text:span text:style-name="T3">Проверил: </text:span><text:span text:style-name="T4">д.ф.-м.н., проф. Христич Д.В.</text:span></text:p>
      <text:p text:style-name="P5"/>
      <text:p text:style-name="P5"/>
      <text:p text:style-name="P5"/>
      <text:p text:style-name="P6">Тула 2022</text:p>
      <text:p text:style-name="P8"><text:soft-page-break/>1. Для определителя <draw:frame draw:style-name="fr1" draw:name="Объект1" text:anchor-type="as-char" svg:y="-1.196cm" svg:width="3.711cm" svg:height="2.18cm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text:s/>найти алгебраическое дополнение элемента <draw:frame draw:style-name="fr1" draw:name="Объект2" text:anchor-type="as-char" svg:y="-0.377cm" svg:width="0.69cm" svg:height="0.531cm" draw:z-index="0"><draw:object xlink:href="./Object 2" xlink:type="simple" xlink:show="embed" xlink:actuate="onLoad"/><draw:image xlink:href="./ObjectReplacements/Object 2" xlink:type="simple" xlink:show="embed" xlink:actuate="onLoad"/></draw:frame>.</text:p>
      <text:p text:style-name="P18">Решение: </text:p>
      <text:p text:style-name="P9"><text:span text:style-name="T21">Алгебраическое дополнение элемента </text:span><text:span text:style-name="T21"><draw:frame draw:style-name="fr1" draw:name="Объект3" text:anchor-type="as-char" svg:y="-0.377cm" svg:width="0.69cm" svg:height="0.531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1"><text:s/>- это определитель, получаемый вычеркиванием </text:span></text:p>
      <text:p text:style-name="P12">1-ой строки и 4-го столбца:</text:p>
      <text:p text:style-name="P10"><draw:frame draw:style-name="fr1" draw:name="Объект4" text:anchor-type="as-char" svg:y="-0.917cm" svg:width="2.84cm" svg:height="1.623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text:s/></text:p>
      <text:p text:style-name="P11">Считаем определитель методом треугольников:</text:p>
      <text:p text:style-name="P10"><text:span text:style-name="T21">detA = </text:span><text:span text:style-name="T21"><draw:frame draw:style-name="fr1" draw:name="Объект5" text:anchor-type="as-char" svg:y="-0.386cm" svg:width="10.987cm" svg:height="0.508cm" draw:z-index="3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1">Ответ: -84.</text:p>
      <text:p text:style-name="P8"/>
      <text:p text:style-name="P103">2. Найти матрицы <draw:frame draw:style-name="fr1" draw:name="Объект6" text:anchor-type="as-char" svg:y="-0.377cm" svg:width="1.065cm" svg:height="0.482cm" draw:z-index="23"><draw:object xlink:href="./Object 6" xlink:type="simple" xlink:show="embed" xlink:actuate="onLoad"/><draw:image xlink:href="./ObjectReplacements/Object 6" xlink:type="simple" xlink:show="embed" xlink:actuate="onLoad"/></draw:frame>, <draw:frame draw:style-name="fr1" draw:name="Объект7" text:anchor-type="as-char" svg:y="-0.377cm" svg:width="1.05cm" svg:height="0.482cm" draw:z-index="4"><draw:object xlink:href="./Object 7" xlink:type="simple" xlink:show="embed" xlink:actuate="onLoad"/><draw:image xlink:href="./ObjectReplacements/Object 7" xlink:type="simple" xlink:show="embed" xlink:actuate="onLoad"/><svg:desc>формула</svg:desc></draw:frame>, <draw:frame draw:style-name="fr1" draw:name="Объект8" text:anchor-type="as-char" svg:y="-0.437cm" svg:width="1.138cm" svg:height="0.542cm" draw:z-index="6"><draw:object xlink:href="./Object 8" xlink:type="simple" xlink:show="embed" xlink:actuate="onLoad"/><draw:image xlink:href="./ObjectReplacements/Object 8" xlink:type="simple" xlink:show="embed" xlink:actuate="onLoad"/></draw:frame><text:span text:style-name="T21">, </text:span>если <text:span text:style-name="T21"><text:s/></text:span><text:span text:style-name="T21"><draw:frame draw:style-name="fr1" draw:name="Объект9" text:anchor-type="as-char" svg:y="-0.917cm" svg:width="3.205cm" svg:height="1.623cm" draw:z-index="7"><draw:object xlink:href="./Object 9" xlink:type="simple" xlink:show="embed" xlink:actuate="onLoad"/><draw:image xlink:href="./ObjectReplacements/Object 9" xlink:type="simple" xlink:show="embed" xlink:actuate="onLoad"/></draw:frame></text:span><text:span text:style-name="T21">, </text:span><text:span text:style-name="T21"><draw:frame draw:style-name="fr1" draw:name="Объект10" text:anchor-type="as-char" svg:y="-0.917cm" svg:width="2.838cm" svg:height="1.623cm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21">.</text:span></text:p>
      <text:p text:style-name="P17">Решение:</text:p>
      <text:p text:style-name="P41"><draw:frame draw:style-name="fr1" draw:name="Объект11" text:anchor-type="as-char" svg:y="-0.917cm" svg:width="16.515cm" svg:height="1.623cm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41"><draw:frame draw:style-name="fr1" draw:name="Объект12" text:anchor-type="as-char" svg:y="-0.974cm" svg:width="15.406cm" svg:height="1.755cm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22">=</text:span></text:p>
      <text:p text:style-name="P13">= <draw:frame draw:style-name="fr1" draw:name="Объект13" text:anchor-type="as-char" svg:y="-0.917cm" svg:width="2.87cm" svg:height="1.623cm" draw:z-index="11"><draw:object xlink:href="./Object 13" xlink:type="simple" xlink:show="embed" xlink:actuate="onLoad"/><draw:image xlink:href="./ObjectReplacements/Object 13" xlink:type="simple" xlink:show="embed" xlink:actuate="onLoad"/></draw:frame></text:p>
      <text:p text:style-name="P43"><draw:frame draw:style-name="fr1" draw:name="Объект14" text:anchor-type="as-char" svg:y="-0.693cm" svg:width="2.526cm" svg:height="1.071cm" draw:z-index="12"><draw:object xlink:href="./Object 14" xlink:type="simple" xlink:show="embed" xlink:actuate="onLoad"/><draw:image xlink:href="./ObjectReplacements/Object 14" xlink:type="simple" xlink:show="embed" xlink:actuate="onLoad"/></draw:frame></text:p>
      <text:p text:style-name="P45"><draw:frame draw:style-name="fr1" draw:name="Объект15" text:anchor-type="as-char" svg:y="-0.386cm" svg:width="17.233cm" svg:height="0.508cm" draw:z-index="13"><draw:object xlink:href="./Object 15" xlink:type="simple" xlink:show="embed" xlink:actuate="onLoad"/><draw:image xlink:href="./ObjectReplacements/Object 15" xlink:type="simple" xlink:show="embed" xlink:actuate="onLoad"/></draw:frame></text:p>
      <text:p text:style-name="P44"><text:s/><text:span text:style-name="T23"><draw:frame draw:style-name="fr1" draw:name="Объект26" text:anchor-type="as-char" svg:y="-0.437cm" svg:width="0.716cm" svg:height="0.527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25"><text:s/>— матрица, где </text:span><text:span text:style-name="T25"><draw:frame draw:style-name="fr1" draw:name="Объект25" text:anchor-type="as-char" svg:y="-0.437cm" svg:width="2.79cm" svg:height="0.591cm" draw:z-index="28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p>
      <text:p text:style-name="P45"><draw:frame draw:style-name="fr1" draw:name="Объект16" text:anchor-type="as-char" svg:y="-0.437cm" svg:width="6.212cm" svg:height="0.591cm" draw:z-index="14"><draw:object xlink:href="./Object 16" xlink:type="simple" xlink:show="embed" xlink:actuate="onLoad"/><draw:image xlink:href="./ObjectReplacements/Object 16" xlink:type="simple" xlink:show="embed" xlink:actuate="onLoad"/></draw:frame></text:p>
      <text:p text:style-name="P45"><draw:frame draw:style-name="fr1" draw:name="Объект17" text:anchor-type="as-char" svg:y="-0.437cm" svg:width="6.519cm" svg:height="0.591cm" draw:z-index="15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45"><draw:frame draw:style-name="fr1" draw:name="Объект18" text:anchor-type="as-char" svg:y="-0.437cm" svg:width="5.54cm" svg:height="0.591cm" draw:z-index="16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45"><draw:frame draw:style-name="fr1" draw:name="Объект19" text:anchor-type="as-char" svg:y="-0.437cm" svg:width="6.541cm" svg:height="0.591cm" draw:z-index="17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45"><draw:frame draw:style-name="fr1" draw:name="Объект20" text:anchor-type="as-char" svg:y="-0.437cm" svg:width="6.41cm" svg:height="0.591cm" draw:z-index="18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45"><draw:frame draw:style-name="fr1" draw:name="Объект21" text:anchor-type="as-char" svg:y="-0.437cm" svg:width="5.533cm" svg:height="0.591cm" draw:z-index="19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45"><draw:frame draw:style-name="fr1" draw:name="Объект22" text:anchor-type="as-char" svg:y="-0.437cm" svg:width="6.195cm" svg:height="0.591cm" draw:z-index="20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45"><draw:frame draw:style-name="fr1" draw:name="Объект23" text:anchor-type="as-char" svg:y="-0.437cm" svg:width="6.197cm" svg:height="0.591cm" draw:z-index="21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45"><draw:frame draw:style-name="fr1" draw:name="Объект24" text:anchor-type="as-char" svg:y="-0.437cm" svg:width="5.196cm" svg:height="0.591cm" draw:z-index="22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45"><draw:frame draw:style-name="fr1" draw:name="Объект32" text:anchor-type="as-char" svg:y="-0.917cm" svg:width="3.951cm" svg:height="1.623cm" draw:z-index="29"><draw:object xlink:href="./Object 32" xlink:type="simple" xlink:show="embed" xlink:actuate="onLoad"/><draw:image xlink:href="./ObjectReplacements/Object 32" xlink:type="simple" xlink:show="embed" xlink:actuate="onLoad"/><svg:desc>формула</svg:desc></draw:frame><draw:frame draw:style-name="fr1" draw:name="Объект27" text:anchor-type="as-char" svg:y="-0.917cm" svg:width="4.501cm" svg:height="1.623cm" draw:z-index="30"><draw:object xlink:href="./Object 27" xlink:type="simple" xlink:show="embed" xlink:actuate="onLoad"/><draw:image xlink:href="./ObjectReplacements/Object 27" xlink:type="simple" xlink:show="embed" xlink:actuate="onLoad"/></draw:frame><text:s/><text:span text:style-name="T18"><draw:frame draw:style-name="fr1" draw:name="Объект28" text:anchor-type="as-char" svg:y="-0.917cm" svg:width="10.151cm" svg:height="1.623cm" draw:z-index="32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42"/>
      <text:p text:style-name="P15"><text:span text:style-name="T51">Ответ: </text:span><draw:frame draw:style-name="fr1" draw:name="Объект29" text:anchor-type="as-char" svg:y="-0.917cm" svg:width="3.764cm" svg:height="1.623cm" draw:z-index="25"><draw:object xlink:href="./Object 29" xlink:type="simple" xlink:show="embed" xlink:actuate="onLoad"/><draw:image xlink:href="./ObjectReplacements/Object 29" xlink:type="simple" xlink:show="embed" xlink:actuate="onLoad"/><svg:desc>формула</svg:desc></draw:frame>, <draw:frame draw:style-name="fr1" draw:name="Объект30" text:anchor-type="as-char" svg:y="-0.917cm" svg:width="4.053cm" svg:height="1.623cm" draw:z-index="26"><draw:object xlink:href="./Object 30" xlink:type="simple" xlink:show="embed" xlink:actuate="onLoad"/><draw:image xlink:href="./ObjectReplacements/Object 30" xlink:type="simple" xlink:show="embed" xlink:actuate="onLoad"/><svg:desc>формула</svg:desc></draw:frame>, <draw:frame draw:style-name="fr1" draw:name="Объект31" text:anchor-type="as-char" svg:y="-0.917cm" svg:width="5.868cm" svg:height="1.623cm" draw:z-index="27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28"><text:soft-page-break/><text:span text:style-name="T8">3. </text:span><text:bookmark text:name="page80R_mcid10"/><text:span text:style-name="T6">Проверить совместность системы уравнений и в случае совместности решить ее по правилу<text:line-break/>Крамера</text:span></text:p>
      <text:p text:style-name="P37"><text:span text:style-name="T6"><text:tab/></text:span><text:span text:style-name="T6"><draw:frame draw:style-name="fr1" draw:name="Объект33" text:anchor-type="as-char" svg:y="-0.944cm" svg:width="3.381cm" svg:height="1.797cm" draw:z-index="31"><draw:object xlink:href="./Object 33" xlink:type="simple" xlink:show="embed" xlink:actuate="onLoad"/><draw:image xlink:href="./ObjectReplacements/Object 33" xlink:type="simple" xlink:show="embed" xlink:actuate="onLoad"/></draw:frame></text:span><text:span text:style-name="T6"><text:tab/></text:span></text:p>
      <text:p text:style-name="P16">Решение:</text:p>
      <text:p text:style-name="P14">Ранг матрицы — количество ненулевых строк матрицы после преобразований.</text:p>
      <text:p text:style-name="P46"><text:span text:style-name="T5">СЛАУ совместна, если ранг матрицы коэффициентов уравнений равен рангу расширенной матрицы RgA = RgA</text:span><text:span text:style-name="T24">*</text:span><text:span text:style-name="T26">.</text:span></text:p>
      <text:p text:style-name="P47">Выполним преобразования над расширенной матрицей: <draw:frame draw:style-name="fr1" draw:name="Объект34" text:anchor-type="as-char" svg:y="-0.919cm" svg:width="2.829cm" svg:height="1.626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29"><text:span text:style-name="T27">Разделим 1-ую строку на 4: </text:span><text:span text:style-name="T27"><draw:frame draw:style-name="fr1" draw:name="Объект35" text:anchor-type="as-char" svg:y="-0.919cm" svg:width="3.321cm" svg:height="1.626cm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/text:p>
      <text:p text:style-name="P48">Вычтем из 2-ой строки 1-ую умноженную на 2, а из 3-ей вычтем 1-ую: <draw:frame draw:style-name="fr1" draw:name="Объект36" text:anchor-type="as-char" svg:y="-0.919cm" svg:width="3.447cm" svg:height="1.626cm" draw:z-index="35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<text:p text:style-name="P48">Разделим 2-ую строку на -1,5: <draw:frame draw:style-name="fr1" draw:name="Объект37" text:anchor-type="as-char" svg:y="-0.919cm" svg:width="3.341cm" svg:height="1.626cm" draw:z-index="36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<text:p text:style-name="P30"><text:span text:style-name="T27">Вычтем из </text:span><text:span text:style-name="T28">3</text:span><text:span text:style-name="T27">-</text:span><text:span text:style-name="T28">е</text:span><text:span text:style-name="T27">й строки </text:span><text:span text:style-name="T28">2</text:span><text:span text:style-name="T27">-ую умноженную на </text:span><text:span text:style-name="T28">0,75: </text:span><text:span text:style-name="T28"><draw:frame draw:style-name="fr1" draw:name="Объект38" text:anchor-type="as-char" svg:y="-0.919cm" svg:width="3.341cm" svg:height="1.626cm" draw:z-index="37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/text:p>
      <text:p text:style-name="P30"><text:span text:style-name="T28">Видно, что ненулевых строк в <text:s/></text:span><text:span text:style-name="T29">матриц</text:span><text:span text:style-name="T28">е</text:span><text:span text:style-name="T29"> коэффициентов </text:span><text:span text:style-name="T28">и <text:s/></text:span><text:span text:style-name="T29">расширенной матриц</text:span><text:span text:style-name="T28">е нет, значит, их ранги равны, соответственно СЛАУ совместна и имеет решения.</text:span></text:p>
      <text:p text:style-name="P30"><text:span text:style-name="T28">Метод Крамера: </text:span><text:span text:style-name="T28"><draw:frame draw:style-name="fr1" draw:name="Объект39" text:anchor-type="as-char" svg:y="-0.683cm" svg:width="1.305cm" svg:height="1.062cm" draw:z-index="38"><draw:object xlink:href="./Object 39" xlink:type="simple" xlink:show="embed" xlink:actuate="onLoad"/><draw:image xlink:href="./ObjectReplacements/Object 39" xlink:type="simple" xlink:show="embed" xlink:actuate="onLoad"/></draw:frame></text:span><text:span text:style-name="T28">, </text:span><text:span text:style-name="T30">где </text:span><draw:frame draw:style-name="fr1" draw:name="Объект40" text:anchor-type="as-char" svg:y="-0.377cm" svg:width="0.559cm" svg:height="0.531cm" draw:z-index="39"><draw:object xlink:href="./Object 40" xlink:type="simple" xlink:show="embed" xlink:actuate="onLoad"/><draw:image xlink:href="./ObjectReplacements/Object 40" xlink:type="simple" xlink:show="embed" xlink:actuate="onLoad"/></draw:frame><text:span text:style-name="T30">- определить, в котором </text:span><text:span text:style-name="T31">i</text:span><text:span text:style-name="T32">-ый столбец заменяется на вектор свободных элементов, </text:span><text:span text:style-name="T32"><draw:frame draw:style-name="fr1" draw:name="Объект41" text:anchor-type="as-char" svg:y="-0.377cm" svg:width="0.483cm" svg:height="0.467cm" draw:z-index="40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32">- определитель матрицы коэффициентов.</text:span></text:p>
      <text:p text:style-name="P83"><draw:frame draw:style-name="fr1" draw:name="Объект42" text:anchor-type="as-char" svg:y="-0.917cm" svg:width="14.702cm" svg:height="1.623cm" draw:z-index="41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83"><draw:frame draw:style-name="fr1" draw:name="Объект43" text:anchor-type="as-char" svg:y="-0.917cm" svg:width="15.663cm" svg:height="1.623cm" draw:z-index="42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49"><draw:frame draw:style-name="fr1" draw:name="Объект44" text:anchor-type="as-char" svg:y="-0.917cm" svg:width="13.744cm" svg:height="1.623cm" draw:z-index="43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P49"><text:soft-page-break/><draw:frame draw:style-name="fr1" draw:name="Объект45" text:anchor-type="as-char" svg:y="-0.917cm" svg:width="15.871cm" svg:height="1.623cm" draw:z-index="44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<text:p text:style-name="P90"><text:span text:style-name="T30"><draw:frame draw:style-name="fr1" draw:name="Объект46" text:anchor-type="as-char" svg:y="-0.683cm" svg:width="2.955cm" svg:height="1.062cm" draw:z-index="45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text:span text:style-name="T30">, </text:span><text:span text:style-name="T30"><draw:frame draw:style-name="fr1" draw:name="Объект47" text:anchor-type="as-char" svg:y="-0.683cm" svg:width="3.277cm" svg:height="1.062cm" draw:z-index="46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T30">, </text:span><text:span text:style-name="T30"><draw:frame draw:style-name="fr1" draw:name="Объект48" text:anchor-type="as-char" svg:y="-0.683cm" svg:width="3.203cm" svg:height="1.062cm" draw:z-index="47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/text:p>
      <text:p text:style-name="P47"/>
      <text:p text:style-name="P50">Ответ:<text:span text:style-name="T57"> СЛАУ совместна, </text:span><text:span text:style-name="T58"><draw:frame draw:style-name="fr1" draw:name="Объект49" text:anchor-type="as-char" svg:y="-0.377cm" svg:width="1.124cm" svg:height="0.531cm" draw:z-index="48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58">, </text:span><text:span text:style-name="T58"><draw:frame draw:style-name="fr1" draw:name="Объект50" text:anchor-type="as-char" svg:y="-0.377cm" svg:width="1.446cm" svg:height="0.531cm" draw:z-index="49"><draw:object xlink:href="./Object 50" xlink:type="simple" xlink:show="embed" xlink:actuate="onLoad"/><draw:image xlink:href="./ObjectReplacements/Object 50" xlink:type="simple" xlink:show="embed" xlink:actuate="onLoad"/><svg:desc>формула</svg:desc></draw:frame></text:span><text:span text:style-name="T58">, </text:span><draw:frame draw:style-name="fr1" draw:name="Объект51" text:anchor-type="as-char" svg:y="-0.377cm" svg:width="1.155cm" svg:height="0.531cm" draw:z-index="50"><draw:object xlink:href="./Object 51" xlink:type="simple" xlink:show="embed" xlink:actuate="onLoad"/><draw:image xlink:href="./ObjectReplacements/Object 51" xlink:type="simple" xlink:show="embed" xlink:actuate="onLoad"/><svg:desc>формула</svg:desc></draw:frame>.</text:p>
      <text:p text:style-name="P107">4. Доказать, что векторы <draw:frame draw:style-name="fr1" draw:name="Объект52" text:anchor-type="as-char" svg:y="-0.443cm" svg:width="1.296cm" svg:height="0.534cm" draw:z-index="51"><draw:object xlink:href="./Object 52" xlink:type="simple" xlink:show="embed" xlink:actuate="onLoad"/><draw:image xlink:href="./ObjectReplacements/Object 52" xlink:type="simple" xlink:show="embed" xlink:actuate="onLoad"/></draw:frame>образуют базис, и найти координаты вектора <draw:frame draw:style-name="fr1" draw:name="Объект53" text:anchor-type="as-char" svg:y="-0.443cm" svg:width="0.443cm" svg:height="0.534cm" draw:z-index="52"><draw:object xlink:href="./Object 53" xlink:type="simple" xlink:show="embed" xlink:actuate="onLoad"/><draw:image xlink:href="./ObjectReplacements/Object 53" xlink:type="simple" xlink:show="embed" xlink:actuate="onLoad"/><svg:desc>формула</svg:desc></draw:frame>в этом базисе: <draw:frame draw:style-name="fr1" draw:name="Объект54" text:anchor-type="as-char" svg:y="-0.377cm" svg:width="2.164cm" svg:height="0.492cm" draw:z-index="53"><draw:object xlink:href="./Object 54" xlink:type="simple" xlink:show="embed" xlink:actuate="onLoad"/><draw:image xlink:href="./ObjectReplacements/Object 54" xlink:type="simple" xlink:show="embed" xlink:actuate="onLoad"/></draw:frame>, <draw:frame draw:style-name="fr1" draw:name="Объект55" text:anchor-type="as-char" svg:y="-0.443cm" svg:width="2.477cm" svg:height="0.557cm" draw:z-index="54"><draw:object xlink:href="./Object 55" xlink:type="simple" xlink:show="embed" xlink:actuate="onLoad"/><draw:image xlink:href="./ObjectReplacements/Object 55" xlink:type="simple" xlink:show="embed" xlink:actuate="onLoad"/></draw:frame>, <draw:frame draw:style-name="fr1" draw:name="Объект56" text:anchor-type="as-char" svg:y="-0.377cm" svg:width="2.815cm" svg:height="0.492cm" draw:z-index="55"><draw:object xlink:href="./Object 56" xlink:type="simple" xlink:show="embed" xlink:actuate="onLoad"/><draw:image xlink:href="./ObjectReplacements/Object 56" xlink:type="simple" xlink:show="embed" xlink:actuate="onLoad"/></draw:frame>, <draw:frame draw:style-name="fr1" draw:name="Объект57" text:anchor-type="as-char" svg:y="-0.443cm" svg:width="2.916cm" svg:height="0.557cm" draw:z-index="56"><draw:object xlink:href="./Object 57" xlink:type="simple" xlink:show="embed" xlink:actuate="onLoad"/><draw:image xlink:href="./ObjectReplacements/Object 57" xlink:type="simple" xlink:show="embed" xlink:actuate="onLoad"/></draw:frame>.</text:p>
      <text:p text:style-name="P51">Решение:</text:p>
      <text:p text:style-name="P51"><text:span text:style-name="T60">Если </text:span><text:span text:style-name="T59">векторы </text:span><text:span text:style-name="T59"><draw:frame draw:style-name="fr1" draw:name="Объект58" text:anchor-type="as-char" svg:y="-0.443cm" svg:width="1.296cm" svg:height="0.534cm" draw:z-index="57"><draw:object xlink:href="./Object 58" xlink:type="simple" xlink:show="embed" xlink:actuate="onLoad"/><draw:image xlink:href="./ObjectReplacements/Object 58" xlink:type="simple" xlink:show="embed" xlink:actuate="onLoad"/><svg:desc>формула</svg:desc></draw:frame></text:span><text:span text:style-name="T59">образуют базис, </text:span><text:span text:style-name="T61">то </text:span><text:span text:style-name="T19"><draw:frame draw:style-name="fr1" draw:name="Объект59" text:anchor-type="as-char" svg:y="-0.917cm" svg:width="3.373cm" svg:height="1.623cm" draw:z-index="58"><draw:object xlink:href="./Object 59" xlink:type="simple" xlink:show="embed" xlink:actuate="onLoad"/><draw:image xlink:href="./ObjectReplacements/Object 59" xlink:type="simple" xlink:show="embed" xlink:actuate="onLoad"/></draw:frame></text:span></text:p>
      <text:p text:style-name="P89"><draw:frame draw:style-name="fr1" draw:name="Объект60" text:anchor-type="as-char" svg:y="-0.917cm" svg:width="17.641cm" svg:height="1.623cm" draw:z-index="59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52"><draw:frame draw:style-name="fr1" draw:name="Объект61" text:anchor-type="as-char" svg:y="-0.377cm" svg:width="1.228cm" svg:height="0.467cm" draw:z-index="60"><draw:object xlink:href="./Object 61" xlink:type="simple" xlink:show="embed" xlink:actuate="onLoad"/><draw:image xlink:href="./ObjectReplacements/Object 61" xlink:type="simple" xlink:show="embed" xlink:actuate="onLoad"/></draw:frame><text:span text:style-name="T57">, <text:s/></text:span><text:span text:style-name="T62">значит, </text:span><text:span text:style-name="T59">векторы </text:span><text:span text:style-name="T59"><draw:frame draw:style-name="fr1" draw:name="Объект62" text:anchor-type="as-char" svg:y="-0.443cm" svg:width="1.296cm" svg:height="0.534cm" draw:z-index="61"><draw:object xlink:href="./Object 62" xlink:type="simple" xlink:show="embed" xlink:actuate="onLoad"/><draw:image xlink:href="./ObjectReplacements/Object 62" xlink:type="simple" xlink:show="embed" xlink:actuate="onLoad"/><svg:desc>формула</svg:desc></draw:frame></text:span><text:span text:style-name="T59">образуют базис, </text:span><text:span text:style-name="T62">а </text:span><text:span text:style-name="T62"><draw:frame draw:style-name="fr1" draw:name="Объект63" text:anchor-type="as-char" svg:y="-0.443cm" svg:width="3.66cm" svg:height="0.596cm" draw:z-index="62"><draw:object xlink:href="./Object 63" xlink:type="simple" xlink:show="embed" xlink:actuate="onLoad"/><draw:image xlink:href="./ObjectReplacements/Object 63" xlink:type="simple" xlink:show="embed" xlink:actuate="onLoad"/></draw:frame></text:span><text:span text:style-name="T62">, </text:span><text:span text:style-name="T63">откуда</text:span></text:p>
      <text:p text:style-name="P74"><draw:frame draw:style-name="fr1" draw:name="Объект64" text:anchor-type="as-char" svg:y="-0.919cm" svg:width="6.306cm" svg:height="1.626cm" draw:z-index="63"><draw:object xlink:href="./Object 64" xlink:type="simple" xlink:show="embed" xlink:actuate="onLoad"/><draw:image xlink:href="./ObjectReplacements/Object 64" xlink:type="simple" xlink:show="embed" xlink:actuate="onLoad"/></draw:frame></text:p>
      <text:p text:style-name="P53"><text:span text:style-name="T62">С</text:span><text:span text:style-name="T57">оставим систему уравнений, </text:span><text:span text:style-name="T64">решив которую получим координаты </text:span><text:span text:style-name="T59">вектора </text:span><text:span text:style-name="T59"><draw:frame draw:style-name="fr1" draw:name="Объект66" text:anchor-type="as-char" svg:y="-0.443cm" svg:width="0.443cm" svg:height="0.534cm" draw:z-index="65"><draw:object xlink:href="./Object 66" xlink:type="simple" xlink:show="embed" xlink:actuate="onLoad"/><draw:image xlink:href="./ObjectReplacements/Object 66" xlink:type="simple" xlink:show="embed" xlink:actuate="onLoad"/><svg:desc>формула</svg:desc></draw:frame></text:span><text:span text:style-name="T64">в базисе векторов </text:span><text:span text:style-name="T64"><draw:frame draw:style-name="fr1" draw:name="Объект67" text:anchor-type="as-char" svg:y="-0.443cm" svg:width="1.296cm" svg:height="0.534cm" draw:z-index="66"><draw:object xlink:href="./Object 67" xlink:type="simple" xlink:show="embed" xlink:actuate="onLoad"/><draw:image xlink:href="./ObjectReplacements/Object 67" xlink:type="simple" xlink:show="embed" xlink:actuate="onLoad"/><svg:desc>формула</svg:desc></draw:frame></text:span><text:span text:style-name="T64">: </text:span></text:p>
      <text:p text:style-name="P75"><draw:frame draw:style-name="fr1" draw:name="Объект65" text:anchor-type="as-char" svg:y="-0.944cm" svg:width="4.092cm" svg:height="1.797cm" draw:z-index="64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<text:p text:style-name="P54"><text:span text:style-name="T57">Составим расширенную матрицу для решения по методу Гаусса: </text:span><text:span text:style-name="T57"><draw:frame draw:style-name="fr1" draw:name="Объект68" text:anchor-type="as-char" svg:y="-0.919cm" svg:width="3.761cm" svg:height="1.626cm" draw:z-index="67"><draw:object xlink:href="./Object 68" xlink:type="simple" xlink:show="embed" xlink:actuate="onLoad"/><draw:image xlink:href="./ObjectReplacements/Object 68" xlink:type="simple" xlink:show="embed" xlink:actuate="onLoad"/><svg:desc>формула</svg:desc></draw:frame></text:span></text:p>
      <text:p text:style-name="P54"><text:span text:style-name="T57">Поменяем 2-ую и 3-ью строки местами: </text:span><text:span text:style-name="T57"><draw:frame draw:style-name="fr1" draw:name="Объект69" text:anchor-type="as-char" svg:y="-0.919cm" svg:width="3.761cm" svg:height="1.626cm" draw:z-index="68"><draw:object xlink:href="./Object 69" xlink:type="simple" xlink:show="embed" xlink:actuate="onLoad"/><draw:image xlink:href="./ObjectReplacements/Object 69" xlink:type="simple" xlink:show="embed" xlink:actuate="onLoad"/><svg:desc>формула</svg:desc></draw:frame></text:span></text:p>
      <text:p text:style-name="P55"><text:span text:style-name="T57">Прибавим к 3-ей строке 2-ую строку умноженную на 1/3: </text:span><text:span text:style-name="T57"><draw:frame draw:style-name="fr1" draw:name="Объект70" text:anchor-type="as-char" svg:y="-0.919cm" svg:width="4.242cm" svg:height="1.626cm" draw:z-index="69"><draw:object xlink:href="./Object 70" xlink:type="simple" xlink:show="embed" xlink:actuate="onLoad"/><draw:image xlink:href="./ObjectReplacements/Object 70" xlink:type="simple" xlink:show="embed" xlink:actuate="onLoad"/><svg:desc>формула</svg:desc></draw:frame></text:span></text:p>
      <text:p text:style-name="P31"><text:span text:style-name="T34">Прибавим к </text:span><text:span text:style-name="T35">2</text:span><text:span text:style-name="T34">-</text:span><text:span text:style-name="T35">о</text:span><text:span text:style-name="T34">й строке </text:span><text:span text:style-name="T35">1</text:span><text:span text:style-name="T34">-ую строку умноженную на 1/</text:span><text:span text:style-name="T35">2</text:span><text:span text:style-name="T34">:</text:span><text:span text:style-name="T34"><draw:frame draw:style-name="fr1" draw:name="Объект71" text:anchor-type="as-char" svg:y="-0.919cm" svg:width="4.621cm" svg:height="1.626cm" draw:z-index="70"><draw:object xlink:href="./Object 71" xlink:type="simple" xlink:show="embed" xlink:actuate="onLoad"/><draw:image xlink:href="./ObjectReplacements/Object 71" xlink:type="simple" xlink:show="embed" xlink:actuate="onLoad"/><svg:desc>формула</svg:desc></draw:frame></text:span></text:p>
      <text:p text:style-name="P31"><text:span text:style-name="T34">Прибавим к 3-ей строке 2-ую строку умноженную на </text:span><text:span text:style-name="T35">14</text:span><text:span text:style-name="T34">/3:</text:span><text:span text:style-name="T34"><draw:frame draw:style-name="fr1" draw:name="Объект72" text:anchor-type="as-char" svg:y="-0.919cm" svg:width="4.533cm" svg:height="1.626cm" draw:z-index="71"><draw:object xlink:href="./Object 72" xlink:type="simple" xlink:show="embed" xlink:actuate="onLoad"/><draw:image xlink:href="./ObjectReplacements/Object 72" xlink:type="simple" xlink:show="embed" xlink:actuate="onLoad"/><svg:desc>формула</svg:desc></draw:frame></text:span></text:p>
      <text:p text:style-name="P91"><text:span text:style-name="T34">Р</text:span><text:span text:style-name="T33">азделим 1-ую строку на 6, 2-ую на -1/2, 3-</text:span><text:span text:style-name="T36">ью на 44/3:</text:span><text:span text:style-name="T36"><draw:frame draw:style-name="fr1" draw:name="Объект73" text:anchor-type="as-char" svg:y="-0.919cm" svg:width="4.089cm" svg:height="1.626cm" draw:z-index="72"><draw:object xlink:href="./Object 73" xlink:type="simple" xlink:show="embed" xlink:actuate="onLoad"/><draw:image xlink:href="./ObjectReplacements/Object 73" xlink:type="simple" xlink:show="embed" xlink:actuate="onLoad"/><svg:desc>формула</svg:desc></draw:frame></text:span><text:span text:style-name="T36">, откуда</text:span></text:p>
      <text:p text:style-name="P91"><text:span text:style-name="T36"><draw:frame draw:style-name="fr1" draw:name="Объект74" text:anchor-type="as-char" svg:y="-0.377cm" svg:width="1.485cm" svg:height="0.531cm" draw:z-index="73"><draw:object xlink:href="./Object 74" xlink:type="simple" xlink:show="embed" xlink:actuate="onLoad"/><draw:image xlink:href="./ObjectReplacements/Object 74" xlink:type="simple" xlink:show="embed" xlink:actuate="onLoad"/></draw:frame></text:span><text:span text:style-name="T36">, </text:span><text:span text:style-name="T36"><draw:frame draw:style-name="fr1" draw:name="Объект75" text:anchor-type="as-char" svg:y="-0.386cm" svg:width="3.739cm" svg:height="0.542cm" draw:z-index="74"><draw:object xlink:href="./Object 75" xlink:type="simple" xlink:show="embed" xlink:actuate="onLoad"/><draw:image xlink:href="./ObjectReplacements/Object 75" xlink:type="simple" xlink:show="embed" xlink:actuate="onLoad"/><svg:desc>формула</svg:desc></draw:frame></text:span><text:span text:style-name="T36">, </text:span><text:span text:style-name="T36"><draw:frame draw:style-name="fr1" draw:name="Объект76" text:anchor-type="as-char" svg:y="-0.386cm" svg:width="5.86cm" svg:height="0.542cm" draw:z-index="75"><draw:object xlink:href="./Object 76" xlink:type="simple" xlink:show="embed" xlink:actuate="onLoad"/><draw:image xlink:href="./ObjectReplacements/Object 76" xlink:type="simple" xlink:show="embed" xlink:actuate="onLoad"/><svg:desc>формула</svg:desc></draw:frame></text:span></text:p>
      <text:p text:style-name="P92"><text:span text:style-name="T44">Ответ:</text:span><text:span text:style-name="T36"> </text:span><text:span text:style-name="T36"><draw:frame draw:style-name="fr1" draw:name="Объект77" text:anchor-type="as-char" svg:y="-0.443cm" svg:width="2.787cm" svg:height="0.557cm" draw:z-index="76"><draw:object xlink:href="./Object 77" xlink:type="simple" xlink:show="embed" xlink:actuate="onLoad"/><draw:image xlink:href="./ObjectReplacements/Object 77" xlink:type="simple" xlink:show="embed" xlink:actuate="onLoad"/><svg:desc>формула</svg:desc></draw:frame></text:span></text:p>
      <text:p text:style-name="P108"><text:bookmark text:name="page3R_mcid28"/><text:span text:style-name="T36">5. </text:span><text:bookmark text:name="page80R_mcid19"/><text:span text:style-name="T35">Вершины пирамиды находятся в точках А(−4,−7,−3), В(−4,−5,7), С(2,−3,3),</text:span><text:bookmark text:name="page80R_mcid20"/><text:span text:style-name="T35"> D</text:span><text:bookmark text:name="page80R_mcid21"/><text:span text:style-name="T35">(3,2,1). Найти</text:span><text:bookmark text:name="page80R_mcid22"/><text:span text:style-name="T35"><text:line-break/>объем пирамиды и длину высоты, опущенной из вершины</text:span><text:bookmark text:name="page80R_mcid23"/><text:span text:style-name="T35"> А</text:span><text:bookmark text:name="page80R_mcid24"/><text:span text:style-name="T35">.</text:span></text:p>
      <text:p text:style-name="P60">Решение:</text:p>
      <text:p text:style-name="P76"><draw:frame draw:style-name="fr1" draw:name="Объект78" text:anchor-type="as-char" svg:y="-0.619cm" svg:width="3.134cm" svg:height="0.998cm" draw:z-index="77"><draw:object xlink:href="./Object 78" xlink:type="simple" xlink:show="embed" xlink:actuate="onLoad"/><draw:image xlink:href="./ObjectReplacements/Object 78" xlink:type="simple" xlink:show="embed" xlink:actuate="onLoad"/></draw:frame></text:p>
      <text:p text:style-name="P65">Найдем <text:span text:style-name="T20"><draw:frame draw:style-name="fr1" draw:name="Объект79" text:anchor-type="as-char" svg:y="-0.619cm" svg:width="3.508cm" svg:height="0.998cm" draw:z-index="78"><draw:object xlink:href="./Object 79" xlink:type="simple" xlink:show="embed" xlink:actuate="onLoad"/><draw:image xlink:href="./ObjectReplacements/Object 79" xlink:type="simple" xlink:show="embed" xlink:actuate="onLoad"/></draw:frame></text:span><text:span text:style-name="T53">, где </text:span></text:p>
      <text:p text:style-name="P65"><text:span text:style-name="T53"><draw:frame draw:style-name="fr1" draw:name="Объект80" text:anchor-type="as-char" svg:y="-0.429cm" svg:width="6.465cm" svg:height="0.543cm" draw:z-index="79"><draw:object xlink:href="./Object 80" xlink:type="simple" xlink:show="embed" xlink:actuate="onLoad"/><draw:image xlink:href="./ObjectReplacements/Object 80" xlink:type="simple" xlink:show="embed" xlink:actuate="onLoad"/><svg:desc>формула</svg:desc></draw:frame></text:span><text:span text:style-name="T53">, </text:span><text:span text:style-name="T53"><draw:frame draw:style-name="fr1" draw:name="Объект81" text:anchor-type="as-char" svg:y="-0.427cm" svg:width="6.147cm" svg:height="0.542cm" draw:z-index="80"><draw:object xlink:href="./Object 81" xlink:type="simple" xlink:show="embed" xlink:actuate="onLoad"/><draw:image xlink:href="./ObjectReplacements/Object 81" xlink:type="simple" xlink:show="embed" xlink:actuate="onLoad"/><svg:desc>формула</svg:desc></draw:frame></text:span></text:p>
      <text:p text:style-name="P65"><draw:frame draw:style-name="fr1" draw:name="Объект82" text:anchor-type="as-char" svg:y="-0.917cm" svg:width="16.572cm" svg:height="1.623cm" draw:z-index="81"><draw:object xlink:href="./Object 82" xlink:type="simple" xlink:show="embed" xlink:actuate="onLoad"/><draw:image xlink:href="./ObjectReplacements/Object 82" xlink:type="simple" xlink:show="embed" xlink:actuate="onLoad"/></draw:frame><text:span text:style-name="T67">= </text:span></text:p>
      <text:p text:style-name="P66">= <draw:frame draw:style-name="fr1" draw:name="Объект83" text:anchor-type="as-char" svg:y="-0.377cm" svg:width="2.009cm" svg:height="0.492cm" draw:z-index="82"><draw:object xlink:href="./Object 83" xlink:type="simple" xlink:show="embed" xlink:actuate="onLoad"/><draw:image xlink:href="./ObjectReplacements/Object 83" xlink:type="simple" xlink:show="embed" xlink:actuate="onLoad"/></draw:frame></text:p>
      <text:p text:style-name="P66"><draw:frame draw:style-name="fr1" draw:name="Объект84" text:anchor-type="as-char" svg:y="-0.721cm" svg:width="8.259cm" svg:height="1.101cm" draw:z-index="83"><draw:object xlink:href="./Object 84" xlink:type="simple" xlink:show="embed" xlink:actuate="onLoad"/><draw:image xlink:href="./ObjectReplacements/Object 84" xlink:type="simple" xlink:show="embed" xlink:actuate="onLoad"/><svg:desc>формула</svg:desc></draw:frame>.</text:p>
      <text:p text:style-name="P67">Пусть точки B, C, D образуют плоскость, тогда расстояние от точки А до данной плоскости — высота из вершины А пирамиды ABCD. Найдем уравнение плоскости:</text:p>
      <text:p text:style-name="P67"><draw:frame draw:style-name="fr1" draw:name="Объект85" text:anchor-type="as-char" svg:y="-0.917cm" svg:width="17.14cm" svg:height="1.623cm" draw:z-index="84"><draw:object xlink:href="./Object 85" xlink:type="simple" xlink:show="embed" xlink:actuate="onLoad"/><draw:image xlink:href="./ObjectReplacements/Object 85" xlink:type="simple" xlink:show="embed" xlink:actuate="onLoad"/></draw:frame></text:p>
      <text:p text:style-name="P68">Расстояние от точки до плоскости: <draw:frame draw:style-name="fr1" draw:name="Объект86" text:anchor-type="as-char" svg:y="-0.683cm" svg:width="4.108cm" svg:height="1.162cm" draw:z-index="85"><draw:object xlink:href="./Object 86" xlink:type="simple" xlink:show="embed" xlink:actuate="onLoad"/><draw:image xlink:href="./ObjectReplacements/Object 86" xlink:type="simple" xlink:show="embed" xlink:actuate="onLoad"/></draw:frame></text:p>
      <text:p text:style-name="P70"><draw:frame draw:style-name="fr1" draw:name="Объект87" text:anchor-type="as-char" svg:y="-0.66cm" svg:width="12.681cm" svg:height="1.139cm" draw:z-index="86"><draw:object xlink:href="./Object 87" xlink:type="simple" xlink:show="embed" xlink:actuate="onLoad"/><draw:image xlink:href="./ObjectReplacements/Object 87" xlink:type="simple" xlink:show="embed" xlink:actuate="onLoad"/></draw:frame></text:p>
      <text:p text:style-name="P70"><text:s/><draw:frame draw:style-name="fr1" draw:name="Объект88" text:anchor-type="as-char" svg:y="-0.619cm" svg:width="4.937cm" svg:height="1.034cm" draw:z-index="87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<text:p text:style-name="P56">Ответ: <draw:frame draw:style-name="fr1" draw:name="Объект89" text:anchor-type="as-char" svg:y="-0.619cm" svg:width="2.293cm" svg:height="0.998cm" draw:z-index="88"><draw:object xlink:href="./Object 89" xlink:type="simple" xlink:show="embed" xlink:actuate="onLoad"/><draw:image xlink:href="./ObjectReplacements/Object 89" xlink:type="simple" xlink:show="embed" xlink:actuate="onLoad"/></draw:frame>, <draw:frame draw:style-name="fr1" draw:name="Объект90" text:anchor-type="as-char" svg:y="-0.619cm" svg:width="1.547cm" svg:height="1.034cm" draw:z-index="89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<text:p text:style-name="P104"><text:span text:style-name="T45">6. </text:span><text:bookmark text:name="page80R_mcid26"/><text:span text:style-name="T46">Найти расстояние от точки</text:span><text:bookmark text:name="page80R_mcid27"/><text:span text:style-name="T46"> </text:span><text:span text:style-name="T46"><draw:frame draw:style-name="fr1" draw:name="Объект91" text:anchor-type="as-char" svg:y="-0.377cm" svg:width="0.751cm" svg:height="0.531cm" draw:z-index="90"><draw:object xlink:href="./Object 91" xlink:type="simple" xlink:show="embed" xlink:actuate="onLoad"/><draw:image xlink:href="./ObjectReplacements/Object 91" xlink:type="simple" xlink:show="embed" xlink:actuate="onLoad"/></draw:frame></text:span><text:bookmark text:name="page80R_mcid30"/><text:span text:style-name="T46">до плоскости, проходящей через точки </text:span><text:span text:style-name="T46"><draw:frame draw:style-name="fr1" draw:name="Объект92" text:anchor-type="as-char" svg:y="-0.377cm" svg:width="2.404cm" svg:height="0.531cm" draw:z-index="91"><draw:object xlink:href="./Object 92" xlink:type="simple" xlink:show="embed" xlink:actuate="onLoad"/><draw:image xlink:href="./ObjectReplacements/Object 92" xlink:type="simple" xlink:show="embed" xlink:actuate="onLoad"/><svg:desc>формула</svg:desc></draw:frame></text:span><text:span text:style-name="T46">, </text:span><text:span text:style-name="T47">если </text:span><draw:frame draw:style-name="fr1" draw:name="Объект93" text:anchor-type="as-char" svg:y="-0.386cm" svg:width="11.566cm" svg:height="0.542cm" draw:z-index="92"><draw:object xlink:href="./Object 93" xlink:type="simple" xlink:show="embed" xlink:actuate="onLoad"/><draw:image xlink:href="./ObjectReplacements/Object 93" xlink:type="simple" xlink:show="embed" xlink:actuate="onLoad"/><svg:desc>формула</svg:desc></draw:frame>.</text:p>
      <text:p text:style-name="P61">Решение:</text:p>
      <text:p text:style-name="P57"><text:span text:style-name="T57">Найдем уравнение плоскости, проходящей через точки </text:span><text:span text:style-name="T57"><draw:frame draw:style-name="fr1" draw:name="Объект94" text:anchor-type="as-char" svg:y="-0.377cm" svg:width="2.404cm" svg:height="0.531cm" draw:z-index="93"><draw:object xlink:href="./Object 94" xlink:type="simple" xlink:show="embed" xlink:actuate="onLoad"/><draw:image xlink:href="./ObjectReplacements/Object 94" xlink:type="simple" xlink:show="embed" xlink:actuate="onLoad"/><svg:desc>формула</svg:desc></draw:frame></text:span><text:span text:style-name="T57">:</text:span></text:p>
      <text:p text:style-name="P57"><text:span text:style-name="T57"><draw:frame draw:style-name="fr1" draw:name="Объект95" text:anchor-type="as-char" svg:y="-0.917cm" svg:width="8.043cm" svg:height="1.623cm" draw:z-index="94"><draw:object xlink:href="./Object 95" xlink:type="simple" xlink:show="embed" xlink:actuate="onLoad"/><draw:image xlink:href="./ObjectReplacements/Object 95" xlink:type="simple" xlink:show="embed" xlink:actuate="onLoad"/><svg:desc>формула</svg:desc></draw:frame></text:span><text:span text:style-name="T65">=</text:span></text:p>
      <text:p text:style-name="P58"><text:span text:style-name="T57">= </text:span><text:span text:style-name="T57"><draw:frame draw:style-name="fr1" draw:name="Объект96" text:anchor-type="as-char" svg:y="-0.386cm" svg:width="15.665cm" svg:height="0.508cm" draw:z-index="95"><draw:object xlink:href="./Object 96" xlink:type="simple" xlink:show="embed" xlink:actuate="onLoad"/><draw:image xlink:href="./ObjectReplacements/Object 96" xlink:type="simple" xlink:show="embed" xlink:actuate="onLoad"/></draw:frame></text:span></text:p>
      <text:p text:style-name="P69">Расстояние от точки до плоскости: <draw:frame draw:style-name="fr1" draw:name="Объект97" text:anchor-type="as-char" svg:y="-0.683cm" svg:width="4.108cm" svg:height="1.162cm" draw:z-index="96"><draw:object xlink:href="./Object 97" xlink:type="simple" xlink:show="embed" xlink:actuate="onLoad"/><draw:image xlink:href="./ObjectReplacements/Object 97" xlink:type="simple" xlink:show="embed" xlink:actuate="onLoad"/><svg:desc>формула</svg:desc></draw:frame></text:p>
      <text:p text:style-name="P69"><draw:frame draw:style-name="fr1" draw:name="Объект98" text:anchor-type="as-char" svg:y="-0.66cm" svg:width="12.192cm" svg:height="1.171cm" draw:z-index="97"><draw:object xlink:href="./Object 98" xlink:type="simple" xlink:show="embed" xlink:actuate="onLoad"/><draw:image xlink:href="./ObjectReplacements/Object 98" xlink:type="simple" xlink:show="embed" xlink:actuate="onLoad"/><svg:desc>формула</svg:desc></draw:frame></text:p>
      <text:p text:style-name="P59">Ответ: <draw:frame draw:style-name="fr1" draw:name="Объект99" text:anchor-type="as-char" svg:y="-0.619cm" svg:width="1.235cm" svg:height="1.034cm" draw:z-index="98"><draw:object xlink:href="./Object 99" xlink:type="simple" xlink:show="embed" xlink:actuate="onLoad"/><draw:image xlink:href="./ObjectReplacements/Object 99" xlink:type="simple" xlink:show="embed" xlink:actuate="onLoad"/><svg:desc>формула</svg:desc></draw:frame><text:span text:style-name="T57">.</text:span></text:p>
      <text:p text:style-name="P109"><text:span text:style-name="T37">7. </text:span><text:bookmark text:name="page80R_mcid44"/><text:span text:style-name="T38">Написать канонические уравнения прямой</text:span></text:p>
      <text:p text:style-name="P77"><text:bookmark text:name="page80R_mcid45"/><draw:frame draw:style-name="fr1" draw:name="Объект100" text:anchor-type="as-char" svg:y="-0.601cm" svg:width="3.381cm" svg:height="1.053cm" draw:z-index="99"><draw:object xlink:href="./Object 100" xlink:type="simple" xlink:show="embed" xlink:actuate="onLoad"/><draw:image xlink:href="./ObjectReplacements/Object 100" xlink:type="simple" xlink:show="embed" xlink:actuate="onLoad"/><svg:desc>формула</svg:desc></draw:frame></text:p>
      <text:p text:style-name="P62">Решение:</text:p>
      <text:p text:style-name="P71">Получим нормали плоскостей: <draw:frame draw:style-name="fr1" draw:name="Объект101" text:anchor-type="as-char" svg:y="-0.386cm" svg:width="2.413cm" svg:height="0.542cm" draw:z-index="100"><draw:object xlink:href="./Object 101" xlink:type="simple" xlink:show="embed" xlink:actuate="onLoad"/><draw:image xlink:href="./ObjectReplacements/Object 101" xlink:type="simple" xlink:show="embed" xlink:actuate="onLoad"/></draw:frame><text:span text:style-name="T20"><draw:frame draw:style-name="fr1" draw:name="Объект102" text:anchor-type="as-char" svg:y="-0.386cm" svg:width="2.725cm" svg:height="0.542cm" draw:z-index="101"><draw:object xlink:href="./Object 102" xlink:type="simple" xlink:show="embed" xlink:actuate="onLoad"/><draw:image xlink:href="./ObjectReplacements/Object 102" xlink:type="simple" xlink:show="embed" xlink:actuate="onLoad"/></draw:frame></text:span></text:p>
      <text:p text:style-name="P84">Найдем направляющий вектор прямой:</text:p>
      <text:p text:style-name="P84"><draw:frame draw:style-name="fr1" draw:name="Объект103" text:anchor-type="as-char" svg:y="-0.917cm" svg:width="12.093cm" svg:height="1.623cm" draw:z-index="102"><draw:object xlink:href="./Object 103" xlink:type="simple" xlink:show="embed" xlink:actuate="onLoad"/><draw:image xlink:href="./ObjectReplacements/Object 103" xlink:type="simple" xlink:show="embed" xlink:actuate="onLoad"/></draw:frame></text:p>
      <text:p text:style-name="P72"><text:span text:style-name="T52">Найдем точку </text:span><text:span text:style-name="T52"><draw:frame draw:style-name="fr1" draw:name="Объект106" text:anchor-type="as-char" svg:y="-0.377cm" svg:width="0.751cm" svg:height="0.531cm" draw:z-index="105"><draw:object xlink:href="./Object 106" xlink:type="simple" xlink:show="embed" xlink:actuate="onLoad"/><draw:image xlink:href="./ObjectReplacements/Object 106" xlink:type="simple" xlink:show="embed" xlink:actuate="onLoad"/></draw:frame></text:span><text:span text:style-name="T52">, лежащую на искомой прямой:</text:span></text:p>
      <text:p text:style-name="P72"><text:span text:style-name="T52">пусть z = 0, тогда </text:span><text:span text:style-name="T52"><draw:frame draw:style-name="fr1" draw:name="Объект104" text:anchor-type="as-char" svg:y="-0.601cm" svg:width="2.826cm" svg:height="1.053cm" draw:z-index="103"><draw:object xlink:href="./Object 104" xlink:type="simple" xlink:show="embed" xlink:actuate="onLoad"/><draw:image xlink:href="./ObjectReplacements/Object 104" xlink:type="simple" xlink:show="embed" xlink:actuate="onLoad"/><svg:desc>формула</svg:desc></draw:frame></text:span><text:span text:style-name="T52">. Вычтем из 1-го 2-ое уравнение, тогда </text:span><text:span text:style-name="T52"><draw:frame draw:style-name="fr1" draw:name="Объект105" text:anchor-type="as-char" svg:y="-0.601cm" svg:width="1.496cm" svg:height="1.053cm" draw:z-index="104"><draw:object xlink:href="./Object 105" xlink:type="simple" xlink:show="embed" xlink:actuate="onLoad"/><draw:image xlink:href="./ObjectReplacements/Object 105" xlink:type="simple" xlink:show="embed" xlink:actuate="onLoad"/><svg:desc>формула</svg:desc></draw:frame></text:span><text:span text:style-name="T52">.</text:span></text:p>
      <text:p text:style-name="P73"><text:span text:style-name="T52">Значит, </text:span><text:span text:style-name="T52"><draw:frame draw:style-name="fr1" draw:name="Объект107" text:anchor-type="as-char" svg:y="-0.377cm" svg:width="0.751cm" svg:height="0.531cm" draw:z-index="106"><draw:object xlink:href="./Object 107" xlink:type="simple" xlink:show="embed" xlink:actuate="onLoad"/><draw:image xlink:href="./ObjectReplacements/Object 107" xlink:type="simple" xlink:show="embed" xlink:actuate="onLoad"/><svg:desc>формула</svg:desc></draw:frame></text:span><text:span text:style-name="T52">имеет координаты </text:span><text:span text:style-name="T52"><draw:frame draw:style-name="fr1" draw:name="Объект108" text:anchor-type="as-char" svg:y="-0.377cm" svg:width="1.857cm" svg:height="0.492cm" draw:z-index="107"><draw:object xlink:href="./Object 108" xlink:type="simple" xlink:show="embed" xlink:actuate="onLoad"/><draw:image xlink:href="./ObjectReplacements/Object 108" xlink:type="simple" xlink:show="embed" xlink:actuate="onLoad"/></draw:frame></text:span><text:span text:style-name="T52">.</text:span></text:p>
      <text:p text:style-name="P85">Получаем каноническое уравнение прямой:</text:p>
      <text:p text:style-name="P85"><draw:frame draw:style-name="fr1" draw:name="Объект109" text:anchor-type="as-char" svg:y="-0.619cm" svg:width="2.706cm" svg:height="0.998cm" draw:z-index="108"><draw:object xlink:href="./Object 109" xlink:type="simple" xlink:show="embed" xlink:actuate="onLoad"/><draw:image xlink:href="./ObjectReplacements/Object 109" xlink:type="simple" xlink:show="embed" xlink:actuate="onLoad"/></draw:frame></text:p>
      <text:p text:style-name="P63"><text:span text:style-name="T52">Ответ: </text:span><text:span text:style-name="T52"><draw:frame draw:style-name="fr1" draw:name="Объект110" text:anchor-type="as-char" svg:y="-0.619cm" svg:width="2.706cm" svg:height="0.998cm" draw:z-index="109"><draw:object xlink:href="./Object 110" xlink:type="simple" xlink:show="embed" xlink:actuate="onLoad"/><draw:image xlink:href="./ObjectReplacements/Object 110" xlink:type="simple" xlink:show="embed" xlink:actuate="onLoad"/><svg:desc>формула</svg:desc></draw:frame></text:span></text:p>
      <text:p text:style-name="P105"><text:span text:style-name="T49">8. </text:span><text:bookmark text:name="page80R_mcid47"/><text:span text:style-name="T50">Найти точку пересечения прямой, заданной каноническими уравнениями, и плоскости:</text:span></text:p>
      <text:p text:style-name="P25"><text:span text:style-name="T50"><draw:frame draw:style-name="fr1" draw:name="Объект111" text:anchor-type="as-char" svg:y="-0.619cm" svg:width="3.447cm" svg:height="0.998cm" draw:z-index="110"><draw:object xlink:href="./Object 111" xlink:type="simple" xlink:show="embed" xlink:actuate="onLoad"/><draw:image xlink:href="./ObjectReplacements/Object 111" xlink:type="simple" xlink:show="embed" xlink:actuate="onLoad"/><svg:desc>формула</svg:desc></draw:frame></text:span><text:span text:style-name="T50">, </text:span><text:span text:style-name="T50"><draw:frame draw:style-name="fr1" draw:name="Объект112" text:anchor-type="as-char" svg:y="-0.377cm" svg:width="3.651cm" svg:height="0.467cm" draw:z-index="111"><draw:object xlink:href="./Object 112" xlink:type="simple" xlink:show="embed" xlink:actuate="onLoad"/><draw:image xlink:href="./ObjectReplacements/Object 112" xlink:type="simple" xlink:show="embed" xlink:actuate="onLoad"/></draw:frame></text:span></text:p>
      <text:p text:style-name="P88">Решение:</text:p>
      <text:p text:style-name="P78"><text:span text:style-name="T54">З</text:span><text:span text:style-name="T52">апишем уравнение прямой параметрически:</text:span></text:p>
      <text:p text:style-name="P86"><draw:frame draw:style-name="fr1" draw:name="Объект113" text:anchor-type="as-char" svg:y="-0.871cm" svg:width="2.223cm" svg:height="1.591cm" draw:z-index="112"><draw:object xlink:href="./Object 113" xlink:type="simple" xlink:show="embed" xlink:actuate="onLoad"/><draw:image xlink:href="./ObjectReplacements/Object 113" xlink:type="simple" xlink:show="embed" xlink:actuate="onLoad"/><svg:desc>формула</svg:desc></draw:frame></text:p>
      <text:p text:style-name="P79"><text:span text:style-name="T52">Подставим </text:span><text:span text:style-name="T68">x, y, z</text:span><text:span text:style-name="T55"> в уравнение плоскости:</text:span></text:p>
      <text:p text:style-name="P87"><draw:frame draw:style-name="fr1" draw:name="Объект114" text:anchor-type="as-char" svg:y="-0.386cm" svg:width="7.207cm" svg:height="0.508cm" draw:z-index="113"><draw:object xlink:href="./Object 114" xlink:type="simple" xlink:show="embed" xlink:actuate="onLoad"/><draw:image xlink:href="./ObjectReplacements/Object 114" xlink:type="simple" xlink:show="embed" xlink:actuate="onLoad"/></draw:frame></text:p>
      <text:p text:style-name="P87"><draw:frame draw:style-name="fr1" draw:name="Объект115" text:anchor-type="as-char" svg:y="-0.377cm" svg:width="5.687cm" svg:height="0.467cm" draw:z-index="114"><draw:object xlink:href="./Object 115" xlink:type="simple" xlink:show="embed" xlink:actuate="onLoad"/><draw:image xlink:href="./ObjectReplacements/Object 115" xlink:type="simple" xlink:show="embed" xlink:actuate="onLoad"/><svg:desc>формула</svg:desc></draw:frame></text:p>
      <text:p text:style-name="P79"><text:span text:style-name="T55"><draw:frame draw:style-name="fr1" draw:name="Объект116" text:anchor-type="as-char" svg:y="-0.377cm" svg:width="2.168cm" svg:height="0.467cm" draw:z-index="115"><draw:object xlink:href="./Object 116" xlink:type="simple" xlink:show="embed" xlink:actuate="onLoad"/><draw:image xlink:href="./ObjectReplacements/Object 116" xlink:type="simple" xlink:show="embed" xlink:actuate="onLoad"/><svg:desc>формула</svg:desc></draw:frame></text:span><text:span text:style-name="T56">откуда </text:span><text:span text:style-name="T56"><draw:frame draw:style-name="fr1" draw:name="Объект117" text:anchor-type="as-char" svg:y="-0.377cm" svg:width="0.915cm" svg:height="0.467cm" draw:z-index="116"><draw:object xlink:href="./Object 117" xlink:type="simple" xlink:show="embed" xlink:actuate="onLoad"/><draw:image xlink:href="./ObjectReplacements/Object 117" xlink:type="simple" xlink:show="embed" xlink:actuate="onLoad"/><svg:desc>формула</svg:desc></draw:frame></text:span></text:p>
      <text:p text:style-name="P80"><text:span text:style-name="T55">Подставим полученный параметр </text:span><text:span text:style-name="T68">t</text:span><text:span text:style-name="T55"> в параметрические уравнения и получим координаты точки пересечения прямой и плоскости: </text:span><text:span text:style-name="T55"><draw:frame draw:style-name="fr1" draw:name="Объект118" text:anchor-type="as-char" svg:y="-0.377cm" svg:width="6.749cm" svg:height="0.492cm" draw:z-index="117"><draw:object xlink:href="./Object 118" xlink:type="simple" xlink:show="embed" xlink:actuate="onLoad"/><draw:image xlink:href="./ObjectReplacements/Object 118" xlink:type="simple" xlink:show="embed" xlink:actuate="onLoad"/></draw:frame></text:span></text:p>
      <text:p text:style-name="P64"><text:span text:style-name="T55">Ответ: </text:span><draw:frame draw:style-name="fr1" draw:name="Объект119" text:anchor-type="as-char" svg:y="-0.377cm" svg:width="1.879cm" svg:height="0.492cm" draw:z-index="118"><draw:object xlink:href="./Object 119" xlink:type="simple" xlink:show="embed" xlink:actuate="onLoad"/><draw:image xlink:href="./ObjectReplacements/Object 119" xlink:type="simple" xlink:show="embed" xlink:actuate="onLoad"/><svg:desc>формула</svg:desc></draw:frame><text:span text:style-name="T57">.</text:span></text:p>
      <text:p text:style-name="P106"><text:span text:style-name="T48">9. </text:span><text:bookmark text:name="page80R_mcid50"/><text:span text:style-name="T16">Вычислить предел </text:span><text:span text:style-name="T16"><draw:frame draw:style-name="fr1" draw:name="Объект120" text:anchor-type="as-char" svg:y="-0.681cm" svg:width="2.418cm" svg:height="1.118cm" draw:z-index="119"><draw:object xlink:href="./Object 120" xlink:type="simple" xlink:show="embed" xlink:actuate="onLoad"/><draw:image xlink:href="./ObjectReplacements/Object 120" xlink:type="simple" xlink:show="embed" xlink:actuate="onLoad"/></draw:frame></text:span></text:p>
      <text:p text:style-name="P19">Решение:</text:p>
      <text:p text:style-name="P26"><draw:frame draw:style-name="fr1" draw:name="Объект121" text:anchor-type="as-char" svg:y="-0.711cm" svg:width="14.453cm" svg:height="1.178cm" draw:z-index="120"><draw:object xlink:href="./Object 121" xlink:type="simple" xlink:show="embed" xlink:actuate="onLoad"/><draw:image xlink:href="./ObjectReplacements/Object 121" xlink:type="simple" xlink:show="embed" xlink:actuate="onLoad"/><svg:desc>формула</svg:desc></draw:frame></text:p>
      <text:p text:style-name="P24"><text:span text:style-name="T17">Ответ: </text:span><text:span text:style-name="T17"><draw:frame draw:style-name="fr1" draw:name="Объект122" text:anchor-type="as-char" svg:y="-0.619cm" svg:width="1.064cm" svg:height="0.998cm" draw:z-index="121"><draw:object xlink:href="./Object 122" xlink:type="simple" xlink:show="embed" xlink:actuate="onLoad"/><draw:image xlink:href="./ObjectReplacements/Object 122" xlink:type="simple" xlink:show="embed" xlink:actuate="onLoad"/></draw:frame></text:span></text:p>
      <text:p text:style-name="P19"/>
      <text:p text:style-name="P19"/>
      <text:p text:style-name="P19"/>
      <text:p text:style-name="P19"/>
      <text:p text:style-name="P19"/>
      <text:p text:style-name="P32"><text:span text:style-name="T39">10</text:span><text:span text:style-name="T40">. </text:span><text:bookmark text:name="page80R_mcid501"/><text:span text:style-name="T10">Вычислить предел </text:span><text:span text:style-name="T10"><draw:frame draw:style-name="fr1" draw:name="Объект123" text:anchor-type="as-char" svg:y="-0.681cm" svg:width="3.078cm" svg:height="1.118cm" draw:z-index="122"><draw:object xlink:href="./Object 123" xlink:type="simple" xlink:show="embed" xlink:actuate="onLoad"/><draw:image xlink:href="./ObjectReplacements/Object 123" xlink:type="simple" xlink:show="embed" xlink:actuate="onLoad"/><svg:desc>формула</svg:desc></draw:frame></text:span></text:p>
      <text:p text:style-name="P20">Решение:</text:p>
      <text:p text:style-name="P20"><draw:frame draw:style-name="fr1" draw:name="Объект124" text:anchor-type="as-char" svg:y="-1.21cm" svg:width="7.433cm" svg:height="2.178cm" draw:z-index="123"><draw:object xlink:href="./Object 124" xlink:type="simple" xlink:show="embed" xlink:actuate="onLoad"/><draw:image xlink:href="./ObjectReplacements/Object 124" xlink:type="simple" xlink:show="embed" xlink:actuate="onLoad"/><svg:desc>формула</svg:desc></draw:frame></text:p>
      <text:p text:style-name="P93"><text:span text:style-name="T5">Ответ: </text:span><text:span text:style-name="T11">5</text:span></text:p>
      <text:p text:style-name="P20"/>
      <text:p text:style-name="P81"/>
      <text:p text:style-name="P81"/>
      <text:p text:style-name="P81"/>
      <text:p text:style-name="P81"/>
      <text:p text:style-name="P33"><text:span text:style-name="T41">11</text:span><text:span text:style-name="T40">. </text:span><text:bookmark text:name="page80R_mcid50111"/><text:span text:style-name="T10">Вычислить предел </text:span><text:span text:style-name="T10"><draw:frame draw:style-name="fr1" draw:name="Объект125" text:anchor-type="as-char" svg:y="-0.656cm" svg:width="3.699cm" svg:height="1.094cm" draw:z-index="124"><draw:object xlink:href="./Object 125" xlink:type="simple" xlink:show="embed" xlink:actuate="onLoad"/><draw:image xlink:href="./ObjectReplacements/Object 125" xlink:type="simple" xlink:show="embed" xlink:actuate="onLoad"/><svg:desc>формула</svg:desc></draw:frame></text:span></text:p>
      <text:p text:style-name="P21">Решение:</text:p>
      <text:p text:style-name="P112"><text:span text:style-name="T5"><draw:frame draw:style-name="fr1" draw:name="Объект126" text:anchor-type="as-char" svg:y="-0.66cm" svg:width="17.08cm" svg:height="1.104cm" draw:z-index="125"><draw:object xlink:href="./Object 126" xlink:type="simple" xlink:show="embed" xlink:actuate="onLoad"/><draw:image xlink:href="./ObjectReplacements/Object 126" xlink:type="simple" xlink:show="embed" xlink:actuate="onLoad"/><svg:desc>формула</svg:desc></draw:frame></text:span><text:span text:style-name="T7">=</text:span></text:p>
      <text:p text:style-name="P94"><text:span text:style-name="T7">=</text:span><text:span text:style-name="T5"><draw:frame draw:style-name="fr1" draw:name="Объект127" text:anchor-type="as-char" svg:y="-0.66cm" svg:width="13.044cm" svg:height="1.104cm" draw:z-index="126"><draw:object xlink:href="./Object 127" xlink:type="simple" xlink:show="embed" xlink:actuate="onLoad"/><draw:image xlink:href="./ObjectReplacements/Object 127" xlink:type="simple" xlink:show="embed" xlink:actuate="onLoad"/></draw:frame></text:span><text:span text:style-name="T7">=</text:span></text:p>
      <text:p text:style-name="P96"><text:span text:style-name="T7">= </text:span><text:span text:style-name="T7"><draw:frame draw:style-name="fr1" draw:name="Объект128" text:anchor-type="as-char" svg:y="-0.656cm" svg:width="8.624cm" svg:height="1.101cm" draw:z-index="127"><draw:object xlink:href="./Object 128" xlink:type="simple" xlink:show="embed" xlink:actuate="onLoad"/><draw:image xlink:href="./ObjectReplacements/Object 128" xlink:type="simple" xlink:show="embed" xlink:actuate="onLoad"/></draw:frame></text:span></text:p>
      <text:p text:style-name="P94"><text:span text:style-name="T5">Ответ: </text:span><text:span text:style-name="T5"><draw:frame draw:style-name="fr1" draw:name="Объект129" text:anchor-type="as-char" svg:y="-0.656cm" svg:width="1.108cm" svg:height="1.034cm" draw:z-index="128"><draw:object xlink:href="./Object 129" xlink:type="simple" xlink:show="embed" xlink:actuate="onLoad"/><draw:image xlink:href="./ObjectReplacements/Object 129" xlink:type="simple" xlink:show="embed" xlink:actuate="onLoad"/></draw:frame></text:span></text:p>
      <text:p text:style-name="P82"/>
      <text:p text:style-name="P34"><text:soft-page-break/><text:span text:style-name="T39">1</text:span><text:span text:style-name="T42">2</text:span><text:span text:style-name="T40">. </text:span><text:bookmark text:name="page80R_mcid5011"/><text:span text:style-name="T10">Вычислить предел </text:span><text:span text:style-name="T10"><draw:frame draw:style-name="fr1" draw:name="Объект130" text:anchor-type="as-char" svg:y="-0.681cm" svg:width="2.32cm" svg:height="1.118cm" draw:z-index="129"><draw:object xlink:href="./Object 130" xlink:type="simple" xlink:show="embed" xlink:actuate="onLoad"/><draw:image xlink:href="./ObjectReplacements/Object 130" xlink:type="simple" xlink:show="embed" xlink:actuate="onLoad"/><svg:desc>формула</svg:desc></draw:frame></text:span></text:p>
      <text:p text:style-name="P20">Решение:</text:p>
      <text:p text:style-name="P20"><draw:frame draw:style-name="fr1" draw:name="Объект131" text:anchor-type="as-char" svg:y="-0.737cm" svg:width="9.486cm" svg:height="1.233cm" draw:z-index="130"><draw:object xlink:href="./Object 131" xlink:type="simple" xlink:show="embed" xlink:actuate="onLoad"/><draw:image xlink:href="./ObjectReplacements/Object 131" xlink:type="simple" xlink:show="embed" xlink:actuate="onLoad"/><svg:desc>формула</svg:desc></draw:frame></text:p>
      <text:p text:style-name="P93"><text:span text:style-name="T5">Ответ: </text:span><text:span text:style-name="T5"><draw:frame draw:style-name="fr1" draw:name="Объект132" text:anchor-type="as-char" svg:y="-0.619cm" svg:width="0.506cm" svg:height="0.998cm" draw:z-index="131"><draw:object xlink:href="./Object 132" xlink:type="simple" xlink:show="embed" xlink:actuate="onLoad"/><draw:image xlink:href="./ObjectReplacements/Object 132" xlink:type="simple" xlink:show="embed" xlink:actuate="onLoad"/></draw:frame></text:span></text:p>
      <text:p text:style-name="P20"/>
      <text:p text:style-name="P20"/>
      <text:p text:style-name="P20"/>
      <text:p text:style-name="P20"/>
      <text:p text:style-name="P20"/>
      <text:p text:style-name="P35"><text:span text:style-name="T39">1</text:span><text:span text:style-name="T43">3</text:span><text:span text:style-name="T40">. </text:span><text:bookmark text:name="page80R_mcid50112"/><text:span text:style-name="T10">Вычислить предел </text:span><text:span text:style-name="T10"><draw:frame draw:style-name="fr1" draw:name="Объект134" text:anchor-type="as-char" svg:y="-0.681cm" svg:width="2.745cm" svg:height="1.109cm" draw:z-index="133"><draw:object xlink:href="./Object 134" xlink:type="simple" xlink:show="embed" xlink:actuate="onLoad"/><draw:image xlink:href="./ObjectReplacements/Object 134" xlink:type="simple" xlink:show="embed" xlink:actuate="onLoad"/><svg:desc>формула</svg:desc></draw:frame></text:span></text:p>
      <text:p text:style-name="P22">Решение:</text:p>
      <text:p text:style-name="P22"><draw:frame draw:style-name="fr1" draw:name="Объект135" text:anchor-type="as-char" svg:y="-0.723cm" svg:width="14.028cm" svg:height="1.152cm" draw:z-index="134"><draw:object xlink:href="./Object 135" xlink:type="simple" xlink:show="embed" xlink:actuate="onLoad"/><draw:image xlink:href="./ObjectReplacements/Object 135" xlink:type="simple" xlink:show="embed" xlink:actuate="onLoad"/><svg:desc>формула</svg:desc></draw:frame></text:p>
      <text:p text:style-name="P95"><text:span text:style-name="T5">Ответ: </text:span><text:span text:style-name="T5"><draw:frame draw:style-name="fr1" draw:name="Объект133" text:anchor-type="as-char" svg:y="-0.437cm" svg:width="0.527cm" svg:height="0.527cm" draw:z-index="132"><draw:object xlink:href="./Object 133" xlink:type="simple" xlink:show="embed" xlink:actuate="onLoad"/><draw:image xlink:href="./ObjectReplacements/Object 133" xlink:type="simple" xlink:show="embed" xlink:actuate="onLoad"/><svg:desc>формула</svg:desc></draw:frame></text:span></text:p>
      <text:p text:style-name="P110"><text:span text:style-name="T12">14. </text:span><text:bookmark text:name="page80R_mcid65"/><text:span text:style-name="T5">Составить уравнение нормали к данной кривой в точке с абсциссой</text:span><text:span text:style-name="T12"> </text:span><text:span text:style-name="T12"><draw:frame draw:style-name="fr1" draw:name="Объект136" text:anchor-type="as-char" svg:y="-0.377cm" svg:width="0.564cm" svg:height="0.531cm" draw:z-index="135"><draw:object xlink:href="./Object 136" xlink:type="simple" xlink:show="embed" xlink:actuate="onLoad"/><draw:image xlink:href="./ObjectReplacements/Object 136" xlink:type="simple" xlink:show="embed" xlink:actuate="onLoad"/></draw:frame></text:span><text:span text:style-name="T12">:</text:span></text:p>
      <text:p text:style-name="P38"><text:span text:style-name="T12"><draw:frame draw:style-name="fr1" draw:name="Объект137" text:anchor-type="as-char" svg:y="-0.437cm" svg:width="1.937cm" svg:height="0.527cm" draw:z-index="136"><draw:object xlink:href="./Object 137" xlink:type="simple" xlink:show="embed" xlink:actuate="onLoad"/><draw:image xlink:href="./ObjectReplacements/Object 137" xlink:type="simple" xlink:show="embed" xlink:actuate="onLoad"/></draw:frame></text:span><text:span text:style-name="T12">, </text:span><text:span text:style-name="T12"><draw:frame draw:style-name="fr1" draw:name="Объект138" text:anchor-type="as-char" svg:y="-0.377cm" svg:width="1.61cm" svg:height="0.531cm" draw:z-index="137"><draw:object xlink:href="./Object 138" xlink:type="simple" xlink:show="embed" xlink:actuate="onLoad"/><draw:image xlink:href="./ObjectReplacements/Object 138" xlink:type="simple" xlink:show="embed" xlink:actuate="onLoad"/></draw:frame></text:span></text:p>
      <text:p text:style-name="P102"><text:span text:style-name="T13">Решение:</text:span><text:span text:style-name="T9"> </text:span></text:p>
      <text:p text:style-name="P36"><text:span text:style-name="T12">Общее уравнение нормали к кривой: </text:span><text:span text:style-name="T12"><draw:frame draw:style-name="fr1" draw:name="Объект139" text:anchor-type="as-char" svg:y="-0.619cm" svg:width="4.925cm" svg:height="1.122cm" draw:z-index="138"><draw:object xlink:href="./Object 139" xlink:type="simple" xlink:show="embed" xlink:actuate="onLoad"/><draw:image xlink:href="./ObjectReplacements/Object 139" xlink:type="simple" xlink:show="embed" xlink:actuate="onLoad"/></draw:frame></text:span></text:p>
      <text:p text:style-name="P102"><text:span text:style-name="T9">Производная заданной функции: </text:span><text:span text:style-name="T9"><draw:frame draw:style-name="fr1" draw:name="Объект140" text:anchor-type="as-char" svg:y="-0.437cm" svg:width="2.244cm" svg:height="0.527cm" draw:z-index="139"><draw:object xlink:href="./Object 140" xlink:type="simple" xlink:show="embed" xlink:actuate="onLoad"/><draw:image xlink:href="./ObjectReplacements/Object 140" xlink:type="simple" xlink:show="embed" xlink:actuate="onLoad"/></draw:frame></text:span></text:p>
      <text:p text:style-name="P27"><draw:frame draw:style-name="fr1" draw:name="Объект141" text:anchor-type="as-char" svg:y="-0.619cm" svg:width="7.595cm" svg:height="1.088cm" draw:z-index="140"><draw:object xlink:href="./Object 141" xlink:type="simple" xlink:show="embed" xlink:actuate="onLoad"/><draw:image xlink:href="./ObjectReplacements/Object 141" xlink:type="simple" xlink:show="embed" xlink:actuate="onLoad"/><svg:desc>формула</svg:desc></draw:frame></text:p>
      <text:p text:style-name="P23"/>
      <text:p text:style-name="P97"><text:span text:style-name="T5">Ответ: </text:span><text:span text:style-name="T14"><draw:frame draw:style-name="fr1" draw:name="Объект142" text:anchor-type="as-char" svg:y="-0.619cm" svg:width="2.027cm" svg:height="0.998cm" draw:z-index="141"><draw:object xlink:href="./Object 142" xlink:type="simple" xlink:show="embed" xlink:actuate="onLoad"/><draw:image xlink:href="./ObjectReplacements/Object 142" xlink:type="simple" xlink:show="embed" xlink:actuate="onLoad"/></draw:frame></text:span></text:p>
      <text:p text:style-name="P111"><text:span text:style-name="T15">15. </text:span><text:bookmark text:name="page60R_mcid70"/><text:span text:style-name="T14">Найти дифференциал функции в точке с абсциссой</text:span><text:span text:style-name="T15"> </text:span><draw:frame draw:style-name="fr1" draw:name="Объект143" text:anchor-type="as-char" svg:y="-0.377cm" svg:width="0.564cm" svg:height="0.531cm" draw:z-index="142"><draw:object xlink:href="./Object 143" xlink:type="simple" xlink:show="embed" xlink:actuate="onLoad"/><draw:image xlink:href="./ObjectReplacements/Object 143" xlink:type="simple" xlink:show="embed" xlink:actuate="onLoad"/><svg:desc>формула</svg:desc></draw:frame>:</text:p>
      <text:p text:style-name="P39"><draw:frame draw:style-name="fr1" draw:name="Объект144" text:anchor-type="as-char" svg:y="-0.413cm" svg:width="4.978cm" svg:height="0.526cm" draw:z-index="143"><draw:object xlink:href="./Object 144" xlink:type="simple" xlink:show="embed" xlink:actuate="onLoad"/><draw:image xlink:href="./ObjectReplacements/Object 144" xlink:type="simple" xlink:show="embed" xlink:actuate="onLoad"/></draw:frame>, <draw:frame draw:style-name="fr1" draw:name="Объект145" text:anchor-type="as-char" svg:y="-0.377cm" svg:width="1.131cm" svg:height="0.531cm" draw:z-index="144"><draw:object xlink:href="./Object 145" xlink:type="simple" xlink:show="embed" xlink:actuate="onLoad"/><draw:image xlink:href="./ObjectReplacements/Object 145" xlink:type="simple" xlink:show="embed" xlink:actuate="onLoad"/><svg:desc>формула</svg:desc></draw:frame></text:p>
      <text:p text:style-name="P98">Решение:</text:p>
      <text:p text:style-name="P113"><draw:frame draw:style-name="fr1" draw:name="Объект146" text:anchor-type="as-char" svg:y="-1.185cm" svg:width="14.085cm" svg:height="1.692cm" draw:z-index="145"><draw:object xlink:href="./Object 146" xlink:type="simple" xlink:show="embed" xlink:actuate="onLoad"/><draw:image xlink:href="./ObjectReplacements/Object 146" xlink:type="simple" xlink:show="embed" xlink:actuate="onLoad"/></draw:frame></text:p>
      <text:p text:style-name="P99"><text:span text:style-name="T57">При </text:span><text:span text:style-name="T57"><draw:frame draw:style-name="fr1" draw:name="Объект147" text:anchor-type="as-char" svg:y="-0.377cm" svg:width="1.131cm" svg:height="0.531cm" draw:z-index="146"><draw:object xlink:href="./Object 147" xlink:type="simple" xlink:show="embed" xlink:actuate="onLoad"/><draw:image xlink:href="./ObjectReplacements/Object 147" xlink:type="simple" xlink:show="embed" xlink:actuate="onLoad"/><svg:desc>формула</svg:desc></draw:frame></text:span></text:p>
      <text:p text:style-name="P99"><text:span text:style-name="T57"><draw:frame draw:style-name="fr1" draw:name="Объект148" text:anchor-type="as-char" svg:y="-1.185cm" svg:width="14.249cm" svg:height="1.692cm" draw:z-index="147"><draw:object xlink:href="./Object 148" xlink:type="simple" xlink:show="embed" xlink:actuate="onLoad"/><draw:image xlink:href="./ObjectReplacements/Object 148" xlink:type="simple" xlink:show="embed" xlink:actuate="onLoad"/></draw:frame></text:span><text:span text:style-name="T66">=</text:span></text:p>
      <text:p text:style-name="P100"><text:span text:style-name="T57">= </text:span><text:span text:style-name="T57"><draw:frame draw:style-name="fr1" draw:name="Объект149" text:anchor-type="as-char" svg:y="-1.222cm" svg:width="9.913cm" svg:height="1.635cm" draw:z-index="148"><draw:object xlink:href="./Object 149" xlink:type="simple" xlink:show="embed" xlink:actuate="onLoad"/><draw:image xlink:href="./ObjectReplacements/Object 149" xlink:type="simple" xlink:show="embed" xlink:actuate="onLoad"/></draw:frame></text:span></text:p>
      <text:p text:style-name="P101">Ответ:<text:span text:style-name="T57"> 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2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21:00:01.529754928</meta:creation-date>
    <meta:generator>LibreOffice/6.4.7.2$Linux_X86_64 LibreOffice_project/40$Build-2</meta:generator>
    <dc:date>2022-03-28T21:37:52.177068019</dc:date>
    <meta:editing-duration>PT1H18M59S</meta:editing-duration>
    <meta:editing-cycles>26</meta:editing-cycles>
    <meta:document-statistic meta:table-count="0" meta:image-count="0" meta:object-count="149" meta:page-count="14" meta:paragraph-count="155" meta:word-count="543" meta:character-count="3605" meta:non-whitespace-character-count="3111"/>
  </office:meta>
</office:document-meta>
</file>

<file path=Object 1/content.xml><?xml version="1.0" encoding="utf-8"?>
<math xmlns="http://www.w3.org/1998/Math/MathML" display="block">
  <semantics>
    <mrow>
      <mi>∆</mi>
      <mo stretchy="false">=</mo>
      <mrow>
        <mo fence="true" stretchy="true">|</mo>
        <mrow>
          <mtable>
            <mtr>
              <mtd>
                <mn>1</mn>
              </mtd>
              <mtd>
                <mn>8</mn>
              </mtd>
              <mtd>
                <mn>2</mn>
              </mtd>
              <mtd>
                <mrow>
                  <mo stretchy="false">−</mo>
                  <mn>3</mn>
                </mrow>
              </mtd>
            </mtr>
            <mtr>
              <mtd>
                <mn>3</mn>
              </mtd>
              <mtd>
                <mrow>
                  <mo stretchy="false">−</mo>
                  <mn>2</mn>
                </mrow>
              </mtd>
              <mtd>
                <mn>0</mn>
              </mtd>
              <mtd>
                <mn>4</mn>
              </mtd>
            </mtr>
            <mtr>
              <mtd>
                <mn>5</mn>
              </mtd>
              <mtd>
                <mrow>
                  <mo stretchy="false">−</mo>
                  <mn>3</mn>
                </mrow>
              </mtd>
              <mtd>
                <mn>7</mn>
              </mtd>
              <mtd>
                <mrow>
                  <mo stretchy="false">−</mo>
                  <mn>1</mn>
                </mrow>
              </mtd>
            </mtr>
            <mtr>
              <mtd>
                <mn>3</mn>
              </mtd>
              <mtd>
                <mn>2</mn>
              </mtd>
              <mtd>
                <mn>0</mn>
              </mtd>
              <mtd>
                <mn>2</mn>
              </mtd>
            </mtr>
          </mtable>
        </mrow>
        <mo fence="true" stretchy="true">|</mo>
      </mrow>
    </mrow>
    <annotation encoding="StarMath 5.0">∆ = left lline matrix{1	 # 8 # 2 # -3 ## 3 # -2 # 0 # 4 ## 5 # -3 # 7 # -1 ## 3 # 2 # 0 # 2} right rline </annotation>
  </semantics>
</math>
</file>

<file path=Object 10/content.xml><?xml version="1.0" encoding="utf-8"?>
<math xmlns="http://www.w3.org/1998/Math/MathML" display="block">
  <semantics>
    <mrow>
      <mrow>
        <mo fence="true" stretchy="false">[</mo>
        <mrow>
          <mi>B</mi>
        </mrow>
        <mo fence="true" stretchy="false">]</mo>
      </mrow>
      <mo stretchy="false">=</mo>
      <mrow>
        <mo fence="true" stretchy="true">[</mo>
        <mrow>
          <mtable>
            <mtr>
              <mtd>
                <mn>3</mn>
              </mtd>
              <mtd>
                <mn>5</mn>
              </mtd>
              <mtd>
                <mn>5</mn>
              </mtd>
            </mtr>
            <mtr>
              <mtd>
                <mn>7</mn>
              </mtd>
              <mtd>
                <mn>1</mn>
              </mtd>
              <mtd>
                <mn>2</mn>
              </mtd>
            </mtr>
            <mtr>
              <mtd>
                <mn>1</mn>
              </mtd>
              <mtd>
                <mn>6</mn>
              </mtd>
              <mtd>
                <mn>0</mn>
              </mtd>
            </mtr>
          </mtable>
        </mrow>
        <mo fence="true" stretchy="true">]</mo>
      </mrow>
    </mrow>
    <annotation encoding="StarMath 5.0">[B] = left [ matrix{3 # 5 # 5 ## 7 # 1 # 2 ## 1 # 6 # 0}  right ] </annotation>
  </semantics>
</math>
</file>

<file path=Object 100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2</mn>
                <mrow>
                  <mi>x</mi>
                  <mo stretchy="false">−</mo>
                  <mn>3</mn>
                </mrow>
                <mrow>
                  <mrow>
                    <mi>y</mi>
                    <mo stretchy="false">+</mo>
                    <mi>z</mi>
                    <mo stretchy="false">+</mo>
                    <mn>6</mn>
                  </mrow>
                  <mo stretchy="false">=</mo>
                  <mn>0</mn>
                </mrow>
              </mrow>
            </mtd>
          </mtr>
          <mtr>
            <mtd>
              <mrow>
                <mrow>
                  <mi>x</mi>
                  <mo stretchy="false">−</mo>
                  <mn>3</mn>
                </mrow>
                <mrow>
                  <mi>y</mi>
                  <mo stretchy="false">−</mo>
                  <mn>2</mn>
                </mrow>
                <mrow>
                  <mrow>
                    <mi>z</mi>
                    <mo stretchy="false">+</mo>
                    <mn>3</mn>
                  </mrow>
                  <mo stretchy="false">=</mo>
                  <mn>0</mn>
                </mrow>
              </mrow>
            </mtd>
          </mtr>
        </mtable>
      </mrow>
    </mrow>
    <annotation encoding="StarMath 5.0">left lbrace alignl {stack{ 2x - 3y + z + 6 = 0 # x - 3y -2z + 3 = 0}} right none</annotation>
  </semantics>
</math>
</file>

<file path=Object 101/content.xml><?xml version="1.0" encoding="utf-8"?>
<math xmlns="http://www.w3.org/1998/Math/MathML" display="block">
  <semantics>
    <mrow>
      <mover accent="true">
        <msub>
          <mi>n</mi>
          <mn>1</mn>
        </msub>
        <mo stretchy="false">⃗</mo>
      </mover>
      <mrow>
        <mo fence="true" stretchy="false">(</mo>
        <mrow>
          <mrow>
            <mn>2</mn>
            <mi>,</mi>
            <mrow>
              <mspace width="0.5em"/>
              <mo stretchy="false">−</mo>
              <mn>3</mn>
            </mrow>
            <mi>,</mi>
            <mspace width="0.5em"/>
            <mn>1</mn>
          </mrow>
        </mrow>
        <mo fence="true" stretchy="false">)</mo>
      </mrow>
    </mrow>
    <annotation encoding="StarMath 5.0">vec n_{ 1 }( 2,`-3,`1 )</annotation>
  </semantics>
</math>
</file>

<file path=Object 102/content.xml><?xml version="1.0" encoding="utf-8"?>
<math xmlns="http://www.w3.org/1998/Math/MathML" display="block">
  <semantics>
    <mrow>
      <mover accent="true">
        <msub>
          <mi>n</mi>
          <mn>2</mn>
        </msub>
        <mo stretchy="false">⃗</mo>
      </mover>
      <mrow>
        <mo fence="true" stretchy="false">(</mo>
        <mrow>
          <mrow>
            <mn>1</mn>
            <mi>,</mi>
            <mrow>
              <mspace width="0.5em"/>
              <mo stretchy="false">−</mo>
              <mn>3</mn>
            </mrow>
            <mi>,</mi>
            <mrow>
              <mspace width="0.5em"/>
              <mo stretchy="false">−</mo>
              <mn>2</mn>
            </mrow>
          </mrow>
        </mrow>
        <mo fence="true" stretchy="false">)</mo>
      </mrow>
    </mrow>
    <annotation encoding="StarMath 5.0">vec n_{ 2 }( 1,`-3,`-2 )</annotation>
  </semantics>
</math>
</file>

<file path=Object 103/content.xml><?xml version="1.0" encoding="utf-8"?>
<math xmlns="http://www.w3.org/1998/Math/MathML" display="block">
  <semantics>
    <mrow>
      <mrow>
        <mover accent="true">
          <mi>S</mi>
          <mo stretchy="false">⃗</mo>
        </mover>
        <mo stretchy="false">=</mo>
        <mrow>
          <mover accent="true">
            <msub>
              <mi>n</mi>
              <mn>1</mn>
            </msub>
            <mo stretchy="false">⃗</mo>
          </mover>
          <mo stretchy="false">×</mo>
          <mover accent="true">
            <msub>
              <mi>n</mi>
              <mn>2</mn>
            </msub>
            <mo stretchy="false">⃗</mo>
          </mover>
        </mrow>
        <mo stretchy="false">=</mo>
        <mrow>
          <mo fence="true" stretchy="true">|</mo>
          <mrow>
            <mtable>
              <mtr>
                <mtd>
                  <mi>i</mi>
                </mtd>
                <mtd>
                  <mi>j</mi>
                </mtd>
                <mtd>
                  <mi>k</mi>
                </mtd>
              </mtr>
              <mtr>
                <mtd>
                  <mn>2</mn>
                </mtd>
                <mtd>
                  <mrow>
                    <mo stretchy="false">−</mo>
                    <mn>3</mn>
                  </mrow>
                </mtd>
                <mtd>
                  <mn>1</mn>
                </mtd>
              </mtr>
              <mtr>
                <mtd>
                  <mn>1</mn>
                </mtd>
                <mtd>
                  <mrow>
                    <mo stretchy="false">−</mo>
                    <mn>3</mn>
                  </mrow>
                </mtd>
                <mtd>
                  <mrow>
                    <mo stretchy="false">−</mo>
                    <mn>2</mn>
                  </mrow>
                </mtd>
              </mtr>
            </mtable>
          </mrow>
          <mo fence="true" stretchy="true">|</mo>
        </mrow>
        <mo stretchy="false">=</mo>
        <mi>i</mi>
      </mrow>
      <mrow>
        <mrow>
          <mo fence="true" stretchy="false">(</mo>
          <mrow>
            <mrow>
              <mn>6</mn>
              <mo stretchy="false">+</mo>
              <mn>3</mn>
            </mrow>
          </mrow>
          <mo fence="true" stretchy="false">)</mo>
        </mrow>
        <mo stretchy="false">−</mo>
        <mi>j</mi>
      </mrow>
      <mrow>
        <mrow>
          <mo fence="true" stretchy="false">(</mo>
          <mrow>
            <mrow>
              <mrow>
                <mo stretchy="false">−</mo>
                <mn>4</mn>
              </mrow>
              <mo stretchy="false">−</mo>
              <mn>1</mn>
            </mrow>
          </mrow>
          <mo fence="true" stretchy="false">)</mo>
        </mrow>
        <mo stretchy="false">+</mo>
        <mi>k</mi>
      </mrow>
      <mrow>
        <mrow>
          <mo fence="true" stretchy="false">(</mo>
          <mrow>
            <mrow>
              <mrow>
                <mo stretchy="false">−</mo>
                <mn>6</mn>
              </mrow>
              <mo stretchy="false">+</mo>
              <mn>3</mn>
            </mrow>
          </mrow>
          <mo fence="true" stretchy="false">)</mo>
        </mrow>
        <mo stretchy="false">=</mo>
        <mrow>
          <mo fence="true" stretchy="false">{</mo>
          <mrow>
            <mrow>
              <mn>9</mn>
              <mi>,</mi>
              <mspace width="0.5em"/>
              <mn>5</mn>
              <mi>,</mi>
              <mrow>
                <mspace width="0.5em"/>
                <mo stretchy="false">−</mo>
                <mn>3</mn>
              </mrow>
            </mrow>
          </mrow>
          <mo fence="true" stretchy="false">}</mo>
        </mrow>
      </mrow>
    </mrow>
    <annotation encoding="StarMath 5.0">vec S = vec n_{ 1 } times vec n_{ 2 } = left lline matrix{i # j # k ## 2 # -3 # 1 ## 1 # -3 # -2 } right rline = i( 6+3 ) - j( -4-1 )+k( -6+3 )= lbrace 9,`5,`-3 rbrace </annotation>
  </semantics>
</math>
</file>

<file path=Object 10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2</mn>
                <mrow>
                  <mi>x</mi>
                  <mo stretchy="false">−</mo>
                  <mn>3</mn>
                </mrow>
                <mrow>
                  <mrow>
                    <mi>y</mi>
                    <mo stretchy="false">+</mo>
                    <mn>6</mn>
                  </mrow>
                  <mo stretchy="false">=</mo>
                  <mn>0</mn>
                </mrow>
              </mrow>
            </mtd>
          </mtr>
          <mtr>
            <mtd>
              <mrow>
                <mrow>
                  <mi>x</mi>
                  <mo stretchy="false">−</mo>
                  <mn>3</mn>
                </mrow>
                <mrow>
                  <mrow>
                    <mi>y</mi>
                    <mo stretchy="false">+</mo>
                    <mn>3</mn>
                  </mrow>
                  <mo stretchy="false">=</mo>
                  <mn>0</mn>
                </mrow>
              </mrow>
            </mtd>
          </mtr>
        </mtable>
      </mrow>
    </mrow>
    <annotation encoding="StarMath 5.0">left lbrace alignl {stack{ 2x - 3y + 6 = 0 # x - 3y + 3 = 0}} right none</annotation>
  </semantics>
</math>
</file>

<file path=Object 10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y</mi>
                <mo stretchy="false">=</mo>
                <mn>0</mn>
              </mrow>
            </mtd>
          </mtr>
          <mtr>
            <mtd>
              <mrow>
                <mi>x</mi>
                <mo stretchy="false">=</mo>
                <mrow>
                  <mo stretchy="false">−</mo>
                  <mn>3</mn>
                </mrow>
              </mrow>
            </mtd>
          </mtr>
        </mtable>
      </mrow>
    </mrow>
    <annotation encoding="StarMath 5.0">left lbrace alignl {stack{ y = 0 # x = -3}} right none</annotation>
  </semantics>
</math>
</file>

<file path=Object 106/content.xml><?xml version="1.0" encoding="utf-8"?>
<math xmlns="http://www.w3.org/1998/Math/MathML" display="block">
  <semantics>
    <msub>
      <mi>M</mi>
      <mn>0</mn>
    </msub>
    <annotation encoding="StarMath 5.0">M_{ 0 }</annotation>
  </semantics>
</math>
</file>

<file path=Object 107/content.xml><?xml version="1.0" encoding="utf-8"?>
<math xmlns="http://www.w3.org/1998/Math/MathML" display="block">
  <semantics>
    <msub>
      <mi>M</mi>
      <mn>0</mn>
    </msub>
    <annotation encoding="StarMath 5.0">M_{ 0 }</annotation>
  </semantics>
</math>
</file>

<file path=Object 108/content.xml><?xml version="1.0" encoding="utf-8"?>
<math xmlns="http://www.w3.org/1998/Math/MathML" display="block">
  <semantics>
    <mrow>
      <mo fence="true" stretchy="false">{</mo>
      <mrow>
        <mrow>
          <mrow>
            <mo stretchy="false">−</mo>
            <mn>3</mn>
          </mrow>
          <mi>,</mi>
          <mn>0</mn>
          <mn>,0</mn>
        </mrow>
      </mrow>
      <mo fence="true" stretchy="false">}</mo>
    </mrow>
    <annotation encoding="StarMath 5.0">lbrace -3, 0 ,0   rbrace </annotation>
  </semantics>
</math>
</file>

<file path=Object 109/content.xml><?xml version="1.0" encoding="utf-8"?>
<math xmlns="http://www.w3.org/1998/Math/MathML" display="block">
  <semantics>
    <mrow>
      <mfrac>
        <mrow>
          <mi>x</mi>
          <mo stretchy="false">+</mo>
          <mn>3</mn>
        </mrow>
        <mn>9</mn>
      </mfrac>
      <mo stretchy="false">=</mo>
      <mfrac>
        <mi>y</mi>
        <mn>5</mn>
      </mfrac>
      <mo stretchy="false">=</mo>
      <mfrac>
        <mi>z</mi>
        <mrow>
          <mo stretchy="false">−</mo>
          <mn>3</mn>
        </mrow>
      </mfrac>
    </mrow>
    <annotation encoding="StarMath 5.0">{x+3} over {9} = { y } over { 5 } = { z } over { -3 } </annotation>
  </semantics>
</math>
</file>

<file path=Object 11/content.xml><?xml version="1.0" encoding="utf-8"?>
<math xmlns="http://www.w3.org/1998/Math/MathML" display="block">
  <semantics>
    <mrow>
      <mrow>
        <mo fence="true" stretchy="false">[</mo>
        <mrow>
          <mi mathvariant="italic">AB</mi>
        </mrow>
        <mo fence="true" stretchy="false">]</mo>
      </mrow>
      <mo stretchy="false">=</mo>
      <mrow>
        <mrow>
          <mo fence="true" stretchy="true">[</mo>
          <mrow>
            <mtable>
              <mtr>
                <mtd>
                  <mn>5</mn>
                </mtd>
                <mtd>
                  <mn>1</mn>
                </mtd>
                <mtd>
                  <mrow>
                    <mo stretchy="false">−</mo>
                    <mn>2</mn>
                  </mrow>
                </mtd>
              </mtr>
              <mtr>
                <mtd>
                  <mn>1</mn>
                </mtd>
                <mtd>
                  <mn>3</mn>
                </mtd>
                <mtd>
                  <mrow>
                    <mo stretchy="false">−</mo>
                    <mn>1</mn>
                  </mrow>
                </mtd>
              </mtr>
              <mtr>
                <mtd>
                  <mn>8</mn>
                </mtd>
                <mtd>
                  <mn>4</mn>
                </mtd>
                <mtd>
                  <mrow>
                    <mo stretchy="false">−</mo>
                    <mn>1</mn>
                  </mrow>
                </mtd>
              </mtr>
            </mtable>
          </mrow>
          <mo fence="true" stretchy="true">]</mo>
        </mrow>
        <mo stretchy="false">⋅</mo>
        <mrow>
          <mo fence="true" stretchy="true">[</mo>
          <mrow>
            <mtable>
              <mtr>
                <mtd>
                  <mn>3</mn>
                </mtd>
                <mtd>
                  <mn>5</mn>
                </mtd>
                <mtd>
                  <mn>5</mn>
                </mtd>
              </mtr>
              <mtr>
                <mtd>
                  <mn>7</mn>
                </mtd>
                <mtd>
                  <mn>1</mn>
                </mtd>
                <mtd>
                  <mn>2</mn>
                </mtd>
              </mtr>
              <mtr>
                <mtd>
                  <mn>1</mn>
                </mtd>
                <mtd>
                  <mn>6</mn>
                </mtd>
                <mtd>
                  <mn>0</mn>
                </mtd>
              </mtr>
            </mtable>
          </mrow>
          <mo fence="true" stretchy="true">]</mo>
        </mrow>
      </mrow>
      <mo stretchy="false">=</mo>
      <mrow>
        <mo fence="true" stretchy="true">[</mo>
        <mrow>
          <mtable>
            <mtr>
              <mtd>
                <mrow>
                  <mrow>
                    <mn>5</mn>
                    <mo stretchy="false">⋅</mo>
                    <mn>3</mn>
                  </mrow>
                  <mo stretchy="false">+</mo>
                  <mrow>
                    <mn>1</mn>
                    <mo stretchy="false">⋅</mo>
                    <mn>7</mn>
                  </mrow>
                  <mo stretchy="false">−</mo>
                  <mrow>
                    <mn>2</mn>
                    <mo stretchy="false">⋅</mo>
                    <mn>1</mn>
                  </mrow>
                </mrow>
              </mtd>
              <mtd>
                <mrow>
                  <mrow>
                    <mn>5</mn>
                    <mo stretchy="false">⋅</mo>
                    <mn>5</mn>
                  </mrow>
                  <mo stretchy="false">+</mo>
                  <mrow>
                    <mn>1</mn>
                    <mo stretchy="false">⋅</mo>
                    <mn>1</mn>
                  </mrow>
                  <mo stretchy="false">−</mo>
                  <mrow>
                    <mn>2</mn>
                    <mo stretchy="false">⋅</mo>
                    <mn>6</mn>
                  </mrow>
                </mrow>
              </mtd>
              <mtd>
                <mrow>
                  <mrow>
                    <mn>5</mn>
                    <mo stretchy="false">⋅</mo>
                    <mn>5</mn>
                  </mrow>
                  <mo stretchy="false">+</mo>
                  <mrow>
                    <mn>1</mn>
                    <mo stretchy="false">⋅</mo>
                    <mn>2</mn>
                  </mrow>
                  <mo stretchy="false">−</mo>
                  <mrow>
                    <mn>2</mn>
                    <mo stretchy="false">⋅</mo>
                    <mn>0</mn>
                  </mrow>
                </mrow>
              </mtd>
            </mtr>
            <mtr>
              <mtd>
                <mrow>
                  <mrow>
                    <mn>1</mn>
                    <mo stretchy="false">⋅</mo>
                    <mn>3</mn>
                  </mrow>
                  <mo stretchy="false">+</mo>
                  <mrow>
                    <mn>3</mn>
                    <mo stretchy="false">⋅</mo>
                    <mn>7</mn>
                  </mrow>
                  <mo stretchy="false">−</mo>
                  <mrow>
                    <mn>1</mn>
                    <mo stretchy="false">⋅</mo>
                    <mn>1</mn>
                  </mrow>
                </mrow>
              </mtd>
              <mtd>
                <mrow>
                  <mrow>
                    <mn>1</mn>
                    <mo stretchy="false">⋅</mo>
                    <mn>5</mn>
                  </mrow>
                  <mo stretchy="false">+</mo>
                  <mrow>
                    <mn>3</mn>
                    <mo stretchy="false">⋅</mo>
                    <mn>1</mn>
                  </mrow>
                  <mo stretchy="false">−</mo>
                  <mrow>
                    <mn>1</mn>
                    <mo stretchy="false">⋅</mo>
                    <mn>6</mn>
                  </mrow>
                </mrow>
              </mtd>
              <mtd>
                <mrow>
                  <mrow>
                    <mn>1</mn>
                    <mo stretchy="false">⋅</mo>
                    <mn>5</mn>
                  </mrow>
                  <mo stretchy="false">+</mo>
                  <mrow>
                    <mn>3</mn>
                    <mo stretchy="false">⋅</mo>
                    <mn>2</mn>
                  </mrow>
                  <mo stretchy="false">−</mo>
                  <mrow>
                    <mn>1</mn>
                    <mo stretchy="false">⋅</mo>
                    <mn>0</mn>
                  </mrow>
                </mrow>
              </mtd>
            </mtr>
            <mtr>
              <mtd>
                <mrow>
                  <mrow>
                    <mn>3</mn>
                    <mo stretchy="false">⋅</mo>
                    <mn>3</mn>
                  </mrow>
                  <mo stretchy="false">+</mo>
                  <mrow>
                    <mn>4</mn>
                    <mo stretchy="false">⋅</mo>
                    <mn>7</mn>
                  </mrow>
                  <mo stretchy="false">−</mo>
                  <mrow>
                    <mn>1</mn>
                    <mo stretchy="false">⋅</mo>
                    <mn>1</mn>
                  </mrow>
                </mrow>
              </mtd>
              <mtd>
                <mrow>
                  <mrow>
                    <mn>8</mn>
                    <mo stretchy="false">⋅</mo>
                    <mn>5</mn>
                  </mrow>
                  <mo stretchy="false">+</mo>
                  <mrow>
                    <mn>4</mn>
                    <mo stretchy="false">⋅</mo>
                    <mn>1</mn>
                  </mrow>
                  <mo stretchy="false">−</mo>
                  <mrow>
                    <mn>1</mn>
                    <mo stretchy="false">⋅</mo>
                    <mn>6</mn>
                  </mrow>
                </mrow>
              </mtd>
              <mtd>
                <mrow>
                  <mrow>
                    <mn>8</mn>
                    <mo stretchy="false">⋅</mo>
                    <mn>5</mn>
                  </mrow>
                  <mo stretchy="false">+</mo>
                  <mrow>
                    <mn>4</mn>
                    <mo stretchy="false">⋅</mo>
                    <mn>2</mn>
                  </mrow>
                  <mo stretchy="false">−</mo>
                  <mrow>
                    <mn>1</mn>
                    <mo stretchy="false">⋅</mo>
                    <mn>0</mn>
                  </mrow>
                </mrow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n>20</mn>
              </mtd>
              <mtd>
                <mn>14</mn>
              </mtd>
              <mtd>
                <mn>27</mn>
              </mtd>
            </mtr>
            <mtr>
              <mtd>
                <mn>23</mn>
              </mtd>
              <mtd>
                <mn>2</mn>
              </mtd>
              <mtd>
                <mn>11</mn>
              </mtd>
            </mtr>
            <mtr>
              <mtd>
                <mn>51</mn>
              </mtd>
              <mtd>
                <mn>38</mn>
              </mtd>
              <mtd>
                <mn>48</mn>
              </mtd>
            </mtr>
          </mtable>
        </mrow>
        <mo fence="true" stretchy="true">]</mo>
      </mrow>
    </mrow>
    <annotation encoding="StarMath 5.0">[AB] = left [ matrix{5 # 1 # -2 ## 1 # 3 # -1 ## 8 # 4 # -1}  right ] cdot left [ matrix{3 # 5 # 5 ## 7 # 1 # 2 ## 1 # 6 # 0}  right ] = left [ matrix{5 cdot 3 + 1 cdot 7 - 2 cdot 1 # 5 cdot 5 + 1 cdot 1 - 2 cdot 6 # 5 cdot 5 + 1 cdot 2 - 2 cdot 0 ## 1 cdot 3 + 3 cdot 7 - 1 cdot 1 # 1 cdot 5 + 3 cdot 1 - 1 cdot 6 # 1 cdot 5 + 3 cdot 2 - 1 cdot 0 ## 3 cdot 3 + 4 cdot 7 - 1 cdot 1 # 8 cdot 5 + 4 cdot 1 - 1 cdot 6 # 8 cdot 5 + 4 cdot 2 - 1 cdot 0}  right ] = left [ matrix{20 # 14 # 27 ## 23 # 2 # 11 ## 51 # 38 # 48}  right ]</annotation>
  </semantics>
</math>
</file>

<file path=Object 110/content.xml><?xml version="1.0" encoding="utf-8"?>
<math xmlns="http://www.w3.org/1998/Math/MathML" display="block">
  <semantics>
    <mrow>
      <mfrac>
        <mrow>
          <mi>x</mi>
          <mo stretchy="false">+</mo>
          <mn>3</mn>
        </mrow>
        <mn>9</mn>
      </mfrac>
      <mo stretchy="false">=</mo>
      <mfrac>
        <mi>y</mi>
        <mn>5</mn>
      </mfrac>
      <mo stretchy="false">=</mo>
      <mfrac>
        <mi>z</mi>
        <mrow>
          <mo stretchy="false">−</mo>
          <mn>3</mn>
        </mrow>
      </mfrac>
    </mrow>
    <annotation encoding="StarMath 5.0">{x+3} over {9} = { y } over { 5 } = { z } over { -3 } </annotation>
  </semantics>
</math>
</file>

<file path=Object 111/content.xml><?xml version="1.0" encoding="utf-8"?>
<math xmlns="http://www.w3.org/1998/Math/MathML" display="block">
  <semantics>
    <mrow>
      <mfrac>
        <mrow>
          <mi>x</mi>
          <mo stretchy="false">−</mo>
          <mn>3</mn>
        </mrow>
        <mn>2</mn>
      </mfrac>
      <mo stretchy="false">=</mo>
      <mfrac>
        <mrow>
          <mi>y</mi>
          <mo stretchy="false">+</mo>
          <mn>1</mn>
        </mrow>
        <mn>3</mn>
      </mfrac>
      <mo stretchy="false">=</mo>
      <mfrac>
        <mrow>
          <mi>z</mi>
          <mo stretchy="false">+</mo>
          <mn>3</mn>
        </mrow>
        <mn>2</mn>
      </mfrac>
    </mrow>
    <annotation encoding="StarMath 5.0">{x-3} over {2} = { y+1 } over { 3 } = { z+3 } over { 2 } </annotation>
  </semantics>
</math>
</file>

<file path=Object 112/content.xml><?xml version="1.0" encoding="utf-8"?>
<math xmlns="http://www.w3.org/1998/Math/MathML" display="block">
  <semantics>
    <mrow>
      <mn>3</mn>
      <mrow>
        <mi>x</mi>
        <mo stretchy="false">+</mo>
        <mn>4</mn>
      </mrow>
      <mrow>
        <mi>y</mi>
        <mo stretchy="false">+</mo>
        <mn>7</mn>
      </mrow>
      <mrow>
        <mrow>
          <mi>z</mi>
          <mo stretchy="false">−</mo>
          <mn>16</mn>
        </mrow>
        <mo stretchy="false">=</mo>
        <mn>0</mn>
      </mrow>
    </mrow>
    <annotation encoding="StarMath 5.0">3x+4y+7z-16=0</annotation>
  </semantics>
</math>
</file>

<file path=Object 11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i>x</mi>
                  <mo stretchy="false">=</mo>
                  <mrow>
                    <mn>3</mn>
                    <mo stretchy="false">+</mo>
                    <mn>2</mn>
                  </mrow>
                </mrow>
                <mi>t</mi>
              </mrow>
            </mtd>
          </mtr>
          <mtr>
            <mtd>
              <mrow>
                <mrow>
                  <mi>y</mi>
                  <mo stretchy="false">=</mo>
                  <mrow>
                    <mrow>
                      <mo stretchy="false">−</mo>
                      <mn>1</mn>
                    </mrow>
                    <mo stretchy="false">+</mo>
                    <mn>3</mn>
                  </mrow>
                </mrow>
                <mi>t</mi>
              </mrow>
            </mtd>
          </mtr>
          <mtr>
            <mtd>
              <mrow>
                <mrow>
                  <mi>z</mi>
                  <mo stretchy="false">=</mo>
                  <mrow>
                    <mrow>
                      <mo stretchy="false">−</mo>
                      <mn>3</mn>
                    </mrow>
                    <mo stretchy="false">+</mo>
                    <mn>2</mn>
                  </mrow>
                </mrow>
                <mi>t</mi>
              </mrow>
            </mtd>
          </mtr>
        </mtable>
      </mrow>
    </mrow>
    <annotation encoding="StarMath 5.0">left lbrace alignl {stack{ x = 3 + 2t # y = -1+3t # z = -3 + 2t}} right none</annotation>
  </semantics>
</math>
</file>

<file path=Object 114/content.xml><?xml version="1.0" encoding="utf-8"?>
<math xmlns="http://www.w3.org/1998/Math/MathML" display="block">
  <semantics>
    <mrow>
      <mn>3</mn>
      <mrow>
        <mrow>
          <mo fence="true" stretchy="false">(</mo>
          <mrow>
            <mrow>
              <mrow>
                <mn>3</mn>
                <mo stretchy="false">+</mo>
                <mn>2</mn>
              </mrow>
              <mi>t</mi>
            </mrow>
          </mrow>
          <mo fence="true" stretchy="false">)</mo>
        </mrow>
        <mo stretchy="false">+</mo>
        <mn>4</mn>
      </mrow>
      <mrow>
        <mrow>
          <mo fence="true" stretchy="false">(</mo>
          <mrow>
            <mrow>
              <mrow>
                <mrow>
                  <mo stretchy="false">−</mo>
                  <mn>1</mn>
                </mrow>
                <mo stretchy="false">+</mo>
                <mn>3</mn>
              </mrow>
              <mi>t</mi>
            </mrow>
          </mrow>
          <mo fence="true" stretchy="false">)</mo>
        </mrow>
        <mo stretchy="false">+</mo>
        <mn>7</mn>
      </mrow>
      <mrow>
        <mrow>
          <mrow>
            <mo fence="true" stretchy="false">(</mo>
            <mrow>
              <mrow>
                <mrow>
                  <mrow>
                    <mo stretchy="false">−</mo>
                    <mn>3</mn>
                  </mrow>
                  <mo stretchy="false">+</mo>
                  <mn>2</mn>
                </mrow>
                <mi>t</mi>
              </mrow>
            </mrow>
            <mo fence="true" stretchy="false">)</mo>
          </mrow>
          <mo stretchy="false">−</mo>
          <mn>16</mn>
        </mrow>
        <mo stretchy="false">=</mo>
        <mn>0</mn>
      </mrow>
    </mrow>
    <annotation encoding="StarMath 5.0">3( 3+2t ) + 4( -1+3t ) + 7( -3+2t )-16=0</annotation>
  </semantics>
</math>
</file>

<file path=Object 115/content.xml><?xml version="1.0" encoding="utf-8"?>
<math xmlns="http://www.w3.org/1998/Math/MathML" display="block">
  <semantics>
    <mrow>
      <mrow>
        <mn>9</mn>
        <mo stretchy="false">+</mo>
        <mn>6</mn>
      </mrow>
      <mrow>
        <mi>t</mi>
        <mo stretchy="false">−</mo>
        <mn>4</mn>
        <mo stretchy="false">+</mo>
        <mn>12</mn>
      </mrow>
      <mrow>
        <mi>t</mi>
        <mo stretchy="false">−</mo>
        <mn>21</mn>
        <mo stretchy="false">+</mo>
        <mn>14</mn>
      </mrow>
      <mrow>
        <mrow>
          <mi>t</mi>
          <mo stretchy="false">−</mo>
          <mn>16</mn>
        </mrow>
        <mo stretchy="false">=</mo>
        <mn>0</mn>
      </mrow>
    </mrow>
    <annotation encoding="StarMath 5.0">9+6t - 4 + 12t -21 + 14t -16=0</annotation>
  </semantics>
</math>
</file>

<file path=Object 116/content.xml><?xml version="1.0" encoding="utf-8"?>
<math xmlns="http://www.w3.org/1998/Math/MathML" display="block">
  <semantics>
    <mrow>
      <mn>32</mn>
      <mrow>
        <mrow>
          <mi>t</mi>
          <mo stretchy="false">−</mo>
          <mn>32</mn>
        </mrow>
        <mo stretchy="false">=</mo>
        <mn>0</mn>
      </mrow>
    </mrow>
    <annotation encoding="StarMath 5.0">32t - 32=0</annotation>
  </semantics>
</math>
</file>

<file path=Object 117/content.xml><?xml version="1.0" encoding="utf-8"?>
<math xmlns="http://www.w3.org/1998/Math/MathML" display="block">
  <semantics>
    <mrow>
      <mi>t</mi>
      <mo stretchy="false">=</mo>
      <mn>1</mn>
    </mrow>
    <annotation encoding="StarMath 5.0">t=1</annotation>
  </semantics>
</math>
</file>

<file path=Object 118/content.xml><?xml version="1.0" encoding="utf-8"?>
<math xmlns="http://www.w3.org/1998/Math/MathML" display="block">
  <semantics>
    <mrow>
      <mrow>
        <mo fence="true" stretchy="false">{</mo>
        <mrow>
          <mrow>
            <mrow>
              <mn>3</mn>
              <mo stretchy="false">+</mo>
              <mrow>
                <mn>2</mn>
                <mo stretchy="false">⋅</mo>
                <mn>1</mn>
              </mrow>
            </mrow>
            <mrow>
              <mi>,</mi>
              <mo stretchy="false">−</mo>
              <mn>1</mn>
              <mo stretchy="false">+</mo>
              <mrow>
                <mn>3</mn>
                <mo stretchy="false">⋅</mo>
                <mn>1</mn>
              </mrow>
            </mrow>
            <mrow>
              <mi>,</mi>
              <mo stretchy="false">−</mo>
              <mn>3</mn>
              <mo stretchy="false">+</mo>
              <mrow>
                <mn>2</mn>
                <mo stretchy="false">⋅</mo>
                <mn>1</mn>
              </mrow>
            </mrow>
          </mrow>
        </mrow>
        <mo fence="true" stretchy="false">}</mo>
      </mrow>
      <mo stretchy="false">=</mo>
      <mrow>
        <mo fence="true" stretchy="false">{</mo>
        <mrow>
          <mrow>
            <mn>5</mn>
            <mi>,</mi>
            <mn>2</mn>
            <mrow>
              <mi>,</mi>
              <mo stretchy="false">−</mo>
              <mn>1</mn>
            </mrow>
          </mrow>
        </mrow>
        <mo fence="true" stretchy="false">}</mo>
      </mrow>
    </mrow>
    <annotation encoding="StarMath 5.0">lbrace 3+2 cdot 1, -1+3 cdot 1, -3+2cdot1 rbrace = lbrace 5, 2, -1 rbrace</annotation>
  </semantics>
</math>
</file>

<file path=Object 119/content.xml><?xml version="1.0" encoding="utf-8"?>
<math xmlns="http://www.w3.org/1998/Math/MathML" display="block">
  <semantics>
    <mrow>
      <mo fence="true" stretchy="false">{</mo>
      <mrow>
        <mrow>
          <mn>5</mn>
          <mi>,</mi>
          <mn>2</mn>
          <mrow>
            <mi>,</mi>
            <mo stretchy="false">−</mo>
            <mn>1</mn>
          </mrow>
        </mrow>
      </mrow>
      <mo fence="true" stretchy="false">}</mo>
    </mrow>
    <annotation encoding="StarMath 5.0">lbrace 5, 2, -1 rbrace</annotation>
  </semantics>
</math>
</file>

<file path=Object 12/content.xml><?xml version="1.0" encoding="utf-8"?>
<math xmlns="http://www.w3.org/1998/Math/MathML" display="block">
  <semantics>
    <mrow>
      <mrow>
        <mo fence="true" stretchy="false">[</mo>
        <mrow>
          <mi mathvariant="italic">BA</mi>
        </mrow>
        <mo fence="true" stretchy="false">]</mo>
      </mrow>
      <mo stretchy="false">=</mo>
      <mrow>
        <mrow>
          <mo fence="true" stretchy="true">[</mo>
          <mrow>
            <mtable>
              <mtr>
                <mtd>
                  <mn>3</mn>
                </mtd>
                <mtd>
                  <mn>5</mn>
                </mtd>
                <mtd>
                  <mn>5</mn>
                </mtd>
              </mtr>
              <mtr>
                <mtd>
                  <mn>7</mn>
                </mtd>
                <mtd>
                  <mn>1</mn>
                </mtd>
                <mtd>
                  <mn>2</mn>
                </mtd>
              </mtr>
              <mtr>
                <mtd>
                  <mn>1</mn>
                </mtd>
                <mtd>
                  <mn>6</mn>
                </mtd>
                <mtd>
                  <mn>0</mn>
                </mtd>
              </mtr>
            </mtable>
          </mrow>
          <mo fence="true" stretchy="true">]</mo>
        </mrow>
        <mo stretchy="false">⋅</mo>
        <mrow>
          <mo fence="true" stretchy="true">[</mo>
          <mrow>
            <mtable>
              <mtr>
                <mtd>
                  <mn>5</mn>
                </mtd>
                <mtd>
                  <mn>1</mn>
                </mtd>
                <mtd>
                  <mrow>
                    <mo stretchy="false">−</mo>
                    <mn>2</mn>
                  </mrow>
                </mtd>
              </mtr>
              <mtr>
                <mtd>
                  <mn>1</mn>
                </mtd>
                <mtd>
                  <mn>3</mn>
                </mtd>
                <mtd>
                  <mrow>
                    <mo stretchy="false">−</mo>
                    <mn>1</mn>
                  </mrow>
                </mtd>
              </mtr>
              <mtr>
                <mtd>
                  <mn>8</mn>
                </mtd>
                <mtd>
                  <mn>4</mn>
                </mtd>
                <mtd>
                  <mrow>
                    <mo stretchy="false">−</mo>
                    <mn>1</mn>
                  </mrow>
                </mtd>
              </mtr>
            </mtable>
          </mrow>
          <mo fence="true" stretchy="true">]</mo>
        </mrow>
      </mrow>
      <mo stretchy="false">=</mo>
      <mrow>
        <mo fence="true" stretchy="true">[</mo>
        <mrow>
          <mtable>
            <mtr>
              <mtd>
                <mrow>
                  <mrow>
                    <mn>3</mn>
                    <mo stretchy="false">⋅</mo>
                    <mn>5</mn>
                  </mrow>
                  <mo stretchy="false">+</mo>
                  <mrow>
                    <mn>5</mn>
                    <mo stretchy="false">⋅</mo>
                    <mn>1</mn>
                  </mrow>
                  <mo stretchy="false">+</mo>
                  <mrow>
                    <mn>5</mn>
                    <mo stretchy="false">⋅</mo>
                    <mn>8</mn>
                  </mrow>
                </mrow>
              </mtd>
              <mtd>
                <mrow>
                  <mrow>
                    <mn>3</mn>
                    <mo stretchy="false">⋅</mo>
                    <mn>1</mn>
                  </mrow>
                  <mo stretchy="false">+</mo>
                  <mrow>
                    <mn>5</mn>
                    <mo stretchy="false">⋅</mo>
                    <mn>3</mn>
                  </mrow>
                  <mo stretchy="false">+</mo>
                  <mrow>
                    <mn>5</mn>
                    <mo stretchy="false">⋅</mo>
                    <mn>4</mn>
                  </mrow>
                </mrow>
              </mtd>
              <mtd>
                <mrow>
                  <mrow>
                    <mn>3</mn>
                    <mo stretchy="false">⋅</mo>
                    <mrow>
                      <mo fence="true" stretchy="false">(</mo>
                      <mrow>
                        <mrow>
                          <mo stretchy="false">−</mo>
                          <mn>2</mn>
                        </mrow>
                      </mrow>
                      <mo fence="true" stretchy="false">)</mo>
                    </mrow>
                  </mrow>
                  <mo stretchy="false">+</mo>
                  <mrow>
                    <mn>5</mn>
                    <mo stretchy="false">⋅</mo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o stretchy="false">+</mo>
                  <mrow>
                    <mn>5</mn>
                    <mo stretchy="false">⋅</mo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</mtd>
            </mtr>
            <mtr>
              <mtd>
                <mrow>
                  <mrow>
                    <mn>7</mn>
                    <mo stretchy="false">⋅</mo>
                    <mn>5</mn>
                  </mrow>
                  <mo stretchy="false">+</mo>
                  <mrow>
                    <mn>1</mn>
                    <mo stretchy="false">⋅</mo>
                    <mn>1</mn>
                  </mrow>
                  <mo stretchy="false">+</mo>
                  <mrow>
                    <mn>2</mn>
                    <mo stretchy="false">⋅</mo>
                    <mn>8</mn>
                  </mrow>
                </mrow>
              </mtd>
              <mtd>
                <mrow>
                  <mrow>
                    <mn>7</mn>
                    <mo stretchy="false">⋅</mo>
                    <mn>1</mn>
                  </mrow>
                  <mo stretchy="false">+</mo>
                  <mrow>
                    <mn>1</mn>
                    <mo stretchy="false">⋅</mo>
                    <mn>3</mn>
                  </mrow>
                  <mo stretchy="false">+</mo>
                  <mrow>
                    <mn>2</mn>
                    <mo stretchy="false">⋅</mo>
                    <mn>4</mn>
                  </mrow>
                </mrow>
              </mtd>
              <mtd>
                <mrow>
                  <mrow>
                    <mn>7</mn>
                    <mo stretchy="false">⋅</mo>
                    <mrow>
                      <mo fence="true" stretchy="false">(</mo>
                      <mrow>
                        <mrow>
                          <mo stretchy="false">−</mo>
                          <mn>2</mn>
                        </mrow>
                      </mrow>
                      <mo fence="true" stretchy="false">)</mo>
                    </mrow>
                  </mrow>
                  <mo stretchy="false">+</mo>
                  <mrow>
                    <mn>1</mn>
                    <mo stretchy="false">⋅</mo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o stretchy="false">+</mo>
                  <mrow>
                    <mn>2</mn>
                    <mo stretchy="false">⋅</mo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</mtd>
            </mtr>
            <mtr>
              <mtd>
                <mrow>
                  <mrow>
                    <mn>1</mn>
                    <mo stretchy="false">⋅</mo>
                    <mn>5</mn>
                  </mrow>
                  <mo stretchy="false">+</mo>
                  <mrow>
                    <mn>6</mn>
                    <mo stretchy="false">⋅</mo>
                    <mn>1</mn>
                  </mrow>
                  <mo stretchy="false">+</mo>
                  <mrow>
                    <mn>0</mn>
                    <mo stretchy="false">⋅</mo>
                    <mn>8</mn>
                  </mrow>
                </mrow>
              </mtd>
              <mtd>
                <mrow>
                  <mrow>
                    <mn>1</mn>
                    <mo stretchy="false">⋅</mo>
                    <mn>1</mn>
                  </mrow>
                  <mo stretchy="false">+</mo>
                  <mrow>
                    <mn>6</mn>
                    <mo stretchy="false">⋅</mo>
                    <mn>3</mn>
                  </mrow>
                  <mo stretchy="false">+</mo>
                  <mrow>
                    <mn>0</mn>
                    <mo stretchy="false">⋅</mo>
                    <mn>4</mn>
                  </mrow>
                </mrow>
              </mtd>
              <mtd>
                <mrow>
                  <mrow>
                    <mn>1</mn>
                    <mo stretchy="false">⋅</mo>
                    <mrow>
                      <mo fence="true" stretchy="false">(</mo>
                      <mrow>
                        <mrow>
                          <mo stretchy="false">−</mo>
                          <mn>2</mn>
                        </mrow>
                      </mrow>
                      <mo fence="true" stretchy="false">)</mo>
                    </mrow>
                  </mrow>
                  <mo stretchy="false">+</mo>
                  <mrow>
                    <mn>6</mn>
                    <mo stretchy="false">⋅</mo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o stretchy="false">+</mo>
                  <mrow>
                    <mn>0</mn>
                    <mo stretchy="false">⋅</mo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</mtd>
            </mtr>
          </mtable>
        </mrow>
        <mo fence="true" stretchy="true">]</mo>
      </mrow>
    </mrow>
    <annotation encoding="StarMath 5.0">[BA] = left [ matrix{3 # 5 # 5 ## 7 # 1 # 2 ## 1 # 6 # 0}  right ] cdot left [ matrix{5 # 1 # -2 ## 1 # 3 # -1 ## 8 # 4 # -1}  right ] = left [ matrix{3 cdot 5 + 5 cdot 1 + 5 cdot 8 # 3 cdot 1 + 5 cdot 3 + 5 cdot 4 # 3 cdot (-2) + 5 cdot (-1) + 5 cdot (-1) ## 7 cdot 5 + 1 cdot 1 + 2 cdot 8 # 7 cdot 1 + 1 cdot 3 + 2 cdot 4 # 7 cdot (-2) + 1 cdot (-1) + 2 cdot (-1) ## 1 cdot 5 + 6 cdot 1 + 0 cdot 8 # 1 cdot 1 + 6 cdot 3 + 0 cdot 4 # 1 cdot (-2) + 6 cdot (-1) + 0 cdot (-1)}  right ]</annotation>
  </semantics>
</math>
</file>

<file path=Object 120/content.xml><?xml version="1.0" encoding="utf-8"?>
<math xmlns="http://www.w3.org/1998/Math/MathML" display="block">
  <semantics>
    <mrow>
      <munder>
        <mi>lim</mi>
        <mrow>
          <mi>x</mi>
          <mo stretchy="false">→</mo>
          <mn>3</mn>
        </mrow>
      </munder>
      <mfrac>
        <mrow>
          <mn>6</mn>
          <mo stretchy="false">+</mo>
          <mi>x</mi>
          <mo stretchy="false">−</mo>
          <msup>
            <mi>x</mi>
            <mn>2</mn>
          </msup>
        </mrow>
        <mrow>
          <msup>
            <mi>x</mi>
            <mn>3</mn>
          </msup>
          <mo stretchy="false">−</mo>
          <mn>27</mn>
        </mrow>
      </mfrac>
    </mrow>
    <annotation encoding="StarMath 5.0">lim from{ x toward 3 } {{6+x-x^{2}} over {x^{3}-27}}</annotation>
  </semantics>
</math>
</file>

<file path=Object 121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n>3</mn>
            </mrow>
          </munder>
          <mfrac>
            <mrow>
              <mn>6</mn>
              <mo stretchy="false">+</mo>
              <mi>x</mi>
              <mo stretchy="false">−</mo>
              <msup>
                <mi>x</mi>
                <mn>2</mn>
              </msup>
            </mrow>
            <mrow>
              <msup>
                <mi>x</mi>
                <mn>3</mn>
              </msup>
              <mo stretchy="false">−</mo>
              <mn>27</mn>
            </mrow>
          </mfrac>
        </mrow>
        <mo stretchy="false">=</mo>
        <mspace width="0.5em"/>
      </mrow>
      <mrow>
        <mrow>
          <munder>
            <mi>lim</mi>
            <mrow>
              <mi>x</mi>
              <mo stretchy="false">→</mo>
              <mn>3</mn>
            </mrow>
          </munder>
          <mfrac>
            <mrow>
              <mo stretchy="false">−</mo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−</mo>
                    <mi>x</mi>
                    <mo stretchy="false">−</mo>
                    <mn>6</mn>
                  </mrow>
                </mrow>
                <mo fence="true" stretchy="false">)</mo>
              </mrow>
            </mrow>
            <mrow>
              <msup>
                <mi>x</mi>
                <mn>3</mn>
              </msup>
              <mo stretchy="false">−</mo>
              <mn>27</mn>
            </mrow>
          </mfrac>
        </mrow>
        <mo stretchy="false">=</mo>
        <mspace width="0.5em"/>
      </mrow>
      <mrow>
        <mrow>
          <munder>
            <mi>lim</mi>
            <mrow>
              <mi>x</mi>
              <mo stretchy="false">→</mo>
              <mn>3</mn>
            </mrow>
          </munder>
          <mfrac>
            <mrow>
              <mrow>
                <mo stretchy="false">−</mo>
                <mrow>
                  <mo fence="true" stretchy="false">(</mo>
                  <mrow>
                    <mrow>
                      <mi>x</mi>
                      <mo stretchy="false">−</mo>
                      <mn>3</mn>
                    </mrow>
                  </mrow>
                  <mo fence="true" stretchy="false">)</mo>
                </mrow>
              </mrow>
              <mrow>
                <mo fence="true" stretchy="false">(</mo>
                <mrow>
                  <mrow>
                    <mi>x</mi>
                    <mo stretchy="false">+</mo>
                    <mn>2</mn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i>x</mi>
                    <mo stretchy="false">−</mo>
                    <mn>3</mn>
                  </mrow>
                </mrow>
                <mo fence="true" stretchy="false">)</mo>
              </mrow>
              <mrow>
                <mo fence="true" stretchy="false">(</mo>
                <mrow>
                  <mrow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  <mrow>
                      <mi>x</mi>
                      <mo stretchy="false">+</mo>
                      <mn>9</mn>
                    </mrow>
                  </mrow>
                </mrow>
                <mo fence="true" stretchy="false">)</mo>
              </mrow>
            </mrow>
          </mfrac>
        </mrow>
        <mo stretchy="false">=</mo>
        <mspace width="0.5em"/>
      </mrow>
      <mrow>
        <mrow>
          <munder>
            <mi>lim</mi>
            <mrow>
              <mi>x</mi>
              <mo stretchy="false">→</mo>
              <mn>3</mn>
            </mrow>
          </munder>
          <mfrac>
            <mrow>
              <mo stretchy="false">−</mo>
              <mrow>
                <mo fence="true" stretchy="false">(</mo>
                <mrow>
                  <mrow>
                    <mi>x</mi>
                    <mo stretchy="false">+</mo>
                    <mn>2</mn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row>
                    <msup>
                      <mi>x</mi>
                      <mn>2</mn>
                    </msup>
                    <mo stretchy="false">+</mo>
                    <mn>3</mn>
                  </mrow>
                  <mrow>
                    <mi>x</mi>
                    <mo stretchy="false">+</mo>
                    <mn>9</mn>
                  </mrow>
                </mrow>
              </mrow>
              <mo fence="true" stretchy="false">)</mo>
            </mrow>
          </mfrac>
        </mrow>
        <mo stretchy="false">=</mo>
        <mrow>
          <mspace width="0.5em"/>
          <mo stretchy="false">−</mo>
          <mfrac>
            <mn>5</mn>
            <mn>27</mn>
          </mfrac>
        </mrow>
      </mrow>
    </mrow>
    <annotation encoding="StarMath 5.0">lim from{ x toward 3 } {{6+x-x^{2}} over {x^{3}-27}} = `lim from{ x toward 3 } {{-(x^{2}-x-6)} over {x^{3}-27}} = `lim from{ x toward 3 } {{-(x-3)(x+2)} over {(x-3)(x^{2}+3x+9)}} = `lim from{ x toward 3 } {{-(x+2)} over {(x^{2}+3x+9)}} = `-{ 5 } over { 27 }</annotation>
  </semantics>
</math>
</file>

<file path=Object 122/content.xml><?xml version="1.0" encoding="utf-8"?>
<math xmlns="http://www.w3.org/1998/Math/MathML" display="block">
  <semantics>
    <mrow>
      <mo stretchy="false">−</mo>
      <mfrac>
        <mn>5</mn>
        <mn>27</mn>
      </mfrac>
    </mrow>
    <annotation encoding="StarMath 5.0">-{{ 5 } over { 27 }}</annotation>
  </semantics>
</math>
</file>

<file path=Object 123/content.xml><?xml version="1.0" encoding="utf-8"?>
<math xmlns="http://www.w3.org/1998/Math/MathML" display="block">
  <semantics>
    <mrow>
      <munder>
        <mi>lim</mi>
        <mrow>
          <mi>x</mi>
          <mo stretchy="false">→</mo>
          <mi mathvariant="normal">∞</mi>
        </mrow>
      </munder>
      <mfrac>
        <mrow>
          <mn>5</mn>
          <mrow>
            <msup>
              <mi>x</mi>
              <mn>4</mn>
            </msup>
            <mo stretchy="false">−</mo>
            <mn>3</mn>
          </mrow>
          <mrow>
            <msup>
              <mi>x</mi>
              <mn>2</mn>
            </msup>
            <mo stretchy="false">+</mo>
            <mn>7</mn>
          </mrow>
        </mrow>
        <mrow>
          <mrow>
            <msup>
              <mi>x</mi>
              <mn>4</mn>
            </msup>
            <mo stretchy="false">+</mo>
            <mn>2</mn>
          </mrow>
          <mrow>
            <msup>
              <mi>x</mi>
              <mn>3</mn>
            </msup>
            <mo stretchy="false">+</mo>
            <mn>1</mn>
          </mrow>
        </mrow>
      </mfrac>
    </mrow>
    <annotation encoding="StarMath 5.0">lim from{ x toward  %infinite } {{5x^{4}-3x^{2}+7} over {x^{4}+2x^{3}+1}}</annotation>
  </semantics>
</math>
</file>

<file path=Object 124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 mathvariant="normal">∞</mi>
            </mrow>
          </munder>
          <mfrac>
            <mrow>
              <mn>5</mn>
              <mrow>
                <msup>
                  <mi>x</mi>
                  <mn>4</mn>
                </msup>
                <mo stretchy="false">−</mo>
                <mn>3</mn>
              </mrow>
              <mrow>
                <msup>
                  <mi>x</mi>
                  <mn>2</mn>
                </msup>
                <mo stretchy="false">+</mo>
                <mn>7</mn>
              </mrow>
            </mrow>
            <mrow>
              <mrow>
                <msup>
                  <mi>x</mi>
                  <mn>4</mn>
                </msup>
                <mo stretchy="false">+</mo>
                <mn>2</mn>
              </mrow>
              <mrow>
                <msup>
                  <mi>x</mi>
                  <mn>3</mn>
                </msup>
                <mo stretchy="false">+</mo>
                <mn>1</mn>
              </mrow>
            </mrow>
          </mfrac>
        </mrow>
        <mo stretchy="false">=</mo>
        <mspace width="0.5em"/>
      </mrow>
      <mrow>
        <mrow>
          <munder>
            <mi>lim</mi>
            <mrow>
              <mi>x</mi>
              <mo stretchy="false">→</mo>
              <mi mathvariant="normal">∞</mi>
            </mrow>
          </munder>
          <mfrac>
            <mrow>
              <mn>5</mn>
              <mo stretchy="false">−</mo>
              <mfrac>
                <mn>3</mn>
                <msup>
                  <mi>x</mi>
                  <mn>2</mn>
                </msup>
              </mfrac>
              <mo stretchy="false">+</mo>
              <mfrac>
                <mn>7</mn>
                <msup>
                  <mi>x</mi>
                  <mn>4</mn>
                </msup>
              </mfrac>
            </mrow>
            <mrow>
              <mn>1</mn>
              <mo stretchy="false">+</mo>
              <mfrac>
                <mn>2</mn>
                <mi>x</mi>
              </mfrac>
              <mo stretchy="false">+</mo>
              <mfrac>
                <mn>1</mn>
                <msup>
                  <mi>x</mi>
                  <mn>4</mn>
                </msup>
              </mfrac>
            </mrow>
          </mfrac>
        </mrow>
        <mo stretchy="false">=</mo>
        <mspace width="0.5em"/>
      </mrow>
      <mrow>
        <mfrac>
          <mn>5</mn>
          <mn>1</mn>
        </mfrac>
        <mo stretchy="false">=</mo>
        <mspace width="0.5em"/>
      </mrow>
      <mn>5</mn>
    </mrow>
    <annotation encoding="StarMath 5.0">lim from{ x toward  %infinite } {{5x^{4}-3x^{2}+7} over {x^{4}+2x^{3}+1}} = `lim from{ x toward  %infinite } {{5-{3} over {x^{2}}+{7} over {x^{4}}} over {1+{2} over {x}+{1} over {x^{4}}}} = `{ 5 } over { 1 } = `5</annotation>
  </semantics>
</math>
</file>

<file path=Object 125/content.xml><?xml version="1.0" encoding="utf-8"?>
<math xmlns="http://www.w3.org/1998/Math/MathML" display="block">
  <semantics>
    <mrow>
      <munder>
        <mi>lim</mi>
        <mrow>
          <mi>x</mi>
          <mo stretchy="false">→</mo>
          <mrow>
            <mo stretchy="false">−</mo>
            <mn>3</mn>
          </mrow>
        </mrow>
      </munder>
      <mfrac>
        <mrow>
          <msqrt>
            <mrow>
              <mi>x</mi>
              <mo stretchy="false">+</mo>
              <mn>10</mn>
            </mrow>
          </msqrt>
          <mo stretchy="false">−</mo>
          <msqrt>
            <mrow>
              <mn>4</mn>
              <mo stretchy="false">−</mo>
              <mi>x</mi>
            </mrow>
          </msqrt>
        </mrow>
        <mrow>
          <mn>2</mn>
          <mrow>
            <msup>
              <mi>x</mi>
              <mn>2</mn>
            </msup>
            <mo stretchy="false">−</mo>
            <mi>x</mi>
            <mo stretchy="false">−</mo>
            <mn>21</mn>
          </mrow>
        </mrow>
      </mfrac>
    </mrow>
    <annotation encoding="StarMath 5.0">lim from{ x toward -3 } {{ sqrt{x+10} - sqrt{4-x} } over {2x^{2}-x-21}}</annotation>
  </semantics>
</math>
</file>

<file path=Object 126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row>
                <mo stretchy="false">−</mo>
                <mn>3</mn>
              </mrow>
            </mrow>
          </munder>
          <mfrac>
            <mrow>
              <msqrt>
                <mrow>
                  <mi>x</mi>
                  <mo stretchy="false">+</mo>
                  <mn>10</mn>
                </mrow>
              </msqrt>
              <mo stretchy="false">−</mo>
              <msqrt>
                <mrow>
                  <mn>4</mn>
                  <mo stretchy="false">−</mo>
                  <mi>x</mi>
                </mrow>
              </msqrt>
            </mrow>
            <mrow>
              <mn>2</mn>
              <mrow>
                <msup>
                  <mi>x</mi>
                  <mn>2</mn>
                </msup>
                <mo stretchy="false">−</mo>
                <mi>x</mi>
                <mo stretchy="false">−</mo>
                <mn>21</mn>
              </mrow>
            </mrow>
          </mfrac>
        </mrow>
        <mo stretchy="false">=</mo>
        <mspace width="0.5em"/>
      </mrow>
      <mrow>
        <mrow>
          <munder>
            <mi>lim</mi>
            <mrow>
              <mi>x</mi>
              <mo stretchy="false">→</mo>
              <mrow>
                <mo stretchy="false">−</mo>
                <mn>3</mn>
              </mrow>
            </mrow>
          </munder>
          <mrow>
            <mfrac>
              <mrow>
                <msqrt>
                  <mrow>
                    <mi>x</mi>
                    <mo stretchy="false">+</mo>
                    <mn>10</mn>
                  </mrow>
                </msqrt>
                <mo stretchy="false">−</mo>
                <msqrt>
                  <mrow>
                    <mn>4</mn>
                    <mo stretchy="false">−</mo>
                    <mi>x</mi>
                  </mrow>
                </msqrt>
              </mrow>
              <mrow>
                <mn>2</mn>
                <mrow>
                  <msup>
                    <mi>x</mi>
                    <mn>2</mn>
                  </msup>
                  <mo stretchy="false">−</mo>
                  <mi>x</mi>
                  <mo stretchy="false">−</mo>
                  <mn>21</mn>
                </mrow>
              </mrow>
            </mfrac>
            <mo stretchy="false">⋅</mo>
            <mfrac>
              <mrow>
                <msqrt>
                  <mrow>
                    <mi>x</mi>
                    <mo stretchy="false">+</mo>
                    <mn>10</mn>
                  </mrow>
                </msqrt>
                <mo stretchy="false">+</mo>
                <msqrt>
                  <mrow>
                    <mn>4</mn>
                    <mo stretchy="false">−</mo>
                    <mi>x</mi>
                  </mrow>
                </msqrt>
              </mrow>
              <mrow>
                <msqrt>
                  <mrow>
                    <mi>x</mi>
                    <mo stretchy="false">+</mo>
                    <mn>10</mn>
                  </mrow>
                </msqrt>
                <mo stretchy="false">+</mo>
                <msqrt>
                  <mrow>
                    <mn>4</mn>
                    <mo stretchy="false">−</mo>
                    <mi>x</mi>
                  </mrow>
                </msqrt>
              </mrow>
            </mfrac>
          </mrow>
        </mrow>
        <mo stretchy="false">=</mo>
        <mspace width="0.5em"/>
      </mrow>
      <mrow>
        <munder>
          <mi>lim</mi>
          <mrow>
            <mi>x</mi>
            <mo stretchy="false">→</mo>
            <mrow>
              <mo stretchy="false">−</mo>
              <mn>3</mn>
            </mrow>
          </mrow>
        </munder>
        <mfrac>
          <mrow>
            <mrow>
              <mo fence="true" stretchy="false">(</mo>
              <mrow>
                <mrow>
                  <mi>x</mi>
                  <mo stretchy="false">+</mo>
                  <mn>10</mn>
                </mrow>
              </mrow>
              <mo fence="true" stretchy="false">)</mo>
            </mrow>
            <mo stretchy="false">−</mo>
            <mrow>
              <mo fence="true" stretchy="false">(</mo>
              <mrow>
                <mrow>
                  <mn>4</mn>
                  <mo stretchy="false">−</mo>
                  <mi>x</mi>
                </mrow>
              </mrow>
              <mo fence="true" stretchy="false">)</mo>
            </mrow>
          </mrow>
          <mrow>
            <mrow>
              <mo fence="true" stretchy="false">(</mo>
              <mrow>
                <mrow>
                  <mi>x</mi>
                  <mo stretchy="false">+</mo>
                  <mn>3</mn>
                </mrow>
              </mrow>
              <mo fence="true" stretchy="false">)</mo>
            </mrow>
            <mrow>
              <mo fence="true" stretchy="false">(</mo>
              <mrow>
                <mrow>
                  <mn>2</mn>
                  <mrow>
                    <mi>x</mi>
                    <mo stretchy="false">−</mo>
                    <mn>7</mn>
                  </mrow>
                </mrow>
              </mrow>
              <mo fence="true" stretchy="false">)</mo>
            </mrow>
            <mrow>
              <mo fence="true" stretchy="false">(</mo>
              <mrow>
                <mrow>
                  <msqrt>
                    <mrow>
                      <mi>x</mi>
                      <mo stretchy="false">+</mo>
                      <mn>10</mn>
                    </mrow>
                  </msqrt>
                  <mo stretchy="false">+</mo>
                  <msqrt>
                    <mrow>
                      <mn>4</mn>
                      <mo stretchy="false">−</mo>
                      <mi>x</mi>
                    </mrow>
                  </msqrt>
                </mrow>
              </mrow>
              <mo fence="true" stretchy="false">)</mo>
            </mrow>
          </mrow>
        </mfrac>
      </mrow>
    </mrow>
    <annotation encoding="StarMath 5.0">lim from{ x toward -3 } {{ sqrt{x+10} - sqrt{4-x} } over {2x^{2}-x-21}} = `lim from{ x toward -3 } {{{sqrt{x+10} - sqrt{4-x}} over {2x^{2}-x-21}} cdot {{sqrt{x+10} + sqrt{4-x}} over {sqrt{x+10} + sqrt{4-x}}}} =`lim from{ x toward -3 } {{(x+10) - (4-x)} over {(x+3)(2x-7)(sqrt{x+10} + sqrt{4-x})}}</annotation>
  </semantics>
</math>
</file>

<file path=Object 127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row>
                <mo stretchy="false">−</mo>
                <mn>3</mn>
              </mrow>
            </mrow>
          </munder>
          <mfrac>
            <mrow>
              <mrow>
                <mo fence="true" stretchy="false">(</mo>
                <mrow>
                  <mrow>
                    <mi>x</mi>
                    <mo stretchy="false">+</mo>
                    <mn>10</mn>
                  </mrow>
                </mrow>
                <mo fence="true" stretchy="false">)</mo>
              </mrow>
              <mo stretchy="false">−</mo>
              <mrow>
                <mo fence="true" stretchy="false">(</mo>
                <mrow>
                  <mrow>
                    <mn>4</mn>
                    <mo stretchy="false">−</mo>
                    <mi>x</mi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i>x</mi>
                    <mo stretchy="false">+</mo>
                    <mn>3</mn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2</mn>
                    <mrow>
                      <mi>x</mi>
                      <mo stretchy="false">−</mo>
                      <mn>7</mn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sqrt>
                      <mrow>
                        <mi>x</mi>
                        <mo stretchy="false">+</mo>
                        <mn>10</mn>
                      </mrow>
                    </msqrt>
                    <mo stretchy="false">+</mo>
                    <msqrt>
                      <mrow>
                        <mn>4</mn>
                        <mo stretchy="false">−</mo>
                        <mi>x</mi>
                      </mrow>
                    </msqrt>
                  </mrow>
                </mrow>
                <mo fence="true" stretchy="false">)</mo>
              </mrow>
            </mrow>
          </mfrac>
        </mrow>
        <mo stretchy="false">=</mo>
        <mspace width="0.5em"/>
      </mrow>
      <mrow>
        <munder>
          <mi>lim</mi>
          <mrow>
            <mi>x</mi>
            <mo stretchy="false">→</mo>
            <mrow>
              <mo stretchy="false">−</mo>
              <mn>3</mn>
            </mrow>
          </mrow>
        </munder>
        <mfrac>
          <mrow>
            <mn>2</mn>
            <mrow>
              <mo fence="true" stretchy="false">(</mo>
              <mrow>
                <mrow>
                  <mi>x</mi>
                  <mo stretchy="false">+</mo>
                  <mn>3</mn>
                </mrow>
              </mrow>
              <mo fence="true" stretchy="false">)</mo>
            </mrow>
          </mrow>
          <mrow>
            <mrow>
              <mo fence="true" stretchy="false">(</mo>
              <mrow>
                <mrow>
                  <mi>x</mi>
                  <mo stretchy="false">+</mo>
                  <mn>3</mn>
                </mrow>
              </mrow>
              <mo fence="true" stretchy="false">)</mo>
            </mrow>
            <mrow>
              <mo fence="true" stretchy="false">(</mo>
              <mrow>
                <mrow>
                  <mn>2</mn>
                  <mrow>
                    <mi>x</mi>
                    <mo stretchy="false">−</mo>
                    <mn>7</mn>
                  </mrow>
                </mrow>
              </mrow>
              <mo fence="true" stretchy="false">)</mo>
            </mrow>
            <mrow>
              <mo fence="true" stretchy="false">(</mo>
              <mrow>
                <mrow>
                  <msqrt>
                    <mrow>
                      <mi>x</mi>
                      <mo stretchy="false">+</mo>
                      <mn>10</mn>
                    </mrow>
                  </msqrt>
                  <mo stretchy="false">+</mo>
                  <msqrt>
                    <mrow>
                      <mn>4</mn>
                      <mo stretchy="false">−</mo>
                      <mi>x</mi>
                    </mrow>
                  </msqrt>
                </mrow>
              </mrow>
              <mo fence="true" stretchy="false">)</mo>
            </mrow>
          </mrow>
        </mfrac>
      </mrow>
    </mrow>
    <annotation encoding="StarMath 5.0">lim from{ x toward -3 } {{(x+10) - (4-x)} over {(x+3)(2x-7)(sqrt{x+10} + sqrt{4-x})}}=`lim from{ x toward -3 } {{2(x+3)} over {(x+3)(2x-7)(sqrt{x+10} + sqrt{4-x})}}</annotation>
  </semantics>
</math>
</file>

<file path=Object 12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row>
              <mo stretchy="false">−</mo>
              <mn>3</mn>
            </mrow>
          </mrow>
        </munder>
        <mfrac>
          <mn>2</mn>
          <mrow>
            <mrow>
              <mo fence="true" stretchy="false">(</mo>
              <mrow>
                <mrow>
                  <mn>2</mn>
                  <mrow>
                    <mi>x</mi>
                    <mo stretchy="false">−</mo>
                    <mn>7</mn>
                  </mrow>
                </mrow>
              </mrow>
              <mo fence="true" stretchy="false">)</mo>
            </mrow>
            <mrow>
              <mo fence="true" stretchy="false">(</mo>
              <mrow>
                <mrow>
                  <msqrt>
                    <mrow>
                      <mi>x</mi>
                      <mo stretchy="false">+</mo>
                      <mn>10</mn>
                    </mrow>
                  </msqrt>
                  <mo stretchy="false">+</mo>
                  <msqrt>
                    <mrow>
                      <mn>4</mn>
                      <mo stretchy="false">−</mo>
                      <mi>x</mi>
                    </mrow>
                  </msqrt>
                </mrow>
              </mrow>
              <mo fence="true" stretchy="false">)</mo>
            </mrow>
          </mrow>
        </mfrac>
      </mrow>
      <mo stretchy="false">=</mo>
      <mfrac>
        <mn>2</mn>
        <mrow>
          <mrow>
            <mrow>
              <mo stretchy="false">−</mo>
              <mn>13</mn>
            </mrow>
            <mo stretchy="false">⋅</mo>
            <mn>2</mn>
          </mrow>
          <msqrt>
            <mn>7</mn>
          </msqrt>
        </mrow>
      </mfrac>
      <mo stretchy="false">=</mo>
      <mrow>
        <mo stretchy="false">−</mo>
        <mfrac>
          <msqrt>
            <mn>7</mn>
          </msqrt>
          <mn>91</mn>
        </mfrac>
      </mrow>
    </mrow>
    <annotation encoding="StarMath 5.0">lim from{ x toward -3 } {{2} over {(2x-7)(sqrt{x+10} + sqrt{4-x})}} ={ 2 } over { -13 cdot 2sqrt{7} }=-{{ sqrt{7} } over { 91 }}</annotation>
  </semantics>
</math>
</file>

<file path=Object 129/content.xml><?xml version="1.0" encoding="utf-8"?>
<math xmlns="http://www.w3.org/1998/Math/MathML" display="block">
  <semantics>
    <mrow>
      <mo stretchy="false">−</mo>
      <mfrac>
        <msqrt>
          <mn>7</mn>
        </msqrt>
        <mn>91</mn>
      </mfrac>
    </mrow>
    <annotation encoding="StarMath 5.0">-{{ sqrt{7} } over { 91 }}</annotation>
  </semantics>
</math>
</file>

<file path=Object 13/content.xml><?xml version="1.0" encoding="utf-8"?>
<math xmlns="http://www.w3.org/1998/Math/MathML" display="block">
  <semantics>
    <mrow>
      <mo fence="true" stretchy="true">[</mo>
      <mrow>
        <mtable>
          <mtr>
            <mtd>
              <mn>60</mn>
            </mtd>
            <mtd>
              <mn>38</mn>
            </mtd>
            <mtd>
              <mrow>
                <mo stretchy="false">−</mo>
                <mn>16</mn>
              </mrow>
            </mtd>
          </mtr>
          <mtr>
            <mtd>
              <mn>52</mn>
            </mtd>
            <mtd>
              <mn>18</mn>
            </mtd>
            <mtd>
              <mrow>
                <mo stretchy="false">−</mo>
                <mn>17</mn>
              </mrow>
            </mtd>
          </mtr>
          <mtr>
            <mtd>
              <mn>17</mn>
            </mtd>
            <mtd>
              <mn>19</mn>
            </mtd>
            <mtd>
              <mrow>
                <mo stretchy="false">−</mo>
                <mn>8</mn>
              </mrow>
            </mtd>
          </mtr>
        </mtable>
      </mrow>
      <mo fence="true" stretchy="true">]</mo>
    </mrow>
    <annotation encoding="StarMath 5.0">left [ matrix{60 # 38 # -16 ## 52 # 18 # -17 ## 17 # 19 # -8}  right ]</annotation>
  </semantics>
</math>
</file>

<file path=Object 130/content.xml><?xml version="1.0" encoding="utf-8"?>
<math xmlns="http://www.w3.org/1998/Math/MathML" display="block">
  <semantics>
    <mrow>
      <munder>
        <mi>lim</mi>
        <mrow>
          <mi>x</mi>
          <mo stretchy="false">→</mo>
          <mn>0</mn>
        </mrow>
      </munder>
      <mfrac>
        <mrow>
          <msup>
            <mi mathvariant="normal">e</mi>
            <mrow>
              <mn>3</mn>
              <mi>x</mi>
            </mrow>
          </msup>
          <mo stretchy="false">−</mo>
          <mn>1</mn>
        </mrow>
        <mrow>
          <mrow>
            <msup>
              <mi>x</mi>
              <mn>3</mn>
            </msup>
            <mo stretchy="false">+</mo>
            <mn>27</mn>
          </mrow>
          <mi>x</mi>
        </mrow>
      </mfrac>
    </mrow>
    <annotation encoding="StarMath 5.0">lim from{ x toward 0 } { { func e^{3x} - 1  } over {x^{3}+27x} }</annotation>
  </semantics>
</math>
</file>

<file path=Object 131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n>0</mn>
            </mrow>
          </munder>
          <mfrac>
            <mrow>
              <msup>
                <mi mathvariant="normal">e</mi>
                <mrow>
                  <mn>3</mn>
                  <mi>x</mi>
                </mrow>
              </msup>
              <mo stretchy="false">−</mo>
              <mn>1</mn>
            </mrow>
            <mrow>
              <mrow>
                <msup>
                  <mi>x</mi>
                  <mn>3</mn>
                </msup>
                <mo stretchy="false">+</mo>
                <mn>27</mn>
              </mrow>
              <mi>x</mi>
            </mrow>
          </mfrac>
        </mrow>
        <mo stretchy="false">=</mo>
        <mspace width="0.5em"/>
      </mrow>
      <mrow>
        <mrow>
          <munder>
            <mi>lim</mi>
            <mrow>
              <mi>x</mi>
              <mo stretchy="false">→</mo>
              <mn>0</mn>
            </mrow>
          </munder>
          <msup>
            <mrow>
              <mo fence="true" stretchy="true">(</mo>
              <mrow>
                <mfrac>
                  <mrow>
                    <msup>
                      <mi mathvariant="normal">e</mi>
                      <mrow>
                        <mn>3</mn>
                        <mi>x</mi>
                      </mrow>
                    </msup>
                    <mo stretchy="false">−</mo>
                    <mn>1</mn>
                  </mrow>
                  <mrow>
                    <mrow>
                      <msup>
                        <mi>x</mi>
                        <mn>3</mn>
                      </msup>
                      <mo stretchy="false">+</mo>
                      <mn>27</mn>
                    </mrow>
                    <mi>x</mi>
                  </mrow>
                </mfrac>
              </mrow>
              <mo fence="true" stretchy="true">)</mo>
            </mrow>
            <mi>'</mi>
          </msup>
        </mrow>
        <mo stretchy="false">=</mo>
        <mspace width="0.5em"/>
      </mrow>
      <mrow>
        <mrow>
          <munder>
            <mi>lim</mi>
            <mrow>
              <mi>x</mi>
              <mo stretchy="false">→</mo>
              <mn>0</mn>
            </mrow>
          </munder>
          <mfrac>
            <mrow>
              <mn>3</mn>
              <msup>
                <mi mathvariant="normal">e</mi>
                <mrow>
                  <mn>3</mn>
                  <mi>x</mi>
                </mrow>
              </msup>
            </mrow>
            <mrow>
              <mn>3</mn>
              <mrow>
                <msup>
                  <mi>x</mi>
                  <mn>2</mn>
                </msup>
                <mo stretchy="false">+</mo>
                <mn>27</mn>
              </mrow>
            </mrow>
          </mfrac>
        </mrow>
        <mo stretchy="false">=</mo>
        <mspace width="0.5em"/>
      </mrow>
      <mrow>
        <mfrac>
          <mn>3</mn>
          <mn>27</mn>
        </mfrac>
        <mo stretchy="false">=</mo>
        <mspace width="0.5em"/>
      </mrow>
      <mfrac>
        <mn>1</mn>
        <mn>9</mn>
      </mfrac>
    </mrow>
    <annotation encoding="StarMath 5.0">lim from{ x toward 0 } { { func e^{3x} - 1  } over {x^{3}+27x} }=`lim from{ x toward 0 } { left ( { func e^{3x} - 1  } over {x^{3}+27x} right )^{'}} = `lim from{ x toward 0 } { {3func e^{3x}} over {3x^{2}+27} } = `{ 3 }over { 27 }= `{ 1 }over { 9 }</annotation>
  </semantics>
</math>
</file>

<file path=Object 132/content.xml><?xml version="1.0" encoding="utf-8"?>
<math xmlns="http://www.w3.org/1998/Math/MathML" display="block">
  <semantics>
    <mfrac>
      <mn>1</mn>
      <mn>9</mn>
    </mfrac>
    <annotation encoding="StarMath 5.0">{ 1 }over { 9 }</annotation>
  </semantics>
</math>
</file>

<file path=Object 133/content.xml><?xml version="1.0" encoding="utf-8"?>
<math xmlns="http://www.w3.org/1998/Math/MathML" display="block">
  <semantics>
    <msup>
      <mi mathvariant="normal">e</mi>
      <mn>2</mn>
    </msup>
    <annotation encoding="StarMath 5.0">func e^{2}</annotation>
  </semantics>
</math>
</file>

<file path=Object 134/content.xml><?xml version="1.0" encoding="utf-8"?>
<math xmlns="http://www.w3.org/1998/Math/MathML" display="block">
  <semantics>
    <mrow>
      <munder>
        <mi>lim</mi>
        <mrow>
          <mi>x</mi>
          <mo stretchy="false">→</mo>
          <mi mathvariant="normal">∞</mi>
        </mrow>
      </munder>
      <msup>
        <mrow>
          <mo fence="true" stretchy="true">(</mo>
          <mrow>
            <mfrac>
              <mrow>
                <mn>2</mn>
                <mi>x</mi>
              </mrow>
              <mrow>
                <mn>2</mn>
                <mrow>
                  <mi>x</mi>
                  <mo stretchy="false">+</mo>
                  <mn>1</mn>
                </mrow>
              </mrow>
            </mfrac>
          </mrow>
          <mo fence="true" stretchy="true">)</mo>
        </mrow>
        <mrow>
          <mrow>
            <mo stretchy="false">−</mo>
            <mn>4</mn>
          </mrow>
          <mi>x</mi>
        </mrow>
      </msup>
    </mrow>
    <annotation encoding="StarMath 5.0">lim from{ x toward %infinite } { left ( { 2x } over {2x+1} right )^{-4x}}</annotation>
  </semantics>
</math>
</file>

<file path=Object 135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 mathvariant="normal">∞</mi>
            </mrow>
          </munder>
          <msup>
            <mrow>
              <mo fence="true" stretchy="true">(</mo>
              <mrow>
                <mfrac>
                  <mrow>
                    <mn>2</mn>
                    <mi>x</mi>
                  </mrow>
                  <mrow>
                    <mn>2</mn>
                    <mrow>
                      <mi>x</mi>
                      <mo stretchy="false">+</mo>
                      <mn>1</mn>
                    </mrow>
                  </mrow>
                </mfrac>
              </mrow>
              <mo fence="true" stretchy="true">)</mo>
            </mrow>
            <mrow>
              <mrow>
                <mo stretchy="false">−</mo>
                <mn>4</mn>
              </mrow>
              <mi>x</mi>
            </mrow>
          </msup>
        </mrow>
        <mo stretchy="false">=</mo>
        <mspace width="0.5em"/>
      </mrow>
      <mrow>
        <mrow>
          <munder>
            <mi>lim</mi>
            <mrow>
              <mi>x</mi>
              <mo stretchy="false">→</mo>
              <mi mathvariant="normal">∞</mi>
            </mrow>
          </munder>
          <msup>
            <mrow>
              <mo fence="true" stretchy="true">(</mo>
              <mrow>
                <mfrac>
                  <mrow>
                    <mn>2</mn>
                    <mrow>
                      <mi>x</mi>
                      <mo stretchy="false">+</mo>
                      <mn>1</mn>
                      <mo stretchy="false">−</mo>
                      <mn>1</mn>
                    </mrow>
                  </mrow>
                  <mrow>
                    <mn>2</mn>
                    <mrow>
                      <mi>x</mi>
                      <mo stretchy="false">+</mo>
                      <mn>1</mn>
                    </mrow>
                  </mrow>
                </mfrac>
              </mrow>
              <mo fence="true" stretchy="true">)</mo>
            </mrow>
            <mrow>
              <mrow>
                <mo stretchy="false">−</mo>
                <mn>4</mn>
              </mrow>
              <mi>x</mi>
            </mrow>
          </msup>
        </mrow>
        <mo stretchy="false">=</mo>
        <mspace width="0.5em"/>
      </mrow>
      <mrow>
        <mrow>
          <munder>
            <mi>lim</mi>
            <mrow>
              <mi>x</mi>
              <mo stretchy="false">→</mo>
              <mi mathvariant="normal">∞</mi>
            </mrow>
          </munder>
          <msup>
            <mrow>
              <mo fence="true" stretchy="true">(</mo>
              <mrow>
                <mrow>
                  <mn>1</mn>
                  <mo stretchy="false">+</mo>
                  <mfrac>
                    <mrow>
                      <mo stretchy="false">−</mo>
                      <mn>1</mn>
                    </mrow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</mfrac>
                </mrow>
              </mrow>
              <mo fence="true" stretchy="true">)</mo>
            </mrow>
            <mrow>
              <mfrac>
                <mrow>
                  <mn>2</mn>
                  <mrow>
                    <mi>x</mi>
                    <mo stretchy="false">+</mo>
                    <mn>1</mn>
                  </mrow>
                </mrow>
                <mrow>
                  <mo stretchy="false">−</mo>
                  <mn>1</mn>
                </mrow>
              </mfrac>
              <mo stretchy="false">⋅</mo>
              <mfrac>
                <mrow>
                  <mo stretchy="false">−</mo>
                  <mn>1</mn>
                </mrow>
                <mrow>
                  <mn>2</mn>
                  <mrow>
                    <mi>x</mi>
                    <mo stretchy="false">+</mo>
                    <mn>1</mn>
                  </mrow>
                </mrow>
              </mfrac>
              <mo stretchy="false">⋅</mo>
              <mrow>
                <mo fence="true" stretchy="false">(</mo>
                <mrow>
                  <mrow>
                    <mrow>
                      <mo stretchy="false">−</mo>
                      <mn>4</mn>
                    </mrow>
                    <mi>x</mi>
                  </mrow>
                </mrow>
                <mo fence="true" stretchy="false">)</mo>
              </mrow>
            </mrow>
          </msup>
        </mrow>
        <mo stretchy="false">=</mo>
        <mrow>
          <munder>
            <mi>lim</mi>
            <mrow>
              <mi>x</mi>
              <mo stretchy="false">→</mo>
              <mi mathvariant="normal">∞</mi>
            </mrow>
          </munder>
          <msup>
            <mi mathvariant="normal">e</mi>
            <mfrac>
              <mrow>
                <mn>4</mn>
                <mi>x</mi>
              </mrow>
              <mrow>
                <mn>2</mn>
                <mrow>
                  <mi>x</mi>
                  <mo stretchy="false">+</mo>
                  <mn>1</mn>
                </mrow>
              </mrow>
            </mfrac>
          </msup>
        </mrow>
        <mo stretchy="false">=</mo>
        <mspace width="0.5em"/>
      </mrow>
      <msup>
        <mi mathvariant="normal">e</mi>
        <mn>2</mn>
      </msup>
    </mrow>
    <annotation encoding="StarMath 5.0">lim from{ x toward %infinite } { left ( { 2x } over {2x+1} right )^{-4x}} = `lim from{ x toward %infinite } { left ( { 2x+1-1 } over {2x+1} right )^{-4x}} = `lim from{ x toward %infinite } { left ( 1 +{ -1 } over {2x+1} right )^{{{2x+1} over {-1}} cdot {{-1} over {2x+1}} cdot (-4x)}} = lim from{ x toward %infinite } {func e^{{4x} over {2x+1}}}=`func e^{2}</annotation>
  </semantics>
</math>
</file>

<file path=Object 136/content.xml><?xml version="1.0" encoding="utf-8"?>
<math xmlns="http://www.w3.org/1998/Math/MathML" display="block">
  <semantics>
    <msub>
      <mi>x</mi>
      <mn>0</mn>
    </msub>
    <annotation encoding="StarMath 5.0">x_{ 0 }</annotation>
  </semantics>
</math>
</file>

<file path=Object 137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row>
        <mi>x</mi>
        <mo stretchy="false">−</mo>
        <msup>
          <mi>x</mi>
          <mn>3</mn>
        </msup>
      </mrow>
    </mrow>
    <annotation encoding="StarMath 5.0">y`=`x-x^{ 3 }</annotation>
  </semantics>
</math>
</file>

<file path=Object 138/content.xml><?xml version="1.0" encoding="utf-8"?>
<math xmlns="http://www.w3.org/1998/Math/MathML" display="block">
  <semantics>
    <mrow>
      <msub>
        <mi>x</mi>
        <mn>0</mn>
      </msub>
      <mrow>
        <mspace width="0.5em"/>
        <mo stretchy="false">=</mo>
        <mrow>
          <mspace width="0.5em"/>
          <mo stretchy="false">−</mo>
          <mn>1</mn>
        </mrow>
      </mrow>
    </mrow>
    <annotation encoding="StarMath 5.0">x_{ 0 }`=`-1</annotation>
  </semantics>
</math>
</file>

<file path=Object 139/content.xml><?xml version="1.0" encoding="utf-8"?>
<math xmlns="http://www.w3.org/1998/Math/MathML" display="block">
  <semantics>
    <mrow>
      <msub>
        <mi>y</mi>
        <mi>Н</mi>
      </msub>
      <mrow>
        <mspace width="0.5em"/>
        <mo stretchy="false">=</mo>
        <mspace width="0.5em"/>
      </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row>
          <mfrac>
            <mn>1</mn>
            <mrow>
              <msup>
                <mi>f</mi>
                <mi>'</mi>
              </msup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</mfrac>
          <mo stretchy="false">⋅</mo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</mrow>
      </mrow>
    </mrow>
    <annotation encoding="StarMath 5.0">y_{Н}` = `f( x_{0} ) - { {1} over {f^{'}(x_{0})}} cdot ( x-x_{0} )</annotation>
  </semantics>
</math>
</file>

<file path=Object 14/content.xml><?xml version="1.0" encoding="utf-8"?>
<math xmlns="http://www.w3.org/1998/Math/MathML" display="block">
  <semantics>
    <mrow>
      <mrow>
        <mo fence="true" stretchy="false">[</mo>
        <mrow>
          <msup>
            <mi>A</mi>
            <mrow>
              <mo stretchy="false">−</mo>
              <mn>1</mn>
            </mrow>
          </msup>
        </mrow>
        <mo fence="true" stretchy="false">]</mo>
      </mrow>
      <mo stretchy="false">=</mo>
      <mfrac>
        <msup>
          <mrow>
            <mo fence="true" stretchy="false">[</mo>
            <mrow>
              <msup>
                <mi>A</mi>
                <mi>V</mi>
              </msup>
            </mrow>
            <mo fence="true" stretchy="false">]</mo>
          </mrow>
          <mi>T</mi>
        </msup>
        <mi mathvariant="italic">detA</mi>
      </mfrac>
    </mrow>
    <annotation encoding="StarMath 5.0">[ A^{-1}] = { [ A^{V}] ^{T}} over {detA}  </annotation>
  </semantics>
</math>
</file>

<file path=Object 140/content.xml><?xml version="1.0" encoding="utf-8"?>
<math xmlns="http://www.w3.org/1998/Math/MathML" display="block">
  <semantics>
    <mrow>
      <msup>
        <mi>y</mi>
        <mi>'</mi>
      </msup>
      <mrow>
        <mspace width="0.5em"/>
        <mo stretchy="false">=</mo>
        <mspace width="0.5em"/>
      </mrow>
      <mrow>
        <mn>1</mn>
        <mo stretchy="false">−</mo>
        <mn>3</mn>
      </mrow>
      <msup>
        <mi>x</mi>
        <mn>2</mn>
      </msup>
    </mrow>
    <annotation encoding="StarMath 5.0">y^{ ' } `=`1-3x^{ 2 }</annotation>
  </semantics>
</math>
</file>

<file path=Object 141/content.xml><?xml version="1.0" encoding="utf-8"?>
<math xmlns="http://www.w3.org/1998/Math/MathML" display="block">
  <semantics>
    <mrow>
      <msub>
        <mi>y</mi>
        <mi>Н</mi>
      </msub>
      <mrow>
        <mspace width="0.5em"/>
        <mo stretchy="false">=</mo>
        <mrow>
          <mspace width="0.5em"/>
          <mo stretchy="false">−</mo>
          <mn>1</mn>
          <mo stretchy="false">−</mo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n>3</mn>
          </msup>
          <mo stretchy="false">−</mo>
          <mrow>
            <mfrac>
              <mn>1</mn>
              <mrow>
                <mrow>
                  <mn>1</mn>
                  <mo stretchy="false">−</mo>
                  <mn>3</mn>
                </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row>
            </mfrac>
            <mo stretchy="false">⋅</mo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</mrow>
        </mrow>
        <mo stretchy="false">=</mo>
        <mfrac>
          <mrow>
            <mi>x</mi>
            <mo stretchy="false">+</mo>
            <mn>1</mn>
          </mrow>
          <mn>2</mn>
        </mfrac>
      </mrow>
    </mrow>
    <annotation encoding="StarMath 5.0">y_{Н}` = `-1-(-1)^{3}- {{1} over {1-3(-1)^{2}}} cdot ( x+1 )= { x+1 } over 2</annotation>
  </semantics>
</math>
</file>

<file path=Object 142/content.xml><?xml version="1.0" encoding="utf-8"?>
<math xmlns="http://www.w3.org/1998/Math/MathML" display="block">
  <semantics>
    <mrow>
      <msub>
        <mi>y</mi>
        <mi>Н</mi>
      </msub>
      <mrow>
        <mspace width="0.5em"/>
        <mo stretchy="false">=</mo>
        <mspace width="0.5em"/>
      </mrow>
      <mfrac>
        <mrow>
          <mi>x</mi>
          <mo stretchy="false">+</mo>
          <mn>1</mn>
        </mrow>
        <mn>2</mn>
      </mfrac>
    </mrow>
    <annotation encoding="StarMath 5.0">y_{Н}` = `{ x+1 } over 2</annotation>
  </semantics>
</math>
</file>

<file path=Object 143/content.xml><?xml version="1.0" encoding="utf-8"?>
<math xmlns="http://www.w3.org/1998/Math/MathML" display="block">
  <semantics>
    <msub>
      <mi>x</mi>
      <mn>0</mn>
    </msub>
    <annotation encoding="StarMath 5.0">x_{ 0 }</annotation>
  </semantics>
</math>
</file>

<file path=Object 144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row>
        <msqrt>
          <mrow>
            <mrow>
              <mn>1</mn>
              <mo stretchy="false">+</mo>
              <mn>2</mn>
            </mrow>
            <mi>x</mi>
          </mrow>
        </msqrt>
        <mo stretchy="false">−</mo>
        <mi>ln</mi>
      </mrow>
      <mrow>
        <mo fence="true" stretchy="false">|</mo>
        <mrow>
          <mrow>
            <mi>x</mi>
            <mo stretchy="false">+</mo>
            <msqrt>
              <mrow>
                <mrow>
                  <mn>1</mn>
                  <mo stretchy="false">+</mo>
                  <mn>2</mn>
                </mrow>
                <mi>x</mi>
              </mrow>
            </msqrt>
          </mrow>
        </mrow>
        <mo fence="true" stretchy="false">|</mo>
      </mrow>
    </mrow>
    <annotation encoding="StarMath 5.0">y`=` sqrt{1+2x} - ln lline x + sqrt{1+2x} rline  </annotation>
  </semantics>
</math>
</file>

<file path=Object 145/content.xml><?xml version="1.0" encoding="utf-8"?>
<math xmlns="http://www.w3.org/1998/Math/MathML" display="block">
  <semantics>
    <mrow>
      <msub>
        <mi>x</mi>
        <mn>0</mn>
      </msub>
      <mo stretchy="false">=</mo>
      <mn>1</mn>
    </mrow>
    <annotation encoding="StarMath 5.0">x_{ 0 } = 1</annotation>
  </semantics>
</math>
</file>

<file path=Object 146/content.xml><?xml version="1.0" encoding="utf-8"?>
<math xmlns="http://www.w3.org/1998/Math/MathML" display="block">
  <semantics>
    <mrow>
      <msup>
        <mi>y</mi>
        <mi>'</mi>
      </msup>
      <mrow>
        <mspace width="0.5em"/>
        <mo stretchy="false">=</mo>
        <mspace width="0.5em"/>
      </mrow>
      <mrow>
        <mfrac>
          <mn>2</mn>
          <mrow>
            <mn>2</mn>
            <msqrt>
              <mrow>
                <mrow>
                  <mn>1</mn>
                  <mo stretchy="false">+</mo>
                  <mn>2</mn>
                </mrow>
                <mi>x</mi>
              </mrow>
            </msqrt>
          </mrow>
        </mfrac>
        <mo stretchy="false">−</mo>
        <mfrac>
          <mrow>
            <mrow>
              <mo fence="true" stretchy="false">(</mo>
              <mrow>
                <mrow>
                  <mi>x</mi>
                  <mo stretchy="false">+</mo>
                  <msqrt>
                    <mrow>
                      <mrow>
                        <mn>1</mn>
                        <mo stretchy="false">+</mo>
                        <mn>2</mn>
                      </mrow>
                      <mi>x</mi>
                    </mrow>
                  </msqrt>
                </mrow>
              </mrow>
              <mo fence="true" stretchy="false">)</mo>
            </mrow>
            <mrow>
              <mo fence="true" stretchy="false">(</mo>
              <mrow>
                <mrow>
                  <mn>1</mn>
                  <mo stretchy="false">+</mo>
                  <mfrac>
                    <mn>2</mn>
                    <mrow>
                      <mn>2</mn>
                      <msqrt>
                        <mrow>
                          <mrow>
                            <mn>1</mn>
                            <mo stretchy="false">+</mo>
                            <mn>2</mn>
                          </mrow>
                          <mi>x</mi>
                        </mrow>
                      </msqrt>
                    </mrow>
                  </mfrac>
                </mrow>
              </mrow>
              <mo fence="true" stretchy="false">)</mo>
            </mrow>
          </mrow>
          <mrow>
            <mrow>
              <mo fence="true" stretchy="false">|</mo>
              <mrow>
                <mrow>
                  <mi>x</mi>
                  <mo stretchy="false">+</mo>
                  <msqrt>
                    <mrow>
                      <mrow>
                        <mn>1</mn>
                        <mo stretchy="false">+</mo>
                        <mn>2</mn>
                      </mrow>
                      <mi>x</mi>
                    </mrow>
                  </msqrt>
                </mrow>
              </mrow>
              <mo fence="true" stretchy="false">|</mo>
            </mrow>
            <mo stretchy="false">⋅</mo>
            <mrow>
              <mo fence="true" stretchy="false">|</mo>
              <mrow>
                <mrow>
                  <mi>x</mi>
                  <mo stretchy="false">+</mo>
                  <msqrt>
                    <mrow>
                      <mrow>
                        <mn>1</mn>
                        <mo stretchy="false">+</mo>
                        <mn>2</mn>
                      </mrow>
                      <mi>x</mi>
                    </mrow>
                  </msqrt>
                </mrow>
              </mrow>
              <mo fence="true" stretchy="false">|</mo>
            </mrow>
          </mrow>
        </mfrac>
      </mrow>
      <mrow>
        <mspace width="0.5em"/>
        <mo stretchy="false">=</mo>
        <mspace width="0.5em"/>
      </mrow>
      <mrow>
        <mfrac>
          <mn>1</mn>
          <msqrt>
            <mrow>
              <mrow>
                <mn>1</mn>
                <mo stretchy="false">+</mo>
                <mn>2</mn>
              </mrow>
              <mi>x</mi>
            </mrow>
          </msqrt>
        </mfrac>
        <mo stretchy="false">−</mo>
        <mfrac>
          <mrow>
            <mrow>
              <mo fence="true" stretchy="false">(</mo>
              <mrow>
                <mrow>
                  <mi>x</mi>
                  <mo stretchy="false">+</mo>
                  <msqrt>
                    <mrow>
                      <mrow>
                        <mn>1</mn>
                        <mo stretchy="false">+</mo>
                        <mn>2</mn>
                      </mrow>
                      <mi>x</mi>
                    </mrow>
                  </msqrt>
                </mrow>
              </mrow>
              <mo fence="true" stretchy="false">)</mo>
            </mrow>
            <mrow>
              <mo fence="true" stretchy="false">(</mo>
              <mrow>
                <mrow>
                  <mn>1</mn>
                  <mo stretchy="false">+</mo>
                  <mfrac>
                    <mn>1</mn>
                    <msqrt>
                      <mrow>
                        <mrow>
                          <mn>1</mn>
                          <mo stretchy="false">+</mo>
                          <mn>2</mn>
                        </mrow>
                        <mi>x</mi>
                      </mrow>
                    </msqrt>
                  </mfrac>
                </mrow>
              </mrow>
              <mo fence="true" stretchy="false">)</mo>
            </mrow>
          </mrow>
          <msup>
            <mrow>
              <mo fence="true" stretchy="false">|</mo>
              <mrow>
                <mrow>
                  <mi>x</mi>
                  <mo stretchy="false">+</mo>
                  <msqrt>
                    <mrow>
                      <mrow>
                        <mn>1</mn>
                        <mo stretchy="false">+</mo>
                        <mn>2</mn>
                      </mrow>
                      <mi>x</mi>
                    </mrow>
                  </msqrt>
                </mrow>
              </mrow>
              <mo fence="true" stretchy="false">|</mo>
            </mrow>
            <mn>2</mn>
          </msup>
        </mfrac>
      </mrow>
    </mrow>
    <annotation encoding="StarMath 5.0">y^{'}`=` {{2} over {2sqrt{1+2x}}} - {{(x+sqrt{1+2x})(1+{2} over {2sqrt{1+2x}})} over { lline x+sqrt{1+2x} rline cdot lline x+sqrt{1+2x} rline }} `= ` {{1} over {sqrt{1+2x}}} - {{(x+sqrt{1+2x})(1+{1} over {sqrt{1+2x}})} over { {lline x+sqrt{1+2x} rline}^{2} }}</annotation>
  </semantics>
</math>
</file>

<file path=Object 147/content.xml><?xml version="1.0" encoding="utf-8"?>
<math xmlns="http://www.w3.org/1998/Math/MathML" display="block">
  <semantics>
    <mrow>
      <msub>
        <mi>x</mi>
        <mn>0</mn>
      </msub>
      <mo stretchy="false">=</mo>
      <mn>1</mn>
    </mrow>
    <annotation encoding="StarMath 5.0">x_{ 0 } = 1</annotation>
  </semantics>
</math>
</file>

<file path=Object 148/content.xml><?xml version="1.0" encoding="utf-8"?>
<math xmlns="http://www.w3.org/1998/Math/MathML" display="block">
  <semantics>
    <mrow>
      <msup>
        <mi>y</mi>
        <mi>'</mi>
      </msup>
      <mrow>
        <mspace width="0.5em"/>
        <mo stretchy="false">=</mo>
        <mspace width="0.5em"/>
      </mrow>
      <mrow>
        <mfrac>
          <mn>1</mn>
          <msqrt>
            <mrow>
              <mn>1</mn>
              <mo stretchy="false">+</mo>
              <mn>2</mn>
            </mrow>
          </msqrt>
        </mfrac>
        <mo stretchy="false">−</mo>
        <mfrac>
          <mrow>
            <mrow>
              <mo fence="true" stretchy="false">(</mo>
              <mrow>
                <mrow>
                  <mn>1</mn>
                  <mo stretchy="false">+</mo>
                  <msqrt>
                    <mrow>
                      <mn>1</mn>
                      <mo stretchy="false">+</mo>
                      <mn>2</mn>
                    </mrow>
                  </msqrt>
                </mrow>
              </mrow>
              <mo fence="true" stretchy="false">)</mo>
            </mrow>
            <mrow>
              <mo fence="true" stretchy="false">(</mo>
              <mrow>
                <mrow>
                  <mn>1</mn>
                  <mo stretchy="false">+</mo>
                  <mfrac>
                    <mn>1</mn>
                    <msqrt>
                      <mrow>
                        <mn>1</mn>
                        <mo stretchy="false">+</mo>
                        <mn>2</mn>
                      </mrow>
                    </msqrt>
                  </mfrac>
                </mrow>
              </mrow>
              <mo fence="true" stretchy="false">)</mo>
            </mrow>
          </mrow>
          <msup>
            <mrow>
              <mo fence="true" stretchy="false">|</mo>
              <mrow>
                <mrow>
                  <mn>1</mn>
                  <mo stretchy="false">+</mo>
                  <msqrt>
                    <mrow>
                      <mn>1</mn>
                      <mo stretchy="false">+</mo>
                      <mn>2</mn>
                    </mrow>
                  </msqrt>
                </mrow>
              </mrow>
              <mo fence="true" stretchy="false">|</mo>
            </mrow>
            <mn>2</mn>
          </msup>
        </mfrac>
      </mrow>
      <mrow>
        <mspace width="0.5em"/>
        <mo stretchy="false">=</mo>
        <mspace width="0.5em"/>
      </mrow>
      <mrow>
        <mfrac>
          <mn>1</mn>
          <msqrt>
            <mn>3</mn>
          </msqrt>
        </mfrac>
        <mo stretchy="false">−</mo>
        <mfrac>
          <mrow>
            <mrow>
              <mo fence="true" stretchy="false">(</mo>
              <mrow>
                <mrow>
                  <mn>1</mn>
                  <mo stretchy="false">+</mo>
                  <msqrt>
                    <mn>3</mn>
                  </msqrt>
                </mrow>
              </mrow>
              <mo fence="true" stretchy="false">)</mo>
            </mrow>
            <mrow>
              <mo fence="true" stretchy="false">(</mo>
              <mrow>
                <mrow>
                  <mn>1</mn>
                  <mo stretchy="false">+</mo>
                  <mfrac>
                    <mn>1</mn>
                    <msqrt>
                      <mn>3</mn>
                    </msqrt>
                  </mfrac>
                </mrow>
              </mrow>
              <mo fence="true" stretchy="false">)</mo>
            </mrow>
          </mrow>
          <msup>
            <mrow>
              <mo fence="true" stretchy="false">|</mo>
              <mrow>
                <mrow>
                  <mn>1</mn>
                  <mo stretchy="false">+</mo>
                  <msqrt>
                    <mn>3</mn>
                  </msqrt>
                </mrow>
              </mrow>
              <mo fence="true" stretchy="false">|</mo>
            </mrow>
            <mn>2</mn>
          </msup>
        </mfrac>
      </mrow>
      <mrow>
        <mspace width="0.5em"/>
        <mo stretchy="false">=</mo>
        <mspace width="0.5em"/>
      </mrow>
      <mrow>
        <mfrac>
          <mn>1</mn>
          <msqrt>
            <mn>3</mn>
          </msqrt>
        </mfrac>
        <mo stretchy="false">−</mo>
        <mfrac>
          <mrow>
            <mn>1</mn>
            <mo stretchy="false">+</mo>
            <mfrac>
              <mn>1</mn>
              <msqrt>
                <mn>3</mn>
              </msqrt>
            </mfrac>
            <mo stretchy="false">+</mo>
            <msqrt>
              <mn>3</mn>
            </msqrt>
            <mo stretchy="false">+</mo>
            <mn>1</mn>
          </mrow>
          <mrow>
            <mrow>
              <mn>1</mn>
              <mo stretchy="false">+</mo>
              <mn>2</mn>
            </mrow>
            <mrow>
              <msqrt>
                <mn>3</mn>
              </msqrt>
              <mo stretchy="false">+</mo>
              <mn>3</mn>
            </mrow>
          </mrow>
        </mfrac>
      </mrow>
    </mrow>
    <annotation encoding="StarMath 5.0">y^{'}`=` {{1} over {sqrt{1+2}}} - {{(1+sqrt{1+2})(1+{1} over {sqrt{1+2}})} over { {lline 1+sqrt{1+2} rline}^{2} }}`=`{{1} over {sqrt{3}}} - {{(1+sqrt{3})(1+{1} over {sqrt{3}})} over { {lline 1+sqrt{3} rline}^{2} }}`=`{{1} over {sqrt{3}}} - {{1+{1} over {sqrt{3}}+sqrt{3} + 1} over { 1+2sqrt{3}+3 }}</annotation>
  </semantics>
</math>
</file>

<file path=Object 149/content.xml><?xml version="1.0" encoding="utf-8"?>
<math xmlns="http://www.w3.org/1998/Math/MathML" display="block">
  <semantics>
    <mrow>
      <mrow>
        <mfrac>
          <mn>1</mn>
          <msqrt>
            <mn>3</mn>
          </msqrt>
        </mfrac>
        <mo stretchy="false">−</mo>
        <mfrac>
          <mrow>
            <mfrac>
              <msqrt>
                <mn>3</mn>
              </msqrt>
              <msqrt>
                <mn>3</mn>
              </msqrt>
            </mfrac>
            <mo stretchy="false">+</mo>
            <mfrac>
              <mn>1</mn>
              <msqrt>
                <mn>3</mn>
              </msqrt>
            </mfrac>
            <mo stretchy="false">+</mo>
            <mfrac>
              <mn>3</mn>
              <msqrt>
                <mn>3</mn>
              </msqrt>
            </mfrac>
            <mo stretchy="false">+</mo>
            <mfrac>
              <msqrt>
                <mn>3</mn>
              </msqrt>
              <msqrt>
                <mn>3</mn>
              </msqrt>
            </mfrac>
          </mrow>
          <mrow>
            <mrow>
              <mn>4</mn>
              <mo stretchy="false">+</mo>
              <mn>2</mn>
            </mrow>
            <msqrt>
              <mn>3</mn>
            </msqrt>
          </mrow>
        </mfrac>
      </mrow>
      <mrow>
        <mspace width="0.5em"/>
        <mo stretchy="false">=</mo>
        <mspace width="0.5em"/>
      </mrow>
      <mrow>
        <mfrac>
          <mn>1</mn>
          <msqrt>
            <mn>3</mn>
          </msqrt>
        </mfrac>
        <mo stretchy="false">−</mo>
        <mfrac>
          <mfrac>
            <mrow>
              <mrow>
                <mn>4</mn>
                <mo stretchy="false">+</mo>
                <mn>2</mn>
              </mrow>
              <msqrt>
                <mn>3</mn>
              </msqrt>
            </mrow>
            <msqrt>
              <mn>3</mn>
            </msqrt>
          </mfrac>
          <mrow>
            <mrow>
              <mn>4</mn>
              <mo stretchy="false">+</mo>
              <mn>2</mn>
            </mrow>
            <msqrt>
              <mn>3</mn>
            </msqrt>
          </mrow>
        </mfrac>
      </mrow>
      <mrow>
        <mspace width="0.5em"/>
        <mo stretchy="false">=</mo>
        <mspace width="0.5em"/>
      </mrow>
      <mrow>
        <mfrac>
          <mn>1</mn>
          <msqrt>
            <mn>3</mn>
          </msqrt>
        </mfrac>
        <mo stretchy="false">−</mo>
        <mfrac>
          <mn>1</mn>
          <msqrt>
            <mn>3</mn>
          </msqrt>
        </mfrac>
      </mrow>
      <mrow>
        <mspace width="0.5em"/>
        <mo stretchy="false">=</mo>
        <mspace width="0.5em"/>
      </mrow>
      <mn>0</mn>
    </mrow>
    <annotation encoding="StarMath 5.0">{{1} over {sqrt{3}}} - {{{sqrt{3}} over {sqrt{3}} +{1} over {sqrt{3}}+{3} over {sqrt{3}} + {sqrt{3}} over {sqrt{3}}} over {4+2sqrt{3}}}`=`{{1} over {sqrt{3}}} - {{4+2sqrt{3}} over {sqrt{3}} over {4+2sqrt{3}}}`=`{{1} over {sqrt{3}}} - {{1} over {sqrt{3}}}`=`0</annotation>
  </semantics>
</math>
</file>

<file path=Object 15/content.xml><?xml version="1.0" encoding="utf-8"?>
<math xmlns="http://www.w3.org/1998/Math/MathML" display="block">
  <semantics>
    <mrow>
      <mi mathvariant="italic">detA</mi>
      <mo stretchy="false">=</mo>
      <mrow>
        <mrow>
          <mn>5</mn>
          <mo stretchy="false">⋅</mo>
          <mn>3</mn>
          <mo stretchy="false">⋅</mo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</mrow>
        <mo stretchy="false">+</mo>
        <mrow>
          <mn>1</mn>
          <mo stretchy="false">⋅</mo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o stretchy="false">⋅</mo>
          <mn>8</mn>
        </mrow>
        <mo stretchy="false">+</mo>
        <mrow>
          <mn>1</mn>
          <mo stretchy="false">⋅</mo>
          <mn>4</mn>
          <mo stretchy="false">⋅</mo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</mrow>
        <mo stretchy="false">−</mo>
        <mrow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  <mo stretchy="false">⋅</mo>
          <mn>3</mn>
          <mo stretchy="false">⋅</mo>
          <mn>8</mn>
        </mrow>
        <mo stretchy="false">−</mo>
        <mrow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o stretchy="false">⋅</mo>
          <mn>1</mn>
          <mo stretchy="false">⋅</mo>
          <mn>1</mn>
        </mrow>
        <mo stretchy="false">−</mo>
        <mrow>
          <mn>5</mn>
          <mo stretchy="false">⋅</mo>
          <mn>4</mn>
          <mo stretchy="false">⋅</mo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</mrow>
      </mrow>
      <mo stretchy="false">=</mo>
      <mrow>
        <mrow>
          <mo stretchy="false">−</mo>
          <mn>15</mn>
        </mrow>
        <mo stretchy="false">−</mo>
        <mn>8</mn>
        <mo stretchy="false">−</mo>
        <mn>8</mn>
        <mo stretchy="false">+</mo>
        <mn>48</mn>
        <mo stretchy="false">+</mo>
        <mn>1</mn>
        <mo stretchy="false">+</mo>
        <mn>20</mn>
      </mrow>
      <mo stretchy="false">=</mo>
      <mn>38</mn>
    </mrow>
    <annotation encoding="StarMath 5.0">detA = 5 cdot 3 cdot ( -1) + 1 cdot( -1) cdot 8 + 1 cdot 4 cdot (-2)-(-2) cdot 3 cdot 8 - (-1) cdot 1 cdot 1 - 5 cdot 4 cdot (-1) = -15 - 8 - 8 + 48 +1 + 20 = 38</annotation>
  </semantics>
</math>
</file>

<file path=Object 16/content.xml><?xml version="1.0" encoding="utf-8"?>
<math xmlns="http://www.w3.org/1998/Math/MathML" display="block">
  <semantics>
    <mrow>
      <msub>
        <mi>M</mi>
        <mn>11</mn>
      </msub>
      <mo stretchy="false">=</mo>
      <mrow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n>1</mn>
            <mo stretchy="false">+</mo>
            <mn>1</mn>
          </mrow>
        </msup>
        <mo stretchy="false">⋅</mo>
        <mrow>
          <mo fence="true" stretchy="false">(</mo>
          <mrow>
            <mrow>
              <mrow>
                <mn>3</mn>
                <mo stretchy="false">⋅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−</mo>
              <mrow>
                <mn>4</mn>
                <mo stretchy="false">⋅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</mrow>
          </mrow>
          <mo fence="true" stretchy="false">)</mo>
        </mrow>
      </mrow>
      <mo stretchy="false">=</mo>
      <mn>1</mn>
    </mrow>
    <annotation encoding="StarMath 5.0">M_{11} = (-1)^{1+1} cdot ( 3 cdot (-1) - 4 cdot (-1) ) = 1</annotation>
  </semantics>
</math>
</file>

<file path=Object 17/content.xml><?xml version="1.0" encoding="utf-8"?>
<math xmlns="http://www.w3.org/1998/Math/MathML" display="block">
  <semantics>
    <mrow>
      <msub>
        <mi>M</mi>
        <mn>12</mn>
      </msub>
      <mo stretchy="false">=</mo>
      <mrow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n>1</mn>
            <mo stretchy="false">+</mo>
            <mn>2</mn>
          </mrow>
        </msup>
        <mo stretchy="false">⋅</mo>
        <mrow>
          <mo fence="true" stretchy="false">(</mo>
          <mrow>
            <mrow>
              <mrow>
                <mn>1</mn>
                <mo stretchy="false">⋅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−</mo>
              <mrow>
                <mn>8</mn>
                <mo stretchy="false">⋅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</mrow>
          </mrow>
          <mo fence="true" stretchy="false">)</mo>
        </mrow>
      </mrow>
      <mo stretchy="false">=</mo>
      <mrow>
        <mo stretchy="false">−</mo>
        <mn>7</mn>
      </mrow>
    </mrow>
    <annotation encoding="StarMath 5.0">M_{12} = (-1)^{1+2} cdot ( 1 cdot (-1) - 8 cdot (-1) ) = -7</annotation>
  </semantics>
</math>
</file>

<file path=Object 18/content.xml><?xml version="1.0" encoding="utf-8"?>
<math xmlns="http://www.w3.org/1998/Math/MathML" display="block">
  <semantics>
    <mrow>
      <msub>
        <mi>M</mi>
        <mn>13</mn>
      </msub>
      <mo stretchy="false">=</mo>
      <mrow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n>1</mn>
            <mo stretchy="false">+</mo>
            <mn>3</mn>
          </mrow>
        </msup>
        <mo stretchy="false">⋅</mo>
        <mrow>
          <mo fence="true" stretchy="false">(</mo>
          <mrow>
            <mrow>
              <mrow>
                <mn>1</mn>
                <mo stretchy="false">⋅</mo>
                <mn>4</mn>
              </mrow>
              <mo stretchy="false">−</mo>
              <mrow>
                <mn>3</mn>
                <mo stretchy="false">⋅</mo>
                <mn>8</mn>
              </mrow>
            </mrow>
          </mrow>
          <mo fence="true" stretchy="false">)</mo>
        </mrow>
      </mrow>
      <mo stretchy="false">=</mo>
      <mrow>
        <mo stretchy="false">−</mo>
        <mn>20</mn>
      </mrow>
    </mrow>
    <annotation encoding="StarMath 5.0">M_{13} = (-1)^{1+3} cdot ( 1 cdot 4 - 3 cdot 8 ) = -20</annotation>
  </semantics>
</math>
</file>

<file path=Object 19/content.xml><?xml version="1.0" encoding="utf-8"?>
<math xmlns="http://www.w3.org/1998/Math/MathML" display="block">
  <semantics>
    <mrow>
      <msub>
        <mi>M</mi>
        <mn>21</mn>
      </msub>
      <mo stretchy="false">=</mo>
      <mrow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n>2</mn>
            <mo stretchy="false">+</mo>
            <mn>1</mn>
          </mrow>
        </msup>
        <mo stretchy="false">⋅</mo>
        <mrow>
          <mo fence="true" stretchy="false">(</mo>
          <mrow>
            <mrow>
              <mrow>
                <mn>1</mn>
                <mo stretchy="false">⋅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−</mo>
              <mrow>
                <mrow>
                  <mo fence="true" stretchy="false">(</mo>
                  <mrow>
                    <mrow>
                      <mo stretchy="false">−</mo>
                      <mn>2</mn>
                    </mrow>
                  </mrow>
                  <mo fence="true" stretchy="false">)</mo>
                </mrow>
                <mo stretchy="false">⋅</mo>
                <mn>4</mn>
              </mrow>
            </mrow>
          </mrow>
          <mo fence="true" stretchy="false">)</mo>
        </mrow>
      </mrow>
      <mo stretchy="false">=</mo>
      <mrow>
        <mo stretchy="false">−</mo>
        <mn>7</mn>
      </mrow>
    </mrow>
    <annotation encoding="StarMath 5.0">M_{21} = (-1)^{2+1} cdot ( 1 cdot (-1) - (-2) cdot 4 ) = -7</annotation>
  </semantics>
</math>
</file>

<file path=Object 2/content.xml><?xml version="1.0" encoding="utf-8"?>
<math xmlns="http://www.w3.org/1998/Math/MathML" display="block">
  <semantics>
    <msub>
      <mi>a</mi>
      <mn>14</mn>
    </msub>
    <annotation encoding="StarMath 5.0">a_{14}</annotation>
  </semantics>
</math>
</file>

<file path=Object 20/content.xml><?xml version="1.0" encoding="utf-8"?>
<math xmlns="http://www.w3.org/1998/Math/MathML" display="block">
  <semantics>
    <mrow>
      <msub>
        <mi>M</mi>
        <mn>22</mn>
      </msub>
      <mo stretchy="false">=</mo>
      <mrow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n>2</mn>
            <mo stretchy="false">+</mo>
            <mn>2</mn>
          </mrow>
        </msup>
        <mo stretchy="false">⋅</mo>
        <mrow>
          <mo fence="true" stretchy="false">(</mo>
          <mrow>
            <mrow>
              <mrow>
                <mn>5</mn>
                <mo stretchy="false">⋅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−</mo>
              <mrow>
                <mn>8</mn>
                <mo stretchy="false">⋅</mo>
                <mrow>
                  <mo fence="true" stretchy="false">(</mo>
                  <mrow>
                    <mrow>
                      <mo stretchy="false">−</mo>
                      <mn>2</mn>
                    </mrow>
                  </mrow>
                  <mo fence="true" stretchy="false">)</mo>
                </mrow>
              </mrow>
            </mrow>
          </mrow>
          <mo fence="true" stretchy="false">)</mo>
        </mrow>
      </mrow>
      <mo stretchy="false">=</mo>
      <mn>11</mn>
    </mrow>
    <annotation encoding="StarMath 5.0">M_{22} = (-1)^{2+2} cdot ( 5 cdot (-1) - 8 cdot (-2) ) = 11</annotation>
  </semantics>
</math>
</file>

<file path=Object 21/content.xml><?xml version="1.0" encoding="utf-8"?>
<math xmlns="http://www.w3.org/1998/Math/MathML" display="block">
  <semantics>
    <mrow>
      <msub>
        <mi>M</mi>
        <mn>23</mn>
      </msub>
      <mo stretchy="false">=</mo>
      <mrow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n>2</mn>
            <mo stretchy="false">+</mo>
            <mn>3</mn>
          </mrow>
        </msup>
        <mo stretchy="false">⋅</mo>
        <mrow>
          <mo fence="true" stretchy="false">(</mo>
          <mrow>
            <mrow>
              <mrow>
                <mn>5</mn>
                <mo stretchy="false">⋅</mo>
                <mn>4</mn>
              </mrow>
              <mo stretchy="false">−</mo>
              <mrow>
                <mn>1</mn>
                <mo stretchy="false">⋅</mo>
                <mn>8</mn>
              </mrow>
            </mrow>
          </mrow>
          <mo fence="true" stretchy="false">)</mo>
        </mrow>
      </mrow>
      <mo stretchy="false">=</mo>
      <mrow>
        <mo stretchy="false">−</mo>
        <mn>12</mn>
      </mrow>
    </mrow>
    <annotation encoding="StarMath 5.0">M_{23} = (-1)^{2+3} cdot ( 5 cdot 4 - 1 cdot 8 ) = -12</annotation>
  </semantics>
</math>
</file>

<file path=Object 22/content.xml><?xml version="1.0" encoding="utf-8"?>
<math xmlns="http://www.w3.org/1998/Math/MathML" display="block">
  <semantics>
    <mrow>
      <msub>
        <mi>M</mi>
        <mn>31</mn>
      </msub>
      <mo stretchy="false">=</mo>
      <mrow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n>3</mn>
            <mo stretchy="false">+</mo>
            <mn>1</mn>
          </mrow>
        </msup>
        <mo stretchy="false">⋅</mo>
        <mrow>
          <mo fence="true" stretchy="false">(</mo>
          <mrow>
            <mrow>
              <mrow>
                <mn>1</mn>
                <mo stretchy="false">⋅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−</mo>
              <mrow>
                <mrow>
                  <mo fence="true" stretchy="false">(</mo>
                  <mrow>
                    <mrow>
                      <mo stretchy="false">−</mo>
                      <mn>2</mn>
                    </mrow>
                  </mrow>
                  <mo fence="true" stretchy="false">)</mo>
                </mrow>
                <mo stretchy="false">⋅</mo>
                <mn>3</mn>
              </mrow>
            </mrow>
          </mrow>
          <mo fence="true" stretchy="false">)</mo>
        </mrow>
      </mrow>
      <mo stretchy="false">=</mo>
      <mn>5</mn>
    </mrow>
    <annotation encoding="StarMath 5.0">M_{31} = (-1)^{3+1} cdot ( 1 cdot (-1) - (-2) cdot 3 ) = 5</annotation>
  </semantics>
</math>
</file>

<file path=Object 23/content.xml><?xml version="1.0" encoding="utf-8"?>
<math xmlns="http://www.w3.org/1998/Math/MathML" display="block">
  <semantics>
    <mrow>
      <msub>
        <mi>M</mi>
        <mn>32</mn>
      </msub>
      <mo stretchy="false">=</mo>
      <mrow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n>3</mn>
            <mo stretchy="false">+</mo>
            <mn>2</mn>
          </mrow>
        </msup>
        <mo stretchy="false">⋅</mo>
        <mrow>
          <mo fence="true" stretchy="false">(</mo>
          <mrow>
            <mrow>
              <mrow>
                <mn>5</mn>
                <mo stretchy="false">⋅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−</mo>
              <mrow>
                <mn>1</mn>
                <mo stretchy="false">⋅</mo>
                <mrow>
                  <mo fence="true" stretchy="false">(</mo>
                  <mrow>
                    <mrow>
                      <mo stretchy="false">−</mo>
                      <mn>2</mn>
                    </mrow>
                  </mrow>
                  <mo fence="true" stretchy="false">)</mo>
                </mrow>
              </mrow>
            </mrow>
          </mrow>
          <mo fence="true" stretchy="false">)</mo>
        </mrow>
      </mrow>
      <mo stretchy="false">=</mo>
      <mn>3</mn>
    </mrow>
    <annotation encoding="StarMath 5.0">M_{32} = (-1)^{3+2} cdot ( 5 cdot (-1) - 1 cdot (-2) ) = 3</annotation>
  </semantics>
</math>
</file>

<file path=Object 24/content.xml><?xml version="1.0" encoding="utf-8"?>
<math xmlns="http://www.w3.org/1998/Math/MathML" display="block">
  <semantics>
    <mrow>
      <msub>
        <mi>M</mi>
        <mn>33</mn>
      </msub>
      <mo stretchy="false">=</mo>
      <mrow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n>3</mn>
            <mo stretchy="false">+</mo>
            <mn>3</mn>
          </mrow>
        </msup>
        <mo stretchy="false">⋅</mo>
        <mrow>
          <mo fence="true" stretchy="false">(</mo>
          <mrow>
            <mrow>
              <mrow>
                <mn>5</mn>
                <mo stretchy="false">⋅</mo>
                <mn>3</mn>
              </mrow>
              <mo stretchy="false">−</mo>
              <mrow>
                <mn>1</mn>
                <mo stretchy="false">⋅</mo>
                <mn>1</mn>
              </mrow>
            </mrow>
          </mrow>
          <mo fence="true" stretchy="false">)</mo>
        </mrow>
      </mrow>
      <mo stretchy="false">=</mo>
      <mn>14</mn>
    </mrow>
    <annotation encoding="StarMath 5.0">M_{33} = (-1)^{3+3} cdot ( 5 cdot 3 - 1 cdot 1 ) = 14</annotation>
  </semantics>
</math>
</file>

<file path=Object 25/content.xml><?xml version="1.0" encoding="utf-8"?>
<math xmlns="http://www.w3.org/1998/Math/MathML" display="block">
  <semantics>
    <msup>
      <mi>A</mi>
      <mi>V</mi>
    </msup>
    <annotation encoding="StarMath 5.0">A^{V}</annotation>
  </semantics>
</math>
</file>

<file path=Object 26/content.xml><?xml version="1.0" encoding="utf-8"?>
<math xmlns="http://www.w3.org/1998/Math/MathML" display="block">
  <semantics>
    <mrow>
      <msub>
        <mi>a</mi>
        <mi mathvariant="italic">ij</mi>
      </msub>
      <mo stretchy="false">=</mo>
      <mrow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i>i</mi>
            <mo stretchy="false">+</mo>
            <mi>j</mi>
          </mrow>
        </msup>
        <mo stretchy="false">⋅</mo>
        <msubsup>
          <mi>M</mi>
          <mi>j</mi>
          <mi>i</mi>
        </msubsup>
      </mrow>
    </mrow>
    <annotation encoding="StarMath 5.0">a_{ij} = ( -1) ^{i + j} cdot M_{j}^{i}</annotation>
  </semantics>
</math>
</file>

<file path=Object 27/content.xml><?xml version="1.0" encoding="utf-8"?>
<math xmlns="http://www.w3.org/1998/Math/MathML" display="block">
  <semantics>
    <mrow>
      <msup>
        <mrow>
          <mo fence="true" stretchy="false">[</mo>
          <mrow>
            <msup>
              <mi>A</mi>
              <mi>V</mi>
            </msup>
          </mrow>
          <mo fence="true" stretchy="false">]</mo>
        </mrow>
        <mi>T</mi>
      </msup>
      <mo stretchy="false">=</mo>
      <mrow>
        <mo fence="true" stretchy="true">[</mo>
        <mrow>
          <mtable>
            <mtr>
              <mtd>
                <mn>1</mn>
              </mtd>
              <mtd>
                <mrow>
                  <mo stretchy="false">−</mo>
                  <mn>7</mn>
                </mrow>
              </mtd>
              <mtd>
                <mn>5</mn>
              </mtd>
            </mtr>
            <mtr>
              <mtd>
                <mrow>
                  <mo stretchy="false">−</mo>
                  <mn>7</mn>
                </mrow>
              </mtd>
              <mtd>
                <mn>11</mn>
              </mtd>
              <mtd>
                <mn>3</mn>
              </mtd>
            </mtr>
            <mtr>
              <mtd>
                <mrow>
                  <mo stretchy="false">−</mo>
                  <mn>20</mn>
                </mrow>
              </mtd>
              <mtd>
                <mrow>
                  <mo stretchy="false">−</mo>
                  <mn>12</mn>
                </mrow>
              </mtd>
              <mtd>
                <mn>14</mn>
              </mtd>
            </mtr>
          </mtable>
        </mrow>
        <mo fence="true" stretchy="true">]</mo>
      </mrow>
    </mrow>
    <annotation encoding="StarMath 5.0">[ A^{V}] ^{T} = left [ matrix{1 # -7 # 5 ## -7 # 11 # 3 ## -20 # -12 # 14}  right ]</annotation>
  </semantics>
</math>
</file>

<file path=Object 28/content.xml><?xml version="1.0" encoding="utf-8"?>
<math xmlns="http://www.w3.org/1998/Math/MathML" display="block">
  <semantics>
    <mrow>
      <mrow>
        <mo fence="true" stretchy="false">[</mo>
        <mrow>
          <msup>
            <mi>A</mi>
            <mrow>
              <mo stretchy="false">−</mo>
              <mn>1</mn>
            </mrow>
          </msup>
        </mrow>
        <mo fence="true" stretchy="false">]</mo>
      </mrow>
      <mo stretchy="false">=</mo>
      <mrow>
        <mrow>
          <mo fence="true" stretchy="true">[</mo>
          <mrow>
            <mtable>
              <mtr>
                <mtd>
                  <mn>1</mn>
                </mtd>
                <mtd>
                  <mrow>
                    <mo stretchy="false">−</mo>
                    <mn>7</mn>
                  </mrow>
                </mtd>
                <mtd>
                  <mn>5</mn>
                </mtd>
              </mtr>
              <mtr>
                <mtd>
                  <mrow>
                    <mo stretchy="false">−</mo>
                    <mn>7</mn>
                  </mrow>
                </mtd>
                <mtd>
                  <mn>11</mn>
                </mtd>
                <mtd>
                  <mn>3</mn>
                </mtd>
              </mtr>
              <mtr>
                <mtd>
                  <mrow>
                    <mo stretchy="false">−</mo>
                    <mn>20</mn>
                  </mrow>
                </mtd>
                <mtd>
                  <mrow>
                    <mo stretchy="false">−</mo>
                    <mn>12</mn>
                  </mrow>
                </mtd>
                <mtd>
                  <mn>14</mn>
                </mtd>
              </mtr>
            </mtable>
          </mrow>
          <mo fence="true" stretchy="true">]</mo>
        </mrow>
        <mo stretchy="false">⋅</mo>
        <mn>1</mn>
        <mo stretchy="false">/</mo>
        <mn>38</mn>
      </mrow>
      <mo stretchy="false">=</mo>
      <mrow>
        <mo fence="true" stretchy="true">[</mo>
        <mrow>
          <mtable>
            <mtr>
              <mtd>
                <mrow>
                  <mn>1</mn>
                  <mo stretchy="false">/</mo>
                  <mn>38</mn>
                </mrow>
              </mtd>
              <mtd>
                <mrow>
                  <mrow>
                    <mo stretchy="false">−</mo>
                    <mn>7</mn>
                  </mrow>
                  <mo stretchy="false">/</mo>
                  <mn>38</mn>
                </mrow>
              </mtd>
              <mtd>
                <mrow>
                  <mn>5</mn>
                  <mo stretchy="false">/</mo>
                  <mn>38</mn>
                </mrow>
              </mtd>
            </mtr>
            <mtr>
              <mtd>
                <mrow>
                  <mrow>
                    <mo stretchy="false">−</mo>
                    <mn>7</mn>
                  </mrow>
                  <mo stretchy="false">/</mo>
                  <mn>38</mn>
                </mrow>
              </mtd>
              <mtd>
                <mrow>
                  <mn>11</mn>
                  <mo stretchy="false">/</mo>
                  <mn>38</mn>
                </mrow>
              </mtd>
              <mtd>
                <mrow>
                  <mn>3</mn>
                  <mo stretchy="false">/</mo>
                  <mn>38</mn>
                </mrow>
              </mtd>
            </mtr>
            <mtr>
              <mtd>
                <mrow>
                  <mrow>
                    <mo stretchy="false">−</mo>
                    <mn>10</mn>
                  </mrow>
                  <mo stretchy="false">/</mo>
                  <mn>19</mn>
                </mrow>
              </mtd>
              <mtd>
                <mrow>
                  <mrow>
                    <mo stretchy="false">−</mo>
                    <mn>6</mn>
                  </mrow>
                  <mo stretchy="false">/</mo>
                  <mn>19</mn>
                </mrow>
              </mtd>
              <mtd>
                <mrow>
                  <mn>7</mn>
                  <mo stretchy="false">/</mo>
                  <mn>19</mn>
                </mrow>
              </mtd>
            </mtr>
          </mtable>
        </mrow>
        <mo fence="true" stretchy="true">]</mo>
      </mrow>
    </mrow>
    <annotation encoding="StarMath 5.0">[ A^{-1}] = left [ matrix{1 # -7 # 5 ## -7 # 11 # 3 ## -20 # -12 # 14}  right ] cdot 1/38 = left [ matrix{1/38 # -7/38 # 5/38 ## -7/38 # 11/38 # 3/38 ## -10/19 # -6/19 # 7/19}  right ]</annotation>
  </semantics>
</math>
</file>

<file path=Object 29/content.xml><?xml version="1.0" encoding="utf-8"?>
<math xmlns="http://www.w3.org/1998/Math/MathML" display="block">
  <semantics>
    <mrow>
      <mrow>
        <mo fence="true" stretchy="false">[</mo>
        <mrow>
          <mi mathvariant="italic">AB</mi>
        </mrow>
        <mo fence="true" stretchy="false">]</mo>
      </mrow>
      <mo stretchy="false">=</mo>
      <mrow>
        <mo fence="true" stretchy="true">[</mo>
        <mrow>
          <mtable>
            <mtr>
              <mtd>
                <mn>20</mn>
              </mtd>
              <mtd>
                <mn>14</mn>
              </mtd>
              <mtd>
                <mn>27</mn>
              </mtd>
            </mtr>
            <mtr>
              <mtd>
                <mn>23</mn>
              </mtd>
              <mtd>
                <mn>2</mn>
              </mtd>
              <mtd>
                <mn>11</mn>
              </mtd>
            </mtr>
            <mtr>
              <mtd>
                <mn>51</mn>
              </mtd>
              <mtd>
                <mn>38</mn>
              </mtd>
              <mtd>
                <mn>48</mn>
              </mtd>
            </mtr>
          </mtable>
        </mrow>
        <mo fence="true" stretchy="true">]</mo>
      </mrow>
    </mrow>
    <annotation encoding="StarMath 5.0">[AB] = left [ matrix{20 # 14 # 27 ## 23 # 2 # 11 ## 51 # 38 # 48}  right ]</annotation>
  </semantics>
</math>
</file>

<file path=Object 3/content.xml><?xml version="1.0" encoding="utf-8"?>
<math xmlns="http://www.w3.org/1998/Math/MathML" display="block">
  <semantics>
    <msub>
      <mi>a</mi>
      <mn>14</mn>
    </msub>
    <annotation encoding="StarMath 5.0">a_{14}</annotation>
  </semantics>
</math>
</file>

<file path=Object 30/content.xml><?xml version="1.0" encoding="utf-8"?>
<math xmlns="http://www.w3.org/1998/Math/MathML" display="block">
  <semantics>
    <mrow>
      <mrow>
        <mo fence="true" stretchy="false">[</mo>
        <mrow>
          <mi mathvariant="italic">BA</mi>
        </mrow>
        <mo fence="true" stretchy="false">]</mo>
      </mrow>
      <mo stretchy="false">=</mo>
      <mrow>
        <mo fence="true" stretchy="true">[</mo>
        <mrow>
          <mtable>
            <mtr>
              <mtd>
                <mn>60</mn>
              </mtd>
              <mtd>
                <mn>38</mn>
              </mtd>
              <mtd>
                <mrow>
                  <mo stretchy="false">−</mo>
                  <mn>16</mn>
                </mrow>
              </mtd>
            </mtr>
            <mtr>
              <mtd>
                <mn>52</mn>
              </mtd>
              <mtd>
                <mn>18</mn>
              </mtd>
              <mtd>
                <mrow>
                  <mo stretchy="false">−</mo>
                  <mn>17</mn>
                </mrow>
              </mtd>
            </mtr>
            <mtr>
              <mtd>
                <mn>17</mn>
              </mtd>
              <mtd>
                <mn>19</mn>
              </mtd>
              <mtd>
                <mrow>
                  <mo stretchy="false">−</mo>
                  <mn>8</mn>
                </mrow>
              </mtd>
            </mtr>
          </mtable>
        </mrow>
        <mo fence="true" stretchy="true">]</mo>
      </mrow>
    </mrow>
    <annotation encoding="StarMath 5.0">[BA] = left [ matrix{60 # 38 # -16 ## 52 # 18 # -17 ## 17 # 19 # -8}  right ]</annotation>
  </semantics>
</math>
</file>

<file path=Object 31/content.xml><?xml version="1.0" encoding="utf-8"?>
<math xmlns="http://www.w3.org/1998/Math/MathML" display="block">
  <semantics>
    <mrow>
      <mrow>
        <mo fence="true" stretchy="false">[</mo>
        <mrow>
          <msup>
            <mi>A</mi>
            <mrow>
              <mo stretchy="false">−</mo>
              <mn>1</mn>
            </mrow>
          </msup>
        </mrow>
        <mo fence="true" stretchy="false">]</mo>
      </mrow>
      <mo stretchy="false">=</mo>
      <mrow>
        <mo fence="true" stretchy="true">[</mo>
        <mrow>
          <mtable>
            <mtr>
              <mtd>
                <mrow>
                  <mn>1</mn>
                  <mo stretchy="false">/</mo>
                  <mn>38</mn>
                </mrow>
              </mtd>
              <mtd>
                <mrow>
                  <mrow>
                    <mo stretchy="false">−</mo>
                    <mn>7</mn>
                  </mrow>
                  <mo stretchy="false">/</mo>
                  <mn>38</mn>
                </mrow>
              </mtd>
              <mtd>
                <mrow>
                  <mn>5</mn>
                  <mo stretchy="false">/</mo>
                  <mn>38</mn>
                </mrow>
              </mtd>
            </mtr>
            <mtr>
              <mtd>
                <mrow>
                  <mrow>
                    <mo stretchy="false">−</mo>
                    <mn>7</mn>
                  </mrow>
                  <mo stretchy="false">/</mo>
                  <mn>38</mn>
                </mrow>
              </mtd>
              <mtd>
                <mrow>
                  <mn>11</mn>
                  <mo stretchy="false">/</mo>
                  <mn>38</mn>
                </mrow>
              </mtd>
              <mtd>
                <mrow>
                  <mn>3</mn>
                  <mo stretchy="false">/</mo>
                  <mn>38</mn>
                </mrow>
              </mtd>
            </mtr>
            <mtr>
              <mtd>
                <mrow>
                  <mrow>
                    <mo stretchy="false">−</mo>
                    <mn>10</mn>
                  </mrow>
                  <mo stretchy="false">/</mo>
                  <mn>19</mn>
                </mrow>
              </mtd>
              <mtd>
                <mrow>
                  <mrow>
                    <mo stretchy="false">−</mo>
                    <mn>6</mn>
                  </mrow>
                  <mo stretchy="false">/</mo>
                  <mn>19</mn>
                </mrow>
              </mtd>
              <mtd>
                <mrow>
                  <mn>7</mn>
                  <mo stretchy="false">/</mo>
                  <mn>19</mn>
                </mrow>
              </mtd>
            </mtr>
          </mtable>
        </mrow>
        <mo fence="true" stretchy="true">]</mo>
      </mrow>
    </mrow>
    <annotation encoding="StarMath 5.0">[ A^{-1}] = left [ matrix{1/38 # -7/38 # 5/38 ## -7/38 # 11/38 # 3/38 ## -10/19 # -6/19 # 7/19}  right ]</annotation>
  </semantics>
</math>
</file>

<file path=Object 32/content.xml><?xml version="1.0" encoding="utf-8"?>
<math xmlns="http://www.w3.org/1998/Math/MathML" display="block">
  <semantics>
    <mrow>
      <msup>
        <mi>A</mi>
        <mi>V</mi>
      </msup>
      <mo stretchy="false">=</mo>
      <mrow>
        <mo fence="true" stretchy="true">[</mo>
        <mrow>
          <mtable>
            <mtr>
              <mtd>
                <mn>1</mn>
              </mtd>
              <mtd>
                <mrow>
                  <mo stretchy="false">−</mo>
                  <mn>7</mn>
                </mrow>
              </mtd>
              <mtd>
                <mrow>
                  <mo stretchy="false">−</mo>
                  <mn>20</mn>
                </mrow>
              </mtd>
            </mtr>
            <mtr>
              <mtd>
                <mrow>
                  <mo stretchy="false">−</mo>
                  <mn>7</mn>
                </mrow>
              </mtd>
              <mtd>
                <mn>11</mn>
              </mtd>
              <mtd>
                <mrow>
                  <mo stretchy="false">−</mo>
                  <mn>12</mn>
                </mrow>
              </mtd>
            </mtr>
            <mtr>
              <mtd>
                <mn>5</mn>
              </mtd>
              <mtd>
                <mn>3</mn>
              </mtd>
              <mtd>
                <mn>14</mn>
              </mtd>
            </mtr>
          </mtable>
        </mrow>
        <mo fence="true" stretchy="true">]</mo>
      </mrow>
    </mrow>
    <annotation encoding="StarMath 5.0">A^{V} = left [ matrix{1 # -7 # -20 ## -7 # 11 # -12 ## 5 # 3 # 14}  right ]</annotation>
  </semantics>
</math>
</file>

<file path=Object 3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4</mn>
                <mrow>
                  <msub>
                    <mi>x</mi>
                    <mn>1</mn>
                  </msub>
                  <mo stretchy="false">+</mo>
                  <msub>
                    <mi>x</mi>
                    <mn>2</mn>
                  </msub>
                  <mo stretchy="false">+</mo>
                  <mn>4</mn>
                </mrow>
                <mrow>
                  <msub>
                    <mi>x</mi>
                    <mn>3</mn>
                  </msub>
                  <mo stretchy="false">=</mo>
                  <mn>19</mn>
                </mrow>
              </mrow>
            </mtd>
          </mtr>
          <mtr>
            <mtd>
              <mrow>
                <mn>2</mn>
                <mrow>
                  <msub>
                    <mi>x</mi>
                    <mn>1</mn>
                  </msub>
                  <mo stretchy="false">−</mo>
                  <msub>
                    <mi>x</mi>
                    <mn>2</mn>
                  </msub>
                  <mo stretchy="false">+</mo>
                  <mn>2</mn>
                </mrow>
                <mrow>
                  <msub>
                    <mi>x</mi>
                    <mn>3</mn>
                  </msub>
                  <mo stretchy="false">=</mo>
                  <mn>11</mn>
                </mrow>
              </mrow>
            </mtd>
          </mtr>
          <mtr>
            <mtd>
              <mrow>
                <mrow>
                  <msub>
                    <mi>x</mi>
                    <mn>1</mn>
                  </msub>
                  <mo stretchy="false">+</mo>
                  <msub>
                    <mi>x</mi>
                    <mn>2</mn>
                  </msub>
                  <mo stretchy="false">+</mo>
                  <mn>2</mn>
                </mrow>
                <mrow>
                  <msub>
                    <mi>x</mi>
                    <mn>3</mn>
                  </msub>
                  <mo stretchy="false">=</mo>
                  <mn>8</mn>
                </mrow>
              </mrow>
            </mtd>
          </mtr>
        </mtable>
      </mrow>
    </mrow>
    <annotation encoding="StarMath 5.0">left lbrace alignl {stack{ 4x_{1} + x_{2} + 4x_{3} = 19 # 2x_{1} - x_{2} + 2x_{3} = 11 # x_{1} + x_{2} + 2x_{3} = 8}} right none</annotation>
  </semantics>
</math>
</file>

<file path=Object 34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4</mn>
              </mtd>
              <mtd>
                <mn>1</mn>
              </mtd>
              <mtd>
                <mn>4</mn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  <mtd>
                <mn>2</mn>
              </mtd>
            </mtr>
            <mtr>
              <mtd>
                <mn>1</mn>
              </mtd>
              <mtd>
                <mn>1</mn>
              </mtd>
              <mtd>
                <mn>2</mn>
              </mtd>
            </mtr>
          </mtable>
          <mo stretchy="false">|</mo>
          <mtable>
            <mtr>
              <mtd>
                <mn>19</mn>
              </mtd>
            </mtr>
            <mtr>
              <mtd>
                <mn>11</mn>
              </mtd>
            </mtr>
            <mtr>
              <mtd>
                <mn>8</mn>
              </mtd>
            </mtr>
          </mtable>
        </mrow>
      </mrow>
      <mo fence="true" stretchy="true">)</mo>
    </mrow>
    <annotation encoding="StarMath 5.0">left ( matrix{4 # 1 # 4 ## 2 # -1 # 2 ## 1 # 1 # 2} mline matrix{19 ## 11 ## 8} right ) </annotation>
  </semantics>
</math>
</file>

<file path=Object 35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,25</mn>
              </mtd>
              <mtd>
                <mn>1</mn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  <mtd>
                <mn>2</mn>
              </mtd>
            </mtr>
            <mtr>
              <mtd>
                <mn>1</mn>
              </mtd>
              <mtd>
                <mn>1</mn>
              </mtd>
              <mtd>
                <mn>2</mn>
              </mtd>
            </mtr>
          </mtable>
          <mo stretchy="false">|</mo>
          <mtable>
            <mtr>
              <mtd>
                <mn>4,75</mn>
              </mtd>
            </mtr>
            <mtr>
              <mtd>
                <mn>11</mn>
              </mtd>
            </mtr>
            <mtr>
              <mtd>
                <mn>8</mn>
              </mtd>
            </mtr>
          </mtable>
        </mrow>
      </mrow>
      <mo fence="true" stretchy="true">)</mo>
    </mrow>
    <annotation encoding="StarMath 5.0">left ( matrix{1 # 0,25 # 1 ## 2 # -1 # 2 ## 1 # 1 # 2} mline matrix{4,75 ## 11 ## 8} right ) </annotation>
  </semantics>
</math>
</file>

<file path=Object 36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,25</mn>
              </mtd>
              <mtd>
                <mn>1</mn>
              </mtd>
            </mtr>
            <mtr>
              <mtd>
                <mn>0</mn>
              </mtd>
              <mtd>
                <mrow>
                  <mo stretchy="false">−</mo>
                  <mn>1,5</mn>
                </mrow>
              </mtd>
              <mtd>
                <mn>0</mn>
              </mtd>
            </mtr>
            <mtr>
              <mtd>
                <mn>0</mn>
              </mtd>
              <mtd>
                <mn>0,75</mn>
              </mtd>
              <mtd>
                <mn>1</mn>
              </mtd>
            </mtr>
          </mtable>
          <mo stretchy="false">|</mo>
          <mtable>
            <mtr>
              <mtd>
                <mn>4,75</mn>
              </mtd>
            </mtr>
            <mtr>
              <mtd>
                <mn>1,5</mn>
              </mtd>
            </mtr>
            <mtr>
              <mtd>
                <mn>3,25</mn>
              </mtd>
            </mtr>
          </mtable>
        </mrow>
      </mrow>
      <mo fence="true" stretchy="true">)</mo>
    </mrow>
    <annotation encoding="StarMath 5.0">left ( matrix{1 # 0,25 # 1 ## 0 # -1,5 # 0 ## 0 # 0,75 # 1} mline matrix{4,75 ## 1,5 ## 3,25} right ) </annotation>
  </semantics>
</math>
</file>

<file path=Object 37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,25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,75</mn>
              </mtd>
              <mtd>
                <mn>1</mn>
              </mtd>
            </mtr>
          </mtable>
          <mo stretchy="false">|</mo>
          <mtable>
            <mtr>
              <mtd>
                <mn>4,75</mn>
              </mtd>
            </mtr>
            <mtr>
              <mtd>
                <mrow>
                  <mo stretchy="false">−</mo>
                  <mn>1</mn>
                </mrow>
              </mtd>
            </mtr>
            <mtr>
              <mtd>
                <mn>3,25</mn>
              </mtd>
            </mtr>
          </mtable>
        </mrow>
      </mrow>
      <mo fence="true" stretchy="true">)</mo>
    </mrow>
    <annotation encoding="StarMath 5.0">left ( matrix{1 # 0,25 # 1 ## 0 # 1 # 0 ## 0 # 0,75 # 1} mline matrix{4,75 ## -1 ## 3,25} right ) </annotation>
  </semantics>
</math>
</file>

<file path=Object 38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,25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4,75</mn>
              </mtd>
            </mtr>
            <mtr>
              <mtd>
                <mrow>
                  <mo stretchy="false">−</mo>
                  <mn>1</mn>
                </mrow>
              </mtd>
            </mtr>
            <mtr>
              <mtd>
                <mn>4</mn>
              </mtd>
            </mtr>
          </mtable>
        </mrow>
      </mrow>
      <mo fence="true" stretchy="true">)</mo>
    </mrow>
    <annotation encoding="StarMath 5.0">left ( matrix{1 # 0,25 # 1 ## 0 # 1 # 0 ## 0 # 0 # 1} mline matrix{4,75 ## -1 ## 4} right ) </annotation>
  </semantics>
</math>
</file>

<file path=Object 39/content.xml><?xml version="1.0" encoding="utf-8"?>
<math xmlns="http://www.w3.org/1998/Math/MathML" display="block">
  <semantics>
    <mrow>
      <msub>
        <mi>x</mi>
        <mi>i</mi>
      </msub>
      <mo stretchy="false">=</mo>
      <mfrac>
        <msub>
          <mi>∆</mi>
          <mi>i</mi>
        </msub>
        <mi>∆</mi>
      </mfrac>
    </mrow>
    <annotation encoding="StarMath 5.0">x_{i} = { ∆_{i}} over {∆} </annotation>
  </semantics>
</math>
</file>

<file path=Object 4/content.xml><?xml version="1.0" encoding="utf-8"?>
<math xmlns="http://www.w3.org/1998/Math/MathML" display="block">
  <semantics>
    <mrow>
      <mi>A</mi>
      <mo stretchy="false">=</mo>
      <mrow>
        <mo fence="true" stretchy="true">|</mo>
        <mrow>
          <mtable>
            <mtr>
              <mtd>
                <mn>3</mn>
              </mtd>
              <mtd>
                <mrow>
                  <mo stretchy="false">−</mo>
                  <mn>2</mn>
                </mrow>
              </mtd>
              <mtd>
                <mn>0</mn>
              </mtd>
            </mtr>
            <mtr>
              <mtd>
                <mn>5</mn>
              </mtd>
              <mtd>
                <mrow>
                  <mo stretchy="false">−</mo>
                  <mn>3</mn>
                </mrow>
              </mtd>
              <mtd>
                <mn>7</mn>
              </mtd>
            </mtr>
            <mtr>
              <mtd>
                <mn>3</mn>
              </mtd>
              <mtd>
                <mn>2</mn>
              </mtd>
              <mtd>
                <mn>0</mn>
              </mtd>
            </mtr>
          </mtable>
        </mrow>
        <mo fence="true" stretchy="true">|</mo>
      </mrow>
    </mrow>
    <annotation encoding="StarMath 5.0">A = left lline matrix{3 # -2 # 0 ## 5 # -3 # 7 ## 3 # 2 # 0} right rline </annotation>
  </semantics>
</math>
</file>

<file path=Object 40/content.xml><?xml version="1.0" encoding="utf-8"?>
<math xmlns="http://www.w3.org/1998/Math/MathML" display="block">
  <semantics>
    <msub>
      <mi>∆</mi>
      <mi>i</mi>
    </msub>
    <annotation encoding="StarMath 5.0">∆_{i}</annotation>
  </semantics>
</math>
</file>

<file path=Object 41/content.xml><?xml version="1.0" encoding="utf-8"?>
<math xmlns="http://www.w3.org/1998/Math/MathML" display="block">
  <semantics>
    <mi>∆</mi>
    <annotation encoding="StarMath 5.0">∆</annotation>
  </semantics>
</math>
</file>

<file path=Object 42/content.xml><?xml version="1.0" encoding="utf-8"?>
<math xmlns="http://www.w3.org/1998/Math/MathML" display="block">
  <semantics>
    <mrow>
      <mi>∆</mi>
      <mo stretchy="false">=</mo>
      <mrow>
        <mo fence="true" stretchy="true">|</mo>
        <mrow>
          <mtable>
            <mtr>
              <mtd>
                <mn>4</mn>
              </mtd>
              <mtd>
                <mn>1</mn>
              </mtd>
              <mtd>
                <mn>4</mn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  <mtd>
                <mn>2</mn>
              </mtd>
            </mtr>
            <mtr>
              <mtd>
                <mn>1</mn>
              </mtd>
              <mtd>
                <mn>1</mn>
              </mtd>
              <mtd>
                <mn>2</mn>
              </mtd>
            </mtr>
          </mtable>
        </mrow>
        <mo fence="true" stretchy="true">|</mo>
      </mrow>
      <mo stretchy="false">=</mo>
      <mrow>
        <mrow>
          <mn>4</mn>
          <mo stretchy="false">⋅</mo>
          <mrow>
            <mo fence="true" stretchy="false">(</mo>
            <mrow>
              <mrow>
                <mrow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o stretchy="false">⋅</mo>
                  <mn>2</mn>
                </mrow>
                <mo stretchy="false">−</mo>
                <mrow>
                  <mn>2</mn>
                  <mo stretchy="false">⋅</mo>
                  <mn>1</mn>
                </mrow>
              </mrow>
            </mrow>
            <mo fence="true" stretchy="false">)</mo>
          </mrow>
        </mrow>
        <mo stretchy="false">−</mo>
        <mrow>
          <mn>1</mn>
          <mo stretchy="false">⋅</mo>
          <mrow>
            <mo fence="true" stretchy="false">(</mo>
            <mrow>
              <mrow>
                <mrow>
                  <mn>2</mn>
                  <mo stretchy="false">⋅</mo>
                  <mn>2</mn>
                </mrow>
                <mo stretchy="false">−</mo>
                <mrow>
                  <mn>2</mn>
                  <mo stretchy="false">⋅</mo>
                  <mn>1</mn>
                </mrow>
              </mrow>
            </mrow>
            <mo fence="true" stretchy="false">)</mo>
          </mrow>
        </mrow>
        <mo stretchy="false">+</mo>
        <mrow>
          <mn>4</mn>
          <mo stretchy="false">⋅</mo>
          <mrow>
            <mo fence="true" stretchy="false">(</mo>
            <mrow>
              <mrow>
                <mrow>
                  <mn>2</mn>
                  <mo stretchy="false">⋅</mo>
                  <mn>1</mn>
                </mrow>
                <mo stretchy="false">−</mo>
                <mrow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o stretchy="false">⋅</mo>
                  <mn>1</mn>
                </mrow>
              </mrow>
            </mrow>
            <mo fence="true" stretchy="false">)</mo>
          </mrow>
        </mrow>
      </mrow>
      <mo stretchy="false">=</mo>
      <mrow>
        <mrow>
          <mo stretchy="false">−</mo>
          <mn>16</mn>
        </mrow>
        <mo stretchy="false">−</mo>
        <mn>2</mn>
        <mo stretchy="false">+</mo>
        <mn>12</mn>
      </mrow>
      <mo stretchy="false">=</mo>
      <mrow>
        <mo stretchy="false">−</mo>
        <mn>6</mn>
      </mrow>
    </mrow>
    <annotation encoding="StarMath 5.0">∆ = left lline matrix{4 # 1 # 4 ## 2 # -1 # 2 ## 1 # 1 # 2 } right rline = 4 cdot ((-1) cdot 2 - 2 cdot 1) - 1 cdot ( 2 cdot 2 - 2 cdot 1 ) + 4 cdot( 2 cdot 1 - (-1) cdot 1) = -16 - 2 + 12 = -6</annotation>
  </semantics>
</math>
</file>

<file path=Object 43/content.xml><?xml version="1.0" encoding="utf-8"?>
<math xmlns="http://www.w3.org/1998/Math/MathML" display="block">
  <semantics>
    <mrow>
      <msub>
        <mi>∆</mi>
        <mn>1</mn>
      </msub>
      <mo stretchy="false">=</mo>
      <mrow>
        <mo fence="true" stretchy="true">|</mo>
        <mrow>
          <mtable>
            <mtr>
              <mtd>
                <mn>19</mn>
              </mtd>
              <mtd>
                <mn>1</mn>
              </mtd>
              <mtd>
                <mn>4</mn>
              </mtd>
            </mtr>
            <mtr>
              <mtd>
                <mn>11</mn>
              </mtd>
              <mtd>
                <mrow>
                  <mo stretchy="false">−</mo>
                  <mn>1</mn>
                </mrow>
              </mtd>
              <mtd>
                <mn>2</mn>
              </mtd>
            </mtr>
            <mtr>
              <mtd>
                <mn>8</mn>
              </mtd>
              <mtd>
                <mn>1</mn>
              </mtd>
              <mtd>
                <mn>2</mn>
              </mtd>
            </mtr>
          </mtable>
        </mrow>
        <mo fence="true" stretchy="true">|</mo>
      </mrow>
      <mo stretchy="false">=</mo>
      <mrow>
        <mrow>
          <mn>19</mn>
          <mo stretchy="false">⋅</mo>
          <mrow>
            <mo fence="true" stretchy="false">(</mo>
            <mrow>
              <mrow>
                <mrow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o stretchy="false">⋅</mo>
                  <mn>2</mn>
                </mrow>
                <mo stretchy="false">−</mo>
                <mrow>
                  <mn>2</mn>
                  <mo stretchy="false">⋅</mo>
                  <mn>1</mn>
                </mrow>
              </mrow>
            </mrow>
            <mo fence="true" stretchy="false">)</mo>
          </mrow>
        </mrow>
        <mo stretchy="false">−</mo>
        <mrow>
          <mn>1</mn>
          <mo stretchy="false">⋅</mo>
          <mrow>
            <mo fence="true" stretchy="false">(</mo>
            <mrow>
              <mrow>
                <mrow>
                  <mn>11</mn>
                  <mo stretchy="false">⋅</mo>
                  <mn>2</mn>
                </mrow>
                <mo stretchy="false">−</mo>
                <mrow>
                  <mn>2</mn>
                  <mo stretchy="false">⋅</mo>
                  <mn>8</mn>
                </mrow>
              </mrow>
            </mrow>
            <mo fence="true" stretchy="false">)</mo>
          </mrow>
        </mrow>
        <mo stretchy="false">+</mo>
        <mrow>
          <mn>4</mn>
          <mo stretchy="false">⋅</mo>
          <mrow>
            <mo fence="true" stretchy="false">(</mo>
            <mrow>
              <mrow>
                <mrow>
                  <mn>11</mn>
                  <mo stretchy="false">⋅</mo>
                  <mn>1</mn>
                </mrow>
                <mo stretchy="false">−</mo>
                <mrow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o stretchy="false">⋅</mo>
                  <mn>8</mn>
                </mrow>
              </mrow>
            </mrow>
            <mo fence="true" stretchy="false">)</mo>
          </mrow>
        </mrow>
      </mrow>
      <mo stretchy="false">=</mo>
      <mrow>
        <mrow>
          <mo stretchy="false">−</mo>
          <mn>76</mn>
        </mrow>
        <mo stretchy="false">−</mo>
        <mn>6</mn>
        <mo stretchy="false">+</mo>
        <mn>76</mn>
      </mrow>
      <mo stretchy="false">=</mo>
      <mrow>
        <mo stretchy="false">−</mo>
        <mn>6</mn>
      </mrow>
    </mrow>
    <annotation encoding="StarMath 5.0">∆_{1} = left lline matrix{19 # 1 # 4 ## 11 # -1 # 2 ## 8 # 1 # 2 } right rline = 19 cdot ((-1) cdot 2 - 2 cdot 1) - 1 cdot ( 11 cdot 2 - 2 cdot 8 ) + 4 cdot( 11 cdot 1 - (-1) cdot 8) = -76 - 6 + 76 = -6</annotation>
  </semantics>
</math>
</file>

<file path=Object 44/content.xml><?xml version="1.0" encoding="utf-8"?>
<math xmlns="http://www.w3.org/1998/Math/MathML" display="block">
  <semantics>
    <mrow>
      <msub>
        <mi>∆</mi>
        <mn>2</mn>
      </msub>
      <mo stretchy="false">=</mo>
      <mrow>
        <mo fence="true" stretchy="true">|</mo>
        <mrow>
          <mtable>
            <mtr>
              <mtd>
                <mn>4</mn>
              </mtd>
              <mtd>
                <mn>19</mn>
              </mtd>
              <mtd>
                <mn>4</mn>
              </mtd>
            </mtr>
            <mtr>
              <mtd>
                <mn>2</mn>
              </mtd>
              <mtd>
                <mn>11</mn>
              </mtd>
              <mtd>
                <mn>2</mn>
              </mtd>
            </mtr>
            <mtr>
              <mtd>
                <mn>1</mn>
              </mtd>
              <mtd>
                <mn>8</mn>
              </mtd>
              <mtd>
                <mn>2</mn>
              </mtd>
            </mtr>
          </mtable>
        </mrow>
        <mo fence="true" stretchy="true">|</mo>
      </mrow>
      <mo stretchy="false">=</mo>
      <mrow>
        <mrow>
          <mn>4</mn>
          <mo stretchy="false">⋅</mo>
          <mrow>
            <mo fence="true" stretchy="false">(</mo>
            <mrow>
              <mrow>
                <mrow>
                  <mn>11</mn>
                  <mo stretchy="false">⋅</mo>
                  <mn>2</mn>
                </mrow>
                <mo stretchy="false">−</mo>
                <mrow>
                  <mn>2</mn>
                  <mo stretchy="false">⋅</mo>
                  <mn>8</mn>
                </mrow>
              </mrow>
            </mrow>
            <mo fence="true" stretchy="false">)</mo>
          </mrow>
        </mrow>
        <mo stretchy="false">−</mo>
        <mrow>
          <mn>19</mn>
          <mo stretchy="false">⋅</mo>
          <mrow>
            <mo fence="true" stretchy="false">(</mo>
            <mrow>
              <mrow>
                <mrow>
                  <mn>2</mn>
                  <mo stretchy="false">⋅</mo>
                  <mn>2</mn>
                </mrow>
                <mo stretchy="false">−</mo>
                <mrow>
                  <mn>2</mn>
                  <mo stretchy="false">⋅</mo>
                  <mn>1</mn>
                </mrow>
              </mrow>
            </mrow>
            <mo fence="true" stretchy="false">)</mo>
          </mrow>
        </mrow>
        <mo stretchy="false">+</mo>
        <mrow>
          <mn>4</mn>
          <mo stretchy="false">⋅</mo>
          <mrow>
            <mo fence="true" stretchy="false">(</mo>
            <mrow>
              <mrow>
                <mrow>
                  <mn>2</mn>
                  <mo stretchy="false">⋅</mo>
                  <mn>8</mn>
                </mrow>
                <mo stretchy="false">−</mo>
                <mrow>
                  <mn>11</mn>
                  <mo stretchy="false">⋅</mo>
                  <mn>1</mn>
                </mrow>
              </mrow>
            </mrow>
            <mo fence="true" stretchy="false">)</mo>
          </mrow>
        </mrow>
      </mrow>
      <mo stretchy="false">=</mo>
      <mrow>
        <mn>24</mn>
        <mo stretchy="false">−</mo>
        <mn>38</mn>
        <mo stretchy="false">+</mo>
        <mn>20</mn>
      </mrow>
      <mo stretchy="false">=</mo>
      <mn>6</mn>
    </mrow>
    <annotation encoding="StarMath 5.0">∆_{2} = left lline matrix{4 # 19 # 4 ## 2 # 11 # 2 ## 1 # 8 # 2 } right rline = 4 cdot (11 cdot 2 - 2 cdot 8) - 19 cdot ( 2 cdot 2 - 2 cdot 1 ) + 4 cdot( 2 cdot 8 - 11 cdot 1) = 24 - 38 + 20 = 6</annotation>
  </semantics>
</math>
</file>

<file path=Object 45/content.xml><?xml version="1.0" encoding="utf-8"?>
<math xmlns="http://www.w3.org/1998/Math/MathML" display="block">
  <semantics>
    <mrow>
      <msub>
        <mi>∆</mi>
        <mn>3</mn>
      </msub>
      <mo stretchy="false">=</mo>
      <mrow>
        <mo fence="true" stretchy="true">|</mo>
        <mrow>
          <mtable>
            <mtr>
              <mtd>
                <mn>4</mn>
              </mtd>
              <mtd>
                <mn>1</mn>
              </mtd>
              <mtd>
                <mn>19</mn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  <mtd>
                <mn>11</mn>
              </mtd>
            </mtr>
            <mtr>
              <mtd>
                <mn>1</mn>
              </mtd>
              <mtd>
                <mn>1</mn>
              </mtd>
              <mtd>
                <mn>8</mn>
              </mtd>
            </mtr>
          </mtable>
        </mrow>
        <mo fence="true" stretchy="true">|</mo>
      </mrow>
      <mo stretchy="false">=</mo>
      <mrow>
        <mrow>
          <mn>4</mn>
          <mo stretchy="false">⋅</mo>
          <mrow>
            <mo fence="true" stretchy="false">(</mo>
            <mrow>
              <mrow>
                <mrow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o stretchy="false">⋅</mo>
                  <mn>8</mn>
                </mrow>
                <mo stretchy="false">−</mo>
                <mrow>
                  <mn>11</mn>
                  <mo stretchy="false">⋅</mo>
                  <mn>1</mn>
                </mrow>
              </mrow>
            </mrow>
            <mo fence="true" stretchy="false">)</mo>
          </mrow>
        </mrow>
        <mo stretchy="false">−</mo>
        <mrow>
          <mn>1</mn>
          <mo stretchy="false">⋅</mo>
          <mrow>
            <mo fence="true" stretchy="false">(</mo>
            <mrow>
              <mrow>
                <mrow>
                  <mn>2</mn>
                  <mo stretchy="false">⋅</mo>
                  <mn>8</mn>
                </mrow>
                <mo stretchy="false">−</mo>
                <mrow>
                  <mn>11</mn>
                  <mo stretchy="false">⋅</mo>
                  <mn>1</mn>
                </mrow>
              </mrow>
            </mrow>
            <mo fence="true" stretchy="false">)</mo>
          </mrow>
        </mrow>
        <mo stretchy="false">+</mo>
        <mrow>
          <mn>19</mn>
          <mo stretchy="false">⋅</mo>
          <mrow>
            <mo fence="true" stretchy="false">(</mo>
            <mrow>
              <mrow>
                <mrow>
                  <mn>2</mn>
                  <mo stretchy="false">⋅</mo>
                  <mn>1</mn>
                </mrow>
                <mo stretchy="false">−</mo>
                <mrow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o stretchy="false">⋅</mo>
                  <mn>1</mn>
                </mrow>
              </mrow>
            </mrow>
            <mo fence="true" stretchy="false">)</mo>
          </mrow>
        </mrow>
      </mrow>
      <mo stretchy="false">=</mo>
      <mrow>
        <mrow>
          <mo stretchy="false">−</mo>
          <mn>76</mn>
        </mrow>
        <mo stretchy="false">−</mo>
        <mn>5</mn>
        <mo stretchy="false">+</mo>
        <mn>57</mn>
      </mrow>
      <mo stretchy="false">=</mo>
      <mrow>
        <mo stretchy="false">−</mo>
        <mn>24</mn>
      </mrow>
    </mrow>
    <annotation encoding="StarMath 5.0">∆_{3} = left lline matrix{4 # 1 # 19 ## 2 # -1 # 11 ## 1 # 1 # 8 } right rline = 4 cdot ((-1) cdot 8 - 11 cdot 1) - 1 cdot ( 2 cdot 8 - 11 cdot 1 ) + 19 cdot( 2 cdot 1 - (-1) cdot 1) = -76 - 5 + 57 = -24</annotation>
  </semantics>
</math>
</file>

<file path=Object 46/content.xml><?xml version="1.0" encoding="utf-8"?>
<math xmlns="http://www.w3.org/1998/Math/MathML" display="block">
  <semantics>
    <mrow>
      <msub>
        <mi>x</mi>
        <mn>1</mn>
      </msub>
      <mo stretchy="false">=</mo>
      <mfrac>
        <msub>
          <mi>∆</mi>
          <mn>1</mn>
        </msub>
        <mi>∆</mi>
      </mfrac>
      <mo stretchy="false">=</mo>
      <mfrac>
        <mrow>
          <mo stretchy="false">−</mo>
          <mn>6</mn>
        </mrow>
        <mrow>
          <mo stretchy="false">−</mo>
          <mn>6</mn>
        </mrow>
      </mfrac>
      <mo stretchy="false">=</mo>
      <mn>1</mn>
    </mrow>
    <annotation encoding="StarMath 5.0">x_{1} = { ∆_{1}} over {∆} = { -6} over {-6} = 1</annotation>
  </semantics>
</math>
</file>

<file path=Object 47/content.xml><?xml version="1.0" encoding="utf-8"?>
<math xmlns="http://www.w3.org/1998/Math/MathML" display="block">
  <semantics>
    <mrow>
      <msub>
        <mi>x</mi>
        <mn>2</mn>
      </msub>
      <mo stretchy="false">=</mo>
      <mfrac>
        <msub>
          <mi>∆</mi>
          <mn>2</mn>
        </msub>
        <mi>∆</mi>
      </mfrac>
      <mo stretchy="false">=</mo>
      <mfrac>
        <mn>6</mn>
        <mrow>
          <mo stretchy="false">−</mo>
          <mn>6</mn>
        </mrow>
      </mfrac>
      <mo stretchy="false">=</mo>
      <mrow>
        <mo stretchy="false">−</mo>
        <mn>1</mn>
      </mrow>
    </mrow>
    <annotation encoding="StarMath 5.0">x_{2} = { ∆_{2}} over {∆} = {6} over {-6} = -1</annotation>
  </semantics>
</math>
</file>

<file path=Object 48/content.xml><?xml version="1.0" encoding="utf-8"?>
<math xmlns="http://www.w3.org/1998/Math/MathML" display="block">
  <semantics>
    <mrow>
      <msub>
        <mi>x</mi>
        <mn>3</mn>
      </msub>
      <mo stretchy="false">=</mo>
      <mfrac>
        <msub>
          <mi>∆</mi>
          <mn>2</mn>
        </msub>
        <mi>∆</mi>
      </mfrac>
      <mo stretchy="false">=</mo>
      <mfrac>
        <mrow>
          <mo stretchy="false">−</mo>
          <mn>24</mn>
        </mrow>
        <mrow>
          <mo stretchy="false">−</mo>
          <mn>6</mn>
        </mrow>
      </mfrac>
      <mo stretchy="false">=</mo>
      <mn>4</mn>
    </mrow>
    <annotation encoding="StarMath 5.0">x_{3} = { ∆_{2}} over {∆} = {-24} over {-6} = 4</annotation>
  </semantics>
</math>
</file>

<file path=Object 49/content.xml><?xml version="1.0" encoding="utf-8"?>
<math xmlns="http://www.w3.org/1998/Math/MathML" display="block">
  <semantics>
    <mrow>
      <msub>
        <mi>x</mi>
        <mn>1</mn>
      </msub>
      <mo stretchy="false">=</mo>
      <mn>1</mn>
    </mrow>
    <annotation encoding="StarMath 5.0">x_{1} = 1</annotation>
  </semantics>
</math>
</file>

<file path=Object 5/content.xml><?xml version="1.0" encoding="utf-8"?>
<math xmlns="http://www.w3.org/1998/Math/MathML" display="block">
  <semantics>
    <mrow>
      <mrow>
        <mrow>
          <mn>3</mn>
          <mo stretchy="false">⋅</mo>
          <mrow>
            <mo fence="true" stretchy="false">(</mo>
            <mrow>
              <mrow>
                <mo stretchy="false">−</mo>
                <mn>3</mn>
              </mrow>
            </mrow>
            <mo fence="true" stretchy="false">)</mo>
          </mrow>
          <mo stretchy="false">⋅</mo>
          <mn>0</mn>
        </mrow>
        <mo stretchy="false">+</mo>
        <mrow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  <mo stretchy="false">⋅</mo>
          <mn>7</mn>
          <mo stretchy="false">⋅</mo>
          <mn>3</mn>
        </mrow>
        <mo stretchy="false">+</mo>
        <mrow>
          <mn>5</mn>
          <mo stretchy="false">⋅</mo>
          <mn>2</mn>
          <mo stretchy="false">⋅</mo>
          <mn>0</mn>
        </mrow>
        <mo stretchy="false">−</mo>
        <mrow>
          <mn>0</mn>
          <mo stretchy="false">⋅</mo>
          <mrow>
            <mo fence="true" stretchy="false">(</mo>
            <mrow>
              <mrow>
                <mo stretchy="false">−</mo>
                <mn>3</mn>
              </mrow>
            </mrow>
            <mo fence="true" stretchy="false">)</mo>
          </mrow>
          <mo stretchy="false">⋅</mo>
          <mn>3</mn>
        </mrow>
        <mo stretchy="false">−</mo>
        <mrow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  <mo stretchy="false">⋅</mo>
          <mn>5</mn>
          <mo stretchy="false">⋅</mo>
          <mn>0</mn>
        </mrow>
        <mo stretchy="false">−</mo>
        <mrow>
          <mn>3</mn>
          <mo stretchy="false">⋅</mo>
          <mn>2</mn>
          <mo stretchy="false">⋅</mo>
          <mn>7</mn>
        </mrow>
      </mrow>
      <mo stretchy="false">=</mo>
      <mrow>
        <mo stretchy="false">−</mo>
        <mn>84</mn>
      </mrow>
    </mrow>
    <annotation encoding="StarMath 5.0">3 cdot ( -3 ) cdot 0 + ( -2 ) cdot 7 cdot 3 + 5 cdot 2 cdot 0 - 0 cdot (-3) cdot 3 - (-2) cdot 5 cdot 0 - 3 cdot 2 cdot 7 = -84</annotation>
  </semantics>
</math>
</file>

<file path=Object 50/content.xml><?xml version="1.0" encoding="utf-8"?>
<math xmlns="http://www.w3.org/1998/Math/MathML" display="block">
  <semantics>
    <mrow>
      <msub>
        <mi>x</mi>
        <mn>2</mn>
      </msub>
      <mo stretchy="false">=</mo>
      <mrow>
        <mo stretchy="false">−</mo>
        <mn>1</mn>
      </mrow>
    </mrow>
    <annotation encoding="StarMath 5.0">x_{2} = -1</annotation>
  </semantics>
</math>
</file>

<file path=Object 51/content.xml><?xml version="1.0" encoding="utf-8"?>
<math xmlns="http://www.w3.org/1998/Math/MathML" display="block">
  <semantics>
    <mrow>
      <msub>
        <mi>x</mi>
        <mn>3</mn>
      </msub>
      <mo stretchy="false">=</mo>
      <mn>4</mn>
    </mrow>
    <annotation encoding="StarMath 5.0">x_{3} = 4</annotation>
  </semantics>
</math>
</file>

<file path=Object 52/content.xml><?xml version="1.0" encoding="utf-8"?>
<math xmlns="http://www.w3.org/1998/Math/MathML" display="block">
  <semantics>
    <mrow>
      <mover accent="true">
        <mi>a</mi>
        <mo stretchy="false">⃗</mo>
      </mover>
      <mi>,</mi>
      <mover accent="true">
        <mi>b</mi>
        <mo stretchy="false">⃗</mo>
      </mover>
      <mi>,</mi>
      <mover accent="true">
        <mi>c</mi>
        <mo stretchy="false">⃗</mo>
      </mover>
    </mrow>
    <annotation encoding="StarMath 5.0">vec a, vec b, vec c </annotation>
  </semantics>
</math>
</file>

<file path=Object 53/content.xml><?xml version="1.0" encoding="utf-8"?>
<math xmlns="http://www.w3.org/1998/Math/MathML" display="block">
  <semantics>
    <mover accent="true">
      <mi>d</mi>
      <mo stretchy="false">⃗</mo>
    </mover>
    <annotation encoding="StarMath 5.0">vec d </annotation>
  </semantics>
</math>
</file>

<file path=Object 54/content.xml><?xml version="1.0" encoding="utf-8"?>
<math xmlns="http://www.w3.org/1998/Math/MathML" display="block">
  <semantics>
    <mrow>
      <mover accent="true">
        <mi>a</mi>
        <mo stretchy="false">⃗</mo>
      </mover>
      <mo stretchy="false">=</mo>
      <mrow>
        <mo fence="true" stretchy="false">{</mo>
        <mrow>
          <mrow>
            <mn>6</mn>
            <mi>,</mi>
            <mn>1</mn>
            <mi>,</mi>
            <mn>3</mn>
          </mrow>
        </mrow>
        <mo fence="true" stretchy="false">}</mo>
      </mrow>
    </mrow>
    <annotation encoding="StarMath 5.0">vec a = lbrace 6, 1, 3 rbrace</annotation>
  </semantics>
</math>
</file>

<file path=Object 55/content.xml><?xml version="1.0" encoding="utf-8"?>
<math xmlns="http://www.w3.org/1998/Math/MathML" display="block">
  <semantics>
    <mrow>
      <mover accent="true">
        <mi>b</mi>
        <mo stretchy="false">⃗</mo>
      </mover>
      <mo stretchy="false">=</mo>
      <mrow>
        <mo fence="true" stretchy="false">{</mo>
        <mrow>
          <mrow>
            <mrow>
              <mo stretchy="false">−</mo>
              <mn>3</mn>
            </mrow>
            <mi>,</mi>
            <mn>2</mn>
            <mi>,</mi>
            <mn>1</mn>
          </mrow>
        </mrow>
        <mo fence="true" stretchy="false">}</mo>
      </mrow>
    </mrow>
    <annotation encoding="StarMath 5.0">vec b = lbrace -3, 2, 1 rbrace</annotation>
  </semantics>
</math>
</file>

<file path=Object 56/content.xml><?xml version="1.0" encoding="utf-8"?>
<math xmlns="http://www.w3.org/1998/Math/MathML" display="block">
  <semantics>
    <mrow>
      <mover accent="true">
        <mi>c</mi>
        <mo stretchy="false">⃗</mo>
      </mover>
      <mo stretchy="false">=</mo>
      <mrow>
        <mo fence="true" stretchy="false">{</mo>
        <mrow>
          <mrow>
            <mrow>
              <mo stretchy="false">−</mo>
              <mn>1</mn>
            </mrow>
            <mrow>
              <mi>,</mi>
              <mo stretchy="false">−</mo>
              <mn>3</mn>
            </mrow>
            <mi>,</mi>
            <mn>4</mn>
          </mrow>
        </mrow>
        <mo fence="true" stretchy="false">}</mo>
      </mrow>
    </mrow>
    <annotation encoding="StarMath 5.0">vec c = lbrace -1, -3, 4 rbrace</annotation>
  </semantics>
</math>
</file>

<file path=Object 57/content.xml><?xml version="1.0" encoding="utf-8"?>
<math xmlns="http://www.w3.org/1998/Math/MathML" display="block">
  <semantics>
    <mrow>
      <mover accent="true">
        <mi>d</mi>
        <mo stretchy="false">⃗</mo>
      </mover>
      <mo stretchy="false">=</mo>
      <mrow>
        <mo fence="true" stretchy="false">{</mo>
        <mrow>
          <mrow>
            <mn>15</mn>
            <mi>,</mi>
            <mn>6</mn>
            <mrow>
              <mi>,</mi>
              <mo stretchy="false">−</mo>
              <mn>17</mn>
            </mrow>
          </mrow>
        </mrow>
        <mo fence="true" stretchy="false">}</mo>
      </mrow>
    </mrow>
    <annotation encoding="StarMath 5.0">vec d = lbrace 15, 6, -17 rbrace</annotation>
  </semantics>
</math>
</file>

<file path=Object 58/content.xml><?xml version="1.0" encoding="utf-8"?>
<math xmlns="http://www.w3.org/1998/Math/MathML" display="block">
  <semantics>
    <mrow>
      <mover accent="true">
        <mi>a</mi>
        <mo stretchy="false">⃗</mo>
      </mover>
      <mi>,</mi>
      <mover accent="true">
        <mi>b</mi>
        <mo stretchy="false">⃗</mo>
      </mover>
      <mi>,</mi>
      <mover accent="true">
        <mi>c</mi>
        <mo stretchy="false">⃗</mo>
      </mover>
    </mrow>
    <annotation encoding="StarMath 5.0">vec a, vec b, vec c </annotation>
  </semantics>
</math>
</file>

<file path=Object 59/content.xml><?xml version="1.0" encoding="utf-8"?>
<math xmlns="http://www.w3.org/1998/Math/MathML" display="block">
  <semantics>
    <mrow>
      <mrow>
        <mo fence="true" stretchy="true">|</mo>
        <mrow>
          <mtable>
            <mtr>
              <mtd>
                <mn>6</mn>
              </mtd>
              <mtd>
                <mn>1</mn>
              </mtd>
              <mtd>
                <mrow>
                  <mo stretchy="false">−</mo>
                  <mn>3</mn>
                </mrow>
              </mtd>
            </mtr>
            <mtr>
              <mtd>
                <mrow>
                  <mo stretchy="false">−</mo>
                  <mn>3</mn>
                </mrow>
              </mtd>
              <mtd>
                <mn>2</mn>
              </mtd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3</mn>
                </mrow>
              </mtd>
              <mtd>
                <mn>4</mn>
              </mtd>
            </mtr>
          </mtable>
        </mrow>
        <mo fence="true" stretchy="true">|</mo>
      </mrow>
      <mo stretchy="false">≠</mo>
      <mn>0</mn>
    </mrow>
    <annotation encoding="StarMath 5.0">left lline matrix{6 # 1 # -3 ## -3 # 2 # 1 ## -1 # -3 # 4 } right rline &lt;&gt; 0 </annotation>
  </semantics>
</math>
</file>

<file path=Object 6/content.xml><?xml version="1.0" encoding="utf-8"?>
<math xmlns="http://www.w3.org/1998/Math/MathML" display="block">
  <semantics>
    <mrow>
      <mo fence="true" stretchy="false">[</mo>
      <mrow>
        <mi mathvariant="italic">AB</mi>
      </mrow>
      <mo fence="true" stretchy="false">]</mo>
    </mrow>
    <annotation encoding="StarMath 5.0">[AB] </annotation>
  </semantics>
</math>
</file>

<file path=Object 60/content.xml><?xml version="1.0" encoding="utf-8"?>
<math xmlns="http://www.w3.org/1998/Math/MathML" display="block">
  <semantics>
    <mrow>
      <mrow>
        <mo fence="true" stretchy="true">|</mo>
        <mrow>
          <mtable>
            <mtr>
              <mtd>
                <mn>6</mn>
              </mtd>
              <mtd>
                <mn>1</mn>
              </mtd>
              <mtd>
                <mrow>
                  <mo stretchy="false">−</mo>
                  <mn>3</mn>
                </mrow>
              </mtd>
            </mtr>
            <mtr>
              <mtd>
                <mrow>
                  <mo stretchy="false">−</mo>
                  <mn>3</mn>
                </mrow>
              </mtd>
              <mtd>
                <mn>2</mn>
              </mtd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3</mn>
                </mrow>
              </mtd>
              <mtd>
                <mn>4</mn>
              </mtd>
            </mtr>
          </mtable>
        </mrow>
        <mo fence="true" stretchy="true">|</mo>
      </mrow>
      <mo stretchy="false">=</mo>
      <mrow>
        <mrow>
          <mn>6</mn>
          <mo stretchy="false">⋅</mo>
          <mrow>
            <mo fence="true" stretchy="false">(</mo>
            <mrow>
              <mrow>
                <mrow>
                  <mn>2</mn>
                  <mo stretchy="false">⋅</mo>
                  <mn>4</mn>
                </mrow>
                <mo stretchy="false">−</mo>
                <mrow>
                  <mn>1</mn>
                  <mo stretchy="false">⋅</mo>
                  <mrow>
                    <mo fence="true" stretchy="false">(</mo>
                    <mrow>
                      <mrow>
                        <mo stretchy="false">−</mo>
                        <mn>3</mn>
                      </mrow>
                    </mrow>
                    <mo fence="true" stretchy="false">)</mo>
                  </mrow>
                </mrow>
              </mrow>
            </mrow>
            <mo fence="true" stretchy="false">)</mo>
          </mrow>
        </mrow>
        <mo stretchy="false">−</mo>
        <mrow>
          <mn>1</mn>
          <mo stretchy="false">⋅</mo>
          <mrow>
            <mo fence="true" stretchy="false">(</mo>
            <mrow>
              <mrow>
                <mrow>
                  <mrow>
                    <mo fence="true" stretchy="false">(</mo>
                    <mrow>
                      <mrow>
                        <mo stretchy="false">−</mo>
                        <mn>3</mn>
                      </mrow>
                    </mrow>
                    <mo fence="true" stretchy="false">)</mo>
                  </mrow>
                  <mo stretchy="false">⋅</mo>
                  <mn>4</mn>
                </mrow>
                <mo stretchy="false">−</mo>
                <mrow>
                  <mn>1</mn>
                  <mo stretchy="false">⋅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</mrow>
            <mo fence="true" stretchy="false">)</mo>
          </mrow>
        </mrow>
        <mo stretchy="false">+</mo>
        <mrow>
          <mrow>
            <mo fence="true" stretchy="false">(</mo>
            <mrow>
              <mrow>
                <mo stretchy="false">−</mo>
                <mn>3</mn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row>
                  <mrow>
                    <mo fence="true" stretchy="false">(</mo>
                    <mrow>
                      <mrow>
                        <mo stretchy="false">−</mo>
                        <mn>3</mn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o stretchy="false">−</mo>
                        <mn>3</mn>
                      </mrow>
                    </mrow>
                    <mo fence="true" stretchy="false">)</mo>
                  </mrow>
                </mrow>
                <mo stretchy="false">−</mo>
                <mrow>
                  <mn>2</mn>
                  <mo stretchy="false">⋅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</mrow>
            <mo fence="true" stretchy="false">)</mo>
          </mrow>
        </mrow>
      </mrow>
      <mo stretchy="false">=</mo>
      <mrow>
        <mn>66</mn>
        <mo stretchy="false">+</mo>
        <mn>11</mn>
        <mo stretchy="false">−</mo>
        <mn>33</mn>
      </mrow>
      <mo stretchy="false">=</mo>
      <mn>44</mn>
    </mrow>
    <annotation encoding="StarMath 5.0">left lline matrix{6 # 1 # -3 ## -3 # 2 # 1 ## - 1 # -3 # 4 } right rline = 6 cdot ( 2 cdot 4 - 1 cdot (-3)) - 1 cdot ( (-3) cdot 4 - 1 cdot (-1) ) + ( -3 ) cdot ( (-3) cdot (-3) - 2 cdot (-1) ) = 66 + 11 - 33 = 44 </annotation>
  </semantics>
</math>
</file>

<file path=Object 61/content.xml><?xml version="1.0" encoding="utf-8"?>
<math xmlns="http://www.w3.org/1998/Math/MathML" display="block">
  <semantics>
    <mrow>
      <mn>44</mn>
      <mo stretchy="false">≠</mo>
      <mn>0</mn>
    </mrow>
    <annotation encoding="StarMath 5.0">44 &lt;&gt; 0</annotation>
  </semantics>
</math>
</file>

<file path=Object 62/content.xml><?xml version="1.0" encoding="utf-8"?>
<math xmlns="http://www.w3.org/1998/Math/MathML" display="block">
  <semantics>
    <mrow>
      <mover accent="true">
        <mi>a</mi>
        <mo stretchy="false">⃗</mo>
      </mover>
      <mi>,</mi>
      <mover accent="true">
        <mi>b</mi>
        <mo stretchy="false">⃗</mo>
      </mover>
      <mi>,</mi>
      <mover accent="true">
        <mi>c</mi>
        <mo stretchy="false">⃗</mo>
      </mover>
    </mrow>
    <annotation encoding="StarMath 5.0">vec a, vec b, vec c </annotation>
  </semantics>
</math>
</file>

<file path=Object 63/content.xml><?xml version="1.0" encoding="utf-8"?>
<math xmlns="http://www.w3.org/1998/Math/MathML" display="block">
  <semantics>
    <mrow>
      <mover accent="true">
        <mi>d</mi>
        <mo stretchy="false">⃗</mo>
      </mover>
      <mo stretchy="false">=</mo>
      <mrow>
        <mrow>
          <msub>
            <mi>λ</mi>
            <mn>1</mn>
          </msub>
          <mo stretchy="false">⋅</mo>
          <mover accent="true">
            <mi>a</mi>
            <mo stretchy="false">⃗</mo>
          </mover>
        </mrow>
        <mo stretchy="false">+</mo>
        <mrow>
          <msub>
            <mi>λ</mi>
            <mn>2</mn>
          </msub>
          <mo stretchy="false">⋅</mo>
          <mover accent="true">
            <mi>b</mi>
            <mo stretchy="false">⃗</mo>
          </mover>
        </mrow>
        <mo stretchy="false">+</mo>
        <mrow>
          <msub>
            <mi>λ</mi>
            <mn>3</mn>
          </msub>
          <mo stretchy="false">⋅</mo>
          <mover accent="true">
            <mi>c</mi>
            <mo stretchy="false">⃗</mo>
          </mover>
        </mrow>
      </mrow>
    </mrow>
    <annotation encoding="StarMath 5.0">vec d = %lambda_{ 1 } cdot vec a + %lambda_{ 2 } cdot vec b + %lambda_{ 3 } cdot vec c</annotation>
  </semantics>
</math>
</file>

<file path=Object 64/content.xml><?xml version="1.0" encoding="utf-8"?>
<math xmlns="http://www.w3.org/1998/Math/MathML" display="block">
  <semantics>
    <mrow>
      <mrow>
        <mrow>
          <mrow>
            <mo fence="true" stretchy="true">(</mo>
            <mrow>
              <mtable>
                <mtr>
                  <mtd>
                    <mn>6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3</mn>
                    </mrow>
                  </mtd>
                </mtr>
              </mtable>
            </mrow>
            <mo fence="true" stretchy="true">)</mo>
          </mrow>
          <mo stretchy="false">⋅</mo>
          <msub>
            <mi>λ</mi>
            <mn>1</mn>
          </msub>
        </mrow>
        <mo stretchy="false">+</mo>
        <mrow>
          <mrow>
            <mo fence="true" stretchy="true">(</mo>
            <mrow>
              <mtable>
                <mtr>
                  <mtd>
                    <mrow>
                      <mo stretchy="false">−</mo>
                      <mn>3</mn>
                    </mrow>
                  </mtd>
                </mtr>
                <mtr>
                  <mtd>
                    <mn>2</mn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  <mo stretchy="false">⋅</mo>
          <msub>
            <mi>λ</mi>
            <mn>2</mn>
          </msub>
        </mrow>
        <mo stretchy="false">+</mo>
        <mrow>
          <mrow>
            <mo fence="true" stretchy="true">(</mo>
            <mrow>
              <mtable>
                <mtr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row>
                      <mo stretchy="false">−</mo>
                      <mn>3</mn>
                    </mrow>
                  </mtd>
                </mtr>
                <mtr>
                  <mtd>
                    <mn>4</mn>
                  </mtd>
                </mtr>
              </mtable>
            </mrow>
            <mo fence="true" stretchy="true">)</mo>
          </mrow>
          <mo stretchy="false">⋅</mo>
          <msub>
            <mi>λ</mi>
            <mn>3</mn>
          </msub>
        </mrow>
      </mrow>
      <mo stretchy="false">=</mo>
      <mrow>
        <mo fence="true" stretchy="true">(</mo>
        <mrow>
          <mtable>
            <mtr>
              <mtd>
                <mn>15</mn>
              </mtd>
            </mtr>
            <mtr>
              <mtd>
                <mn>6</mn>
              </mtd>
            </mtr>
            <mtr>
              <mtd>
                <mrow>
                  <mo stretchy="false">−</mo>
                  <mn>17</mn>
                </mrow>
              </mtd>
            </mtr>
          </mtable>
        </mrow>
        <mo fence="true" stretchy="true">)</mo>
      </mrow>
    </mrow>
    <annotation encoding="StarMath 5.0">left ( matrix{6 ## 1 ## -3} right ) cdot %lambda_{ 1 } + left ( matrix{-3 ## 2 ## 1} right ) cdot %lambda_{ 2 } + left ( matrix{-1 ## -3 ## 4} right ) cdot %lambda_{ 3 } = left ( matrix{15 ## 6 ## -17} right )</annotation>
  </semantics>
</math>
</file>

<file path=Object 6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6</mn>
                <mrow>
                  <msub>
                    <mi>λ</mi>
                    <mn>1</mn>
                  </msub>
                  <mo stretchy="false">−</mo>
                  <mn>3</mn>
                </mrow>
                <mrow>
                  <mrow>
                    <msub>
                      <mi>λ</mi>
                      <mn>2</mn>
                    </msub>
                    <mo stretchy="false">−</mo>
                    <msub>
                      <mi>λ</mi>
                      <mn>3</mn>
                    </msub>
                  </mrow>
                  <mo stretchy="false">=</mo>
                  <mn>15</mn>
                </mrow>
              </mrow>
            </mtd>
          </mtr>
          <mtr>
            <mtd>
              <mrow>
                <mrow>
                  <msub>
                    <mi>λ</mi>
                    <mn>1</mn>
                  </msub>
                  <mo stretchy="false">+</mo>
                  <mn>2</mn>
                </mrow>
                <mrow>
                  <msub>
                    <mi>λ</mi>
                    <mn>2</mn>
                  </msub>
                  <mo stretchy="false">−</mo>
                  <mn>3</mn>
                </mrow>
                <mrow>
                  <msub>
                    <mi>λ</mi>
                    <mn>3</mn>
                  </msub>
                  <mo stretchy="false">=</mo>
                  <mn>6</mn>
                </mrow>
              </mrow>
            </mtd>
          </mtr>
          <mtr>
            <mtd>
              <mrow>
                <mrow>
                  <mo stretchy="false">−</mo>
                  <mn>3</mn>
                </mrow>
                <mrow>
                  <msub>
                    <mi>λ</mi>
                    <mn>1</mn>
                  </msub>
                  <mo stretchy="false">+</mo>
                  <msub>
                    <mi>λ</mi>
                    <mn>2</mn>
                  </msub>
                  <mo stretchy="false">+</mo>
                  <mn>4</mn>
                </mrow>
                <mrow>
                  <msub>
                    <mi>λ</mi>
                    <mn>3</mn>
                  </msub>
                  <mo stretchy="false">=</mo>
                  <mrow>
                    <mo stretchy="false">−</mo>
                    <mn>17</mn>
                  </mrow>
                </mrow>
              </mrow>
            </mtd>
          </mtr>
        </mtable>
      </mrow>
    </mrow>
    <annotation encoding="StarMath 5.0">left lbrace alignl {stack{ 6%lambda_{1} - 3%lambda_{2} - %lambda_{3} = 15 # %lambda_{1} + 2%lambda_{2} -3%lambda_{3} = 6 # -3%lambda_{1} + %lambda_{2} + 4%lambda_{3} = -17}} right none</annotation>
  </semantics>
</math>
</file>

<file path=Object 66/content.xml><?xml version="1.0" encoding="utf-8"?>
<math xmlns="http://www.w3.org/1998/Math/MathML" display="block">
  <semantics>
    <mover accent="true">
      <mi>d</mi>
      <mo stretchy="false">⃗</mo>
    </mover>
    <annotation encoding="StarMath 5.0">vec d </annotation>
  </semantics>
</math>
</file>

<file path=Object 67/content.xml><?xml version="1.0" encoding="utf-8"?>
<math xmlns="http://www.w3.org/1998/Math/MathML" display="block">
  <semantics>
    <mrow>
      <mover accent="true">
        <mi>a</mi>
        <mo stretchy="false">⃗</mo>
      </mover>
      <mi>,</mi>
      <mover accent="true">
        <mi>b</mi>
        <mo stretchy="false">⃗</mo>
      </mover>
      <mi>,</mi>
      <mover accent="true">
        <mi>c</mi>
        <mo stretchy="false">⃗</mo>
      </mover>
    </mrow>
    <annotation encoding="StarMath 5.0">vec a, vec b, vec c </annotation>
  </semantics>
</math>
</file>

<file path=Object 68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6</mn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1</mn>
                </mrow>
              </mtd>
            </mtr>
            <mtr>
              <mtd>
                <mn>1</mn>
              </mtd>
              <mtd>
                <mn>2</mn>
              </mtd>
              <mtd>
                <mrow>
                  <mo stretchy="false">−</mo>
                  <mn>3</mn>
                </mrow>
              </mtd>
            </mtr>
            <mtr>
              <mtd>
                <mrow>
                  <mo stretchy="false">−</mo>
                  <mn>3</mn>
                </mrow>
              </mtd>
              <mtd>
                <mn>1</mn>
              </mtd>
              <mtd>
                <mn>4</mn>
              </mtd>
            </mtr>
          </mtable>
          <mo stretchy="false">|</mo>
          <mtable>
            <mtr>
              <mtd>
                <mn>15</mn>
              </mtd>
            </mtr>
            <mtr>
              <mtd>
                <mn>6</mn>
              </mtd>
            </mtr>
            <mtr>
              <mtd>
                <mrow>
                  <mo stretchy="false">−</mo>
                  <mn>17</mn>
                </mrow>
              </mtd>
            </mtr>
          </mtable>
        </mrow>
      </mrow>
      <mo fence="true" stretchy="true">)</mo>
    </mrow>
    <annotation encoding="StarMath 5.0">left ( matrix{6 # -3 # -1 ## 1 # 2 # -3 ## -3 # 1 # 4} mline matrix{15 ## 6 ## -17} right ) </annotation>
  </semantics>
</math>
</file>

<file path=Object 69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6</mn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1</mn>
                </mrow>
              </mtd>
            </mtr>
            <mtr>
              <mtd>
                <mrow>
                  <mo stretchy="false">−</mo>
                  <mn>3</mn>
                </mrow>
              </mtd>
              <mtd>
                <mn>1</mn>
              </mtd>
              <mtd>
                <mn>4</mn>
              </mtd>
            </mtr>
            <mtr>
              <mtd>
                <mn>1</mn>
              </mtd>
              <mtd>
                <mn>2</mn>
              </mtd>
              <mtd>
                <mrow>
                  <mo stretchy="false">−</mo>
                  <mn>3</mn>
                </mrow>
              </mtd>
            </mtr>
          </mtable>
          <mo stretchy="false">|</mo>
          <mtable>
            <mtr>
              <mtd>
                <mn>15</mn>
              </mtd>
            </mtr>
            <mtr>
              <mtd>
                <mrow>
                  <mo stretchy="false">−</mo>
                  <mn>17</mn>
                </mrow>
              </mtd>
            </mtr>
            <mtr>
              <mtd>
                <mn>6</mn>
              </mtd>
            </mtr>
          </mtable>
        </mrow>
      </mrow>
      <mo fence="true" stretchy="true">)</mo>
    </mrow>
    <annotation encoding="StarMath 5.0">left ( matrix{6 # -3 # -1 ## -3 # 1 # 4 ## 1 # 2 # -3} mline matrix{15 ## -17 ## 6} right ) </annotation>
  </semantics>
</math>
</file>

<file path=Object 7/content.xml><?xml version="1.0" encoding="utf-8"?>
<math xmlns="http://www.w3.org/1998/Math/MathML" display="block">
  <semantics>
    <mrow>
      <mo fence="true" stretchy="false">[</mo>
      <mrow>
        <mi mathvariant="italic">BA</mi>
      </mrow>
      <mo fence="true" stretchy="false">]</mo>
    </mrow>
    <annotation encoding="StarMath 5.0">[BA] </annotation>
  </semantics>
</math>
</file>

<file path=Object 70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6</mn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1</mn>
                </mrow>
              </mtd>
            </mtr>
            <mtr>
              <mtd>
                <mrow>
                  <mo stretchy="false">−</mo>
                  <mn>3</mn>
                </mrow>
              </mtd>
              <mtd>
                <mn>1</mn>
              </mtd>
              <mtd>
                <mn>4</mn>
              </mtd>
            </mtr>
            <mtr>
              <mtd>
                <mn>0</mn>
              </mtd>
              <mtd>
                <mrow>
                  <mn>7</mn>
                  <mo stretchy="false">/</mo>
                  <mn>3</mn>
                </mrow>
              </mtd>
              <mtd>
                <mrow>
                  <mrow>
                    <mo stretchy="false">−</mo>
                    <mn>5</mn>
                  </mrow>
                  <mo stretchy="false">/</mo>
                  <mn>3</mn>
                </mrow>
              </mtd>
            </mtr>
          </mtable>
          <mo stretchy="false">|</mo>
          <mtable>
            <mtr>
              <mtd>
                <mn>15</mn>
              </mtd>
            </mtr>
            <mtr>
              <mtd>
                <mrow>
                  <mo stretchy="false">−</mo>
                  <mn>17</mn>
                </mrow>
              </mtd>
            </mtr>
            <mtr>
              <mtd>
                <mrow>
                  <mn>1</mn>
                  <mo stretchy="false">/</mo>
                  <mn>3</mn>
                </mrow>
              </mtd>
            </mtr>
          </mtable>
        </mrow>
      </mrow>
      <mo fence="true" stretchy="true">)</mo>
    </mrow>
    <annotation encoding="StarMath 5.0">left ( matrix{6 # -3 # -1 ## -3 # 1 # 4 ## 0 # 7/3 # -5/3} mline matrix{15 ## -17 ## 1/3} right ) </annotation>
  </semantics>
</math>
</file>

<file path=Object 71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6</mn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row>
                  <mrow>
                    <mo stretchy="false">−</mo>
                    <mn>1</mn>
                  </mrow>
                  <mo stretchy="false">/</mo>
                  <mn>2</mn>
                </mrow>
              </mtd>
              <mtd>
                <mrow>
                  <mn>7</mn>
                  <mo stretchy="false">/</mo>
                  <mn>2</mn>
                </mrow>
              </mtd>
            </mtr>
            <mtr>
              <mtd>
                <mn>0</mn>
              </mtd>
              <mtd>
                <mrow>
                  <mn>7</mn>
                  <mo stretchy="false">/</mo>
                  <mn>3</mn>
                </mrow>
              </mtd>
              <mtd>
                <mrow>
                  <mrow>
                    <mo stretchy="false">−</mo>
                    <mn>5</mn>
                  </mrow>
                  <mo stretchy="false">/</mo>
                  <mn>3</mn>
                </mrow>
              </mtd>
            </mtr>
          </mtable>
          <mo stretchy="false">|</mo>
          <mtable>
            <mtr>
              <mtd>
                <mn>15</mn>
              </mtd>
            </mtr>
            <mtr>
              <mtd>
                <mrow>
                  <mrow>
                    <mo stretchy="false">−</mo>
                    <mn>19</mn>
                  </mrow>
                  <mo stretchy="false">/</mo>
                  <mn>2</mn>
                </mrow>
              </mtd>
            </mtr>
            <mtr>
              <mtd>
                <mrow>
                  <mn>1</mn>
                  <mo stretchy="false">/</mo>
                  <mn>3</mn>
                </mrow>
              </mtd>
            </mtr>
          </mtable>
        </mrow>
      </mrow>
      <mo fence="true" stretchy="true">)</mo>
    </mrow>
    <annotation encoding="StarMath 5.0">left ( matrix{6 # -3 # -1 ## 0 # -1/2 # 7/2 ## 0 # 7/3 # -5/3} mline matrix{15 ## -19/2 ## 1/3} right ) </annotation>
  </semantics>
</math>
</file>

<file path=Object 72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6</mn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row>
                  <mrow>
                    <mo stretchy="false">−</mo>
                    <mn>1</mn>
                  </mrow>
                  <mo stretchy="false">/</mo>
                  <mn>2</mn>
                </mrow>
              </mtd>
              <mtd>
                <mrow>
                  <mn>7</mn>
                  <mo stretchy="false">/</mo>
                  <mn>2</mn>
                </mrow>
              </mtd>
            </mtr>
            <mtr>
              <mtd>
                <mn>0</mn>
              </mtd>
              <mtd>
                <mn>0</mn>
              </mtd>
              <mtd>
                <mrow>
                  <mn>44</mn>
                  <mo stretchy="false">/</mo>
                  <mn>3</mn>
                </mrow>
              </mtd>
            </mtr>
          </mtable>
          <mo stretchy="false">|</mo>
          <mtable>
            <mtr>
              <mtd>
                <mn>15</mn>
              </mtd>
            </mtr>
            <mtr>
              <mtd>
                <mrow>
                  <mrow>
                    <mo stretchy="false">−</mo>
                    <mn>19</mn>
                  </mrow>
                  <mo stretchy="false">/</mo>
                  <mn>2</mn>
                </mrow>
              </mtd>
            </mtr>
            <mtr>
              <mtd>
                <mrow>
                  <mo stretchy="false">−</mo>
                  <mn>44</mn>
                </mrow>
              </mtd>
            </mtr>
          </mtable>
        </mrow>
      </mrow>
      <mo fence="true" stretchy="true">)</mo>
    </mrow>
    <annotation encoding="StarMath 5.0">left ( matrix{6 # -3 # -1 ## 0 # -1/2 # 7/2 ## 0 # 0 # 44/3} mline matrix{15 ## -19/2 ## -44} right ) </annotation>
  </semantics>
</math>
</file>

<file path=Object 7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row>
                    <mo stretchy="false">−</mo>
                    <mn>1</mn>
                  </mrow>
                  <mo stretchy="false">/</mo>
                  <mn>2</mn>
                </mrow>
              </mtd>
              <mtd>
                <mrow>
                  <mrow>
                    <mo stretchy="false">−</mo>
                    <mn>1</mn>
                  </mrow>
                  <mo stretchy="false">/</mo>
                  <mn>6</mn>
                </mrow>
              </mtd>
            </mtr>
            <mtr>
              <mtd>
                <mn>0</mn>
              </mtd>
              <mtd>
                <mn>1</mn>
              </mtd>
              <mtd>
                <mrow>
                  <mo stretchy="false">−</mo>
                  <mn>7</mn>
                </mrow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row>
                  <mn>5</mn>
                  <mo stretchy="false">/</mo>
                  <mn>2</mn>
                </mrow>
              </mtd>
            </mtr>
            <mtr>
              <mtd>
                <mn>19</mn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</mrow>
      <mo fence="true" stretchy="true">)</mo>
    </mrow>
    <annotation encoding="StarMath 5.0">left ( matrix{1 # -1/2 # -1/6 ## 0 # 1 # -7 ## 0 # 0 # 1} mline matrix{5/2 ## 19 ## -3} right ) </annotation>
  </semantics>
</math>
</file>

<file path=Object 74/content.xml><?xml version="1.0" encoding="utf-8"?>
<math xmlns="http://www.w3.org/1998/Math/MathML" display="block">
  <semantics>
    <mrow>
      <msub>
        <mi>λ</mi>
        <mn>3</mn>
      </msub>
      <mo stretchy="false">=</mo>
      <mrow>
        <mo stretchy="false">−</mo>
        <mn>3</mn>
      </mrow>
    </mrow>
    <annotation encoding="StarMath 5.0">%lambda_{ 3 } = -3</annotation>
  </semantics>
</math>
</file>

<file path=Object 75/content.xml><?xml version="1.0" encoding="utf-8"?>
<math xmlns="http://www.w3.org/1998/Math/MathML" display="block">
  <semantics>
    <mrow>
      <msub>
        <mi>λ</mi>
        <mn>2</mn>
      </msub>
      <mo stretchy="false">=</mo>
      <mrow>
        <mn>19</mn>
        <mo stretchy="false">+</mo>
        <mrow>
          <mn>7</mn>
          <mo stretchy="false">⋅</mo>
          <mrow>
            <mo fence="true" stretchy="false">(</mo>
            <mrow>
              <mrow>
                <mo stretchy="false">−</mo>
                <mn>3</mn>
              </mrow>
            </mrow>
            <mo fence="true" stretchy="false">)</mo>
          </mrow>
        </mrow>
      </mrow>
      <mo stretchy="false">=</mo>
      <mrow>
        <mo stretchy="false">−</mo>
        <mn>2</mn>
      </mrow>
    </mrow>
    <annotation encoding="StarMath 5.0">%lambda_{ 2 } = 19 + 7 cdot ( -3) = -2</annotation>
  </semantics>
</math>
</file>

<file path=Object 76/content.xml><?xml version="1.0" encoding="utf-8"?>
<math xmlns="http://www.w3.org/1998/Math/MathML" display="block">
  <semantics>
    <mrow>
      <msub>
        <mi>λ</mi>
        <mn>3</mn>
      </msub>
      <mo stretchy="false">=</mo>
      <mrow>
        <mrow>
          <mn>5</mn>
          <mo stretchy="false">/</mo>
          <mn>2</mn>
        </mrow>
        <mo stretchy="false">+</mo>
        <mrow>
          <mn>1</mn>
          <mo stretchy="false">/</mo>
          <mn>2</mn>
          <mo stretchy="false">⋅</mo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</mrow>
        <mo stretchy="false">+</mo>
        <mrow>
          <mn>1</mn>
          <mo stretchy="false">/</mo>
          <mn>6</mn>
          <mo stretchy="false">⋅</mo>
          <mrow>
            <mo fence="true" stretchy="false">(</mo>
            <mrow>
              <mrow>
                <mo stretchy="false">−</mo>
                <mn>3</mn>
              </mrow>
            </mrow>
            <mo fence="true" stretchy="false">)</mo>
          </mrow>
        </mrow>
      </mrow>
      <mo stretchy="false">=</mo>
      <mn>1</mn>
    </mrow>
    <annotation encoding="StarMath 5.0">%lambda_{ 3 } = 5/2 + 1/2 cdot ( -2) + 1/6 cdot (-3) = 1</annotation>
  </semantics>
</math>
</file>

<file path=Object 77/content.xml><?xml version="1.0" encoding="utf-8"?>
<math xmlns="http://www.w3.org/1998/Math/MathML" display="block">
  <semantics>
    <mrow>
      <mover accent="true">
        <mi>d</mi>
        <mo stretchy="false">⃗</mo>
      </mover>
      <mo stretchy="false">=</mo>
      <mrow>
        <mo fence="true" stretchy="false">{</mo>
        <mrow>
          <mrow>
            <mn>1</mn>
            <mrow>
              <mi>,</mi>
              <mo stretchy="false">−</mo>
              <mn>2</mn>
            </mrow>
            <mrow>
              <mi>,</mi>
              <mo stretchy="false">−</mo>
              <mn>3</mn>
            </mrow>
          </mrow>
        </mrow>
        <mo fence="true" stretchy="false">}</mo>
      </mrow>
    </mrow>
    <annotation encoding="StarMath 5.0">vec d = lbrace 1, -2, -3 rbrace</annotation>
  </semantics>
</math>
</file>

<file path=Object 78/content.xml><?xml version="1.0" encoding="utf-8"?>
<math xmlns="http://www.w3.org/1998/Math/MathML" display="block">
  <semantics>
    <mrow>
      <msub>
        <mi>V</mi>
        <mi mathvariant="italic">ABCD</mi>
      </msub>
      <mo stretchy="false">=</mo>
      <mrow>
        <mfrac>
          <mn>1</mn>
          <mn>3</mn>
        </mfrac>
        <mo stretchy="false">⋅</mo>
        <msub>
          <mi>S</mi>
          <mi mathvariant="italic">BCD</mi>
        </msub>
        <mo stretchy="false">⋅</mo>
        <mi>h</mi>
      </mrow>
    </mrow>
    <annotation encoding="StarMath 5.0">V_{ABCD} = {1} over {3} cdot S_{BCD} cdot h</annotation>
  </semantics>
</math>
</file>

<file path=Object 79/content.xml><?xml version="1.0" encoding="utf-8"?>
<math xmlns="http://www.w3.org/1998/Math/MathML" display="block">
  <semantics>
    <mrow>
      <msub>
        <mi>S</mi>
        <mi mathvariant="italic">BCD</mi>
      </msub>
      <mo stretchy="false">=</mo>
      <mrow>
        <mfrac>
          <mn>1</mn>
          <mn>2</mn>
        </mfrac>
        <mo stretchy="false">⋅</mo>
        <mrow>
          <mo fence="true" stretchy="false">|</mo>
          <mrow>
            <mrow>
              <mover accent="true">
                <mi mathvariant="italic">BC</mi>
                <mo stretchy="false">⃗</mo>
              </mover>
              <mo stretchy="false">×</mo>
              <mover accent="true">
                <mi mathvariant="italic">BD</mi>
                <mo stretchy="false">⃗</mo>
              </mover>
            </mrow>
          </mrow>
          <mo fence="true" stretchy="false">|</mo>
        </mrow>
      </mrow>
    </mrow>
    <annotation encoding="StarMath 5.0">S_{BCD} = {1} over {2} cdot lline vec BC times vec BD  rline </annotation>
  </semantics>
</math>
</file>

<file path=Object 8/content.xml><?xml version="1.0" encoding="utf-8"?>
<math xmlns="http://www.w3.org/1998/Math/MathML" display="block">
  <semantics>
    <mrow>
      <mo fence="true" stretchy="false">[</mo>
      <mrow>
        <msup>
          <mi>A</mi>
          <mrow>
            <mo stretchy="false">−</mo>
            <mn>1</mn>
          </mrow>
        </msup>
      </mrow>
      <mo fence="true" stretchy="false">]</mo>
    </mrow>
    <annotation encoding="StarMath 5.0">[ A^{-1}] </annotation>
  </semantics>
</math>
</file>

<file path=Object 80/content.xml><?xml version="1.0" encoding="utf-8"?>
<math xmlns="http://www.w3.org/1998/Math/MathML" display="block">
  <semantics>
    <mrow>
      <mover accent="true">
        <mi mathvariant="italic">BC</mi>
        <mo stretchy="false">⃗</mo>
      </mover>
      <mo stretchy="false">=</mo>
      <mrow>
        <mo fence="true" stretchy="false">{</mo>
        <mrow>
          <mrow>
            <mrow>
              <mn>2</mn>
              <mo stretchy="false">+</mo>
              <mn>4</mn>
            </mrow>
            <mrow>
              <mi>,</mi>
              <mo stretchy="false">−</mo>
              <mn>3</mn>
              <mo stretchy="false">+</mo>
              <mn>5</mn>
            </mrow>
            <mi>,</mi>
            <mrow>
              <mn>3</mn>
              <mo stretchy="false">−</mo>
              <mn>7</mn>
            </mrow>
          </mrow>
        </mrow>
        <mo fence="true" stretchy="false">}</mo>
      </mrow>
      <mo stretchy="false">=</mo>
      <mrow>
        <mo fence="true" stretchy="false">{</mo>
        <mrow>
          <mrow>
            <mn>6</mn>
            <mi>,</mi>
            <mn>2</mn>
            <mrow>
              <mi>,</mi>
              <mo stretchy="false">−</mo>
              <mn>4</mn>
            </mrow>
          </mrow>
        </mrow>
        <mo fence="true" stretchy="false">}</mo>
      </mrow>
    </mrow>
    <annotation encoding="StarMath 5.0">vec BC = lbrace 2+4, -3+5, 3-7 rbrace = lbrace 6, 2, -4 rbrace </annotation>
  </semantics>
</math>
</file>

<file path=Object 81/content.xml><?xml version="1.0" encoding="utf-8"?>
<math xmlns="http://www.w3.org/1998/Math/MathML" display="block">
  <semantics>
    <mrow>
      <mover accent="true">
        <mi mathvariant="italic">BD</mi>
        <mo stretchy="false">⃗</mo>
      </mover>
      <mo stretchy="false">=</mo>
      <mrow>
        <mo fence="true" stretchy="false">{</mo>
        <mrow>
          <mrow>
            <mrow>
              <mn>3</mn>
              <mo stretchy="false">+</mo>
              <mn>4</mn>
            </mrow>
            <mi>,</mi>
            <mrow>
              <mn>2</mn>
              <mo stretchy="false">+</mo>
              <mn>5</mn>
            </mrow>
            <mi>,</mi>
            <mrow>
              <mn>1</mn>
              <mo stretchy="false">−</mo>
              <mn>7</mn>
            </mrow>
          </mrow>
        </mrow>
        <mo fence="true" stretchy="false">}</mo>
      </mrow>
      <mo stretchy="false">=</mo>
      <mrow>
        <mo fence="true" stretchy="false">{</mo>
        <mrow>
          <mrow>
            <mn>7</mn>
            <mi>,</mi>
            <mn>7</mn>
            <mrow>
              <mi>,</mi>
              <mo stretchy="false">−</mo>
              <mn>6</mn>
            </mrow>
          </mrow>
        </mrow>
        <mo fence="true" stretchy="false">}</mo>
      </mrow>
    </mrow>
    <annotation encoding="StarMath 5.0">vec BD = lbrace 3+4, 2+5, 1-7 rbrace = lbrace 7, 7, -6 rbrace </annotation>
  </semantics>
</math>
</file>

<file path=Object 82/content.xml><?xml version="1.0" encoding="utf-8"?>
<math xmlns="http://www.w3.org/1998/Math/MathML" display="block">
  <semantics>
    <mrow>
      <mrow>
        <mrow>
          <mover accent="true">
            <mi mathvariant="italic">BC</mi>
            <mo stretchy="false">⃗</mo>
          </mover>
          <mo stretchy="false">×</mo>
          <mover accent="true">
            <mi mathvariant="italic">BD</mi>
            <mo stretchy="false">⃗</mo>
          </mover>
        </mrow>
        <mo stretchy="false">=</mo>
        <mrow>
          <mo fence="true" stretchy="true">|</mo>
          <mrow>
            <mtable>
              <mtr>
                <mtd>
                  <mi>i</mi>
                </mtd>
                <mtd>
                  <mi>j</mi>
                </mtd>
                <mtd>
                  <mi>k</mi>
                </mtd>
              </mtr>
              <mtr>
                <mtd>
                  <mn>6</mn>
                </mtd>
                <mtd>
                  <mn>2</mn>
                </mtd>
                <mtd>
                  <mrow>
                    <mo stretchy="false">−</mo>
                    <mn>4</mn>
                  </mrow>
                </mtd>
              </mtr>
              <mtr>
                <mtd>
                  <mn>7</mn>
                </mtd>
                <mtd>
                  <mn>7</mn>
                </mtd>
                <mtd>
                  <mrow>
                    <mo stretchy="false">−</mo>
                    <mn>6</mn>
                  </mrow>
                </mtd>
              </mtr>
            </mtable>
          </mrow>
          <mo fence="true" stretchy="true">|</mo>
        </mrow>
        <mo stretchy="false">=</mo>
        <mrow>
          <mrow>
            <mi>i</mi>
            <mo stretchy="false">⋅</mo>
            <mrow>
              <mo fence="true" stretchy="false">(</mo>
              <mrow>
                <mrow>
                  <mrow>
                    <mn>2</mn>
                    <mo stretchy="false">⋅</mo>
                    <mrow>
                      <mo fence="true" stretchy="false">(</mo>
                      <mrow>
                        <mrow>
                          <mo stretchy="false">−</mo>
                          <mn>6</mn>
                        </mrow>
                      </mrow>
                      <mo fence="true" stretchy="false">)</mo>
                    </mrow>
                  </mrow>
                  <mo stretchy="false">−</mo>
                  <mrow>
                    <mn>7</mn>
                    <mo stretchy="false">⋅</mo>
                    <mrow>
                      <mo fence="true" stretchy="false">(</mo>
                      <mrow>
                        <mrow>
                          <mo stretchy="false">−</mo>
                          <mn>4</mn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  <mo stretchy="false">−</mo>
          <mrow>
            <mi>j</mi>
            <mo stretchy="false">⋅</mo>
            <mrow>
              <mo fence="true" stretchy="false">(</mo>
              <mrow>
                <mrow>
                  <mrow>
                    <mn>6</mn>
                    <mo stretchy="false">⋅</mo>
                    <mrow>
                      <mo fence="true" stretchy="false">(</mo>
                      <mrow>
                        <mrow>
                          <mo stretchy="false">−</mo>
                          <mn>6</mn>
                        </mrow>
                      </mrow>
                      <mo fence="true" stretchy="false">)</mo>
                    </mrow>
                  </mrow>
                  <mo stretchy="false">−</mo>
                  <mrow>
                    <mn>7</mn>
                    <mo stretchy="false">⋅</mo>
                    <mrow>
                      <mo fence="true" stretchy="false">(</mo>
                      <mrow>
                        <mrow>
                          <mo stretchy="false">−</mo>
                          <mn>4</mn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  <mo stretchy="false">+</mo>
          <mrow>
            <mi>k</mi>
            <mo stretchy="false">⋅</mo>
            <mrow>
              <mo fence="true" stretchy="false">(</mo>
              <mrow>
                <mrow>
                  <mrow>
                    <mn>6</mn>
                    <mo stretchy="false">⋅</mo>
                    <mn>7</mn>
                  </mrow>
                  <mo stretchy="false">−</mo>
                  <mrow>
                    <mn>7</mn>
                    <mo stretchy="false">⋅</mo>
                    <mn>2</mn>
                  </mrow>
                </mrow>
              </mrow>
              <mo fence="true" stretchy="false">)</mo>
            </mrow>
          </mrow>
        </mrow>
        <mo stretchy="false">=</mo>
        <mn>16</mn>
      </mrow>
      <mrow>
        <mi>i</mi>
        <mo stretchy="false">+</mo>
        <mn>8</mn>
      </mrow>
      <mrow>
        <mi>j</mi>
        <mo stretchy="false">+</mo>
        <mn>28</mn>
      </mrow>
      <mi>k</mi>
    </mrow>
    <annotation encoding="StarMath 5.0">vec BC times vec BD = left lline matrix{i # j # k ## 6 # 2 # -4 ## 7 # 7 # -6 } right rline = i cdot ( 2 cdot (-6) - 7 cdot (-4) ) - j cdot ( 6 cdot (-6) - 7 cdot (-4)) + k cdot ( 6 cdot 7 - 7 cdot 2 ) = 16i + 8j + 28k</annotation>
  </semantics>
</math>
</file>

<file path=Object 83/content.xml><?xml version="1.0" encoding="utf-8"?>
<math xmlns="http://www.w3.org/1998/Math/MathML" display="block">
  <semantics>
    <mrow>
      <mo fence="true" stretchy="false">{</mo>
      <mrow>
        <mrow>
          <mn>16</mn>
          <mi>,</mi>
          <mn>8</mn>
          <mi>,</mi>
          <mn>28</mn>
        </mrow>
      </mrow>
      <mo fence="true" stretchy="false">}</mo>
    </mrow>
    <annotation encoding="StarMath 5.0">lbrace 16, 8, 28 rbrace </annotation>
  </semantics>
</math>
</file>

<file path=Object 84/content.xml><?xml version="1.0" encoding="utf-8"?>
<math xmlns="http://www.w3.org/1998/Math/MathML" display="block">
  <semantics>
    <mrow>
      <mrow>
        <msub>
          <mi>S</mi>
          <mi mathvariant="italic">BCD</mi>
        </msub>
        <mo stretchy="false">=</mo>
        <mfrac>
          <msqrt>
            <mrow>
              <msup>
                <mn>16</mn>
                <mn>2</mn>
              </msup>
              <mo stretchy="false">+</mo>
              <msup>
                <mn>8</mn>
                <mn>2</mn>
              </msup>
              <mo stretchy="false">+</mo>
              <msup>
                <mn>28</mn>
                <mn>2</mn>
              </msup>
            </mrow>
          </msqrt>
          <mn>2</mn>
        </mfrac>
        <mo stretchy="false">=</mo>
        <msqrt>
          <mfrac>
            <mn>1104</mn>
            <mn>2</mn>
          </mfrac>
        </msqrt>
        <mo stretchy="false">=</mo>
        <msqrt>
          <mfrac>
            <mrow>
              <mn>16</mn>
              <mo stretchy="false">⋅</mo>
              <mn>69</mn>
            </mrow>
            <mn>2</mn>
          </mfrac>
        </msqrt>
        <mo stretchy="false">=</mo>
        <mn>2</mn>
      </mrow>
      <msqrt>
        <mn>69</mn>
      </msqrt>
    </mrow>
    <annotation encoding="StarMath 5.0">S_{BCD} = sqrt{{16}^{2} + {8}^{2} + {28}^{2}}  over {2} = sqrt{{1104}  over {2}} = sqrt{{16 cdot 69}  over {2}} = 2sqrt{69}</annotation>
  </semantics>
</math>
</file>

<file path=Object 85/content.xml><?xml version="1.0" encoding="utf-8"?>
<math xmlns="http://www.w3.org/1998/Math/MathML" display="block">
  <semantics>
    <mrow>
      <mrow>
        <mrow>
          <mo fence="true" stretchy="true">|</mo>
          <mrow>
            <mtable>
              <mtr>
                <mtd>
                  <mrow>
                    <mi>x</mi>
                    <mo stretchy="false">+</mo>
                    <mn>4</mn>
                  </mrow>
                </mtd>
                <mtd>
                  <mrow>
                    <mi>y</mi>
                    <mo stretchy="false">+</mo>
                    <mn>5</mn>
                  </mrow>
                </mtd>
                <mtd>
                  <mrow>
                    <mi>z</mi>
                    <mo stretchy="false">−</mo>
                    <mn>7</mn>
                  </mrow>
                </mtd>
              </mtr>
              <mtr>
                <mtd>
                  <mrow>
                    <mn>2</mn>
                    <mo stretchy="false">+</mo>
                    <mn>4</mn>
                  </mrow>
                </mtd>
                <mtd>
                  <mrow>
                    <mrow>
                      <mo stretchy="false">−</mo>
                      <mn>3</mn>
                    </mrow>
                    <mo stretchy="false">+</mo>
                    <mn>5</mn>
                  </mrow>
                </mtd>
                <mtd>
                  <mrow>
                    <mn>3</mn>
                    <mo stretchy="false">−</mo>
                    <mn>7</mn>
                  </mrow>
                </mtd>
              </mtr>
              <mtr>
                <mtd>
                  <mrow>
                    <mn>3</mn>
                    <mo stretchy="false">+</mo>
                    <mn>4</mn>
                  </mrow>
                </mtd>
                <mtd>
                  <mrow>
                    <mn>2</mn>
                    <mo stretchy="false">+</mo>
                    <mn>5</mn>
                  </mrow>
                </mtd>
                <mtd>
                  <mrow>
                    <mn>1</mn>
                    <mo stretchy="false">−</mo>
                    <mn>7</mn>
                  </mrow>
                </mtd>
              </mtr>
            </mtable>
          </mrow>
          <mo fence="true" stretchy="true">|</mo>
        </mrow>
        <mo stretchy="false">=</mo>
        <mrow>
          <mo fence="true" stretchy="true">|</mo>
          <mrow>
            <mtable>
              <mtr>
                <mtd>
                  <mrow>
                    <mi>x</mi>
                    <mo stretchy="false">+</mo>
                    <mn>4</mn>
                  </mrow>
                </mtd>
                <mtd>
                  <mrow>
                    <mi>y</mi>
                    <mo stretchy="false">+</mo>
                    <mn>5</mn>
                  </mrow>
                </mtd>
                <mtd>
                  <mrow>
                    <mi>z</mi>
                    <mo stretchy="false">−</mo>
                    <mn>7</mn>
                  </mrow>
                </mtd>
              </mtr>
              <mtr>
                <mtd>
                  <mn>6</mn>
                </mtd>
                <mtd>
                  <mn>2</mn>
                </mtd>
                <mtd>
                  <mrow>
                    <mo stretchy="false">−</mo>
                    <mn>4</mn>
                  </mrow>
                </mtd>
              </mtr>
              <mtr>
                <mtd>
                  <mn>7</mn>
                </mtd>
                <mtd>
                  <mn>7</mn>
                </mtd>
                <mtd>
                  <mrow>
                    <mo stretchy="false">−</mo>
                    <mn>6</mn>
                  </mrow>
                </mtd>
              </mtr>
            </mtable>
          </mrow>
          <mo fence="true" stretchy="true">|</mo>
        </mrow>
        <mo stretchy="false">=</mo>
        <mn>16</mn>
      </mrow>
      <mrow>
        <mrow>
          <mo fence="true" stretchy="false">(</mo>
          <mrow>
            <mrow>
              <mi>x</mi>
              <mo stretchy="false">+</mo>
              <mn>4</mn>
            </mrow>
          </mrow>
          <mo fence="true" stretchy="false">)</mo>
        </mrow>
        <mo stretchy="false">+</mo>
        <mn>8</mn>
      </mrow>
      <mrow>
        <mrow>
          <mo fence="true" stretchy="false">(</mo>
          <mrow>
            <mrow>
              <mi>y</mi>
              <mo stretchy="false">+</mo>
              <mn>5</mn>
            </mrow>
          </mrow>
          <mo fence="true" stretchy="false">)</mo>
        </mrow>
        <mo stretchy="false">+</mo>
        <mn>28</mn>
      </mrow>
      <mrow>
        <mrow>
          <mrow>
            <mo fence="true" stretchy="false">(</mo>
            <mrow>
              <mrow>
                <mi>z</mi>
                <mo stretchy="false">−</mo>
                <mn>7</mn>
              </mrow>
            </mrow>
            <mo fence="true" stretchy="false">)</mo>
          </mrow>
          <mo stretchy="false">−</mo>
          <mn>92</mn>
        </mrow>
        <mo stretchy="false">=</mo>
        <mn>16</mn>
      </mrow>
      <mrow>
        <mi>x</mi>
        <mo stretchy="false">+</mo>
        <mn>8</mn>
      </mrow>
      <mrow>
        <mi>y</mi>
        <mo stretchy="false">+</mo>
        <mn>28</mn>
      </mrow>
      <mrow>
        <mi>z</mi>
        <mo stretchy="false">−</mo>
        <mn>92</mn>
      </mrow>
    </mrow>
    <annotation encoding="StarMath 5.0">left lline matrix{x+4 # y+5 # z-7 ## 2+4 # -3+5 # 3-7 ## 3+4 # 2+5 # 1-7 } right rline =  left lline matrix{x+4 # y+5 # z-7 ## 6 # 2 # -4 ## 7 # 7 # -6 } right rline = 16( x+4 )  + 8 ( y+5 ) +28( z - 7 ) - 92 = 16x + 8y + 28z - 92</annotation>
  </semantics>
</math>
</file>

<file path=Object 86/content.xml><?xml version="1.0" encoding="utf-8"?>
<math xmlns="http://www.w3.org/1998/Math/MathML" display="block">
  <semantics>
    <mrow>
      <mi>h</mi>
      <mo stretchy="false">=</mo>
      <mfrac>
        <mrow>
          <mo fence="true" stretchy="false">|</mo>
          <mrow>
            <mrow>
              <msub>
                <mi mathvariant="italic">Ax</mi>
                <mn>0</mn>
              </msub>
              <mo stretchy="false">+</mo>
              <msub>
                <mi mathvariant="italic">By</mi>
                <mn>0</mn>
              </msub>
              <mo stretchy="false">+</mo>
              <msub>
                <mi mathvariant="italic">Cz</mi>
                <mn>0</mn>
              </msub>
              <mo stretchy="false">+</mo>
              <mi>D</mi>
            </mrow>
          </mrow>
          <mo fence="true" stretchy="false">|</mo>
        </mrow>
        <msqrt>
          <mrow>
            <msup>
              <mi>A</mi>
              <mn>2</mn>
            </msup>
            <mo stretchy="false">+</mo>
            <msup>
              <mi>B</mi>
              <mn>2</mn>
            </msup>
            <mo stretchy="false">+</mo>
            <msup>
              <mi>C</mi>
              <mn>2</mn>
            </msup>
          </mrow>
        </msqrt>
      </mfrac>
    </mrow>
    <annotation encoding="StarMath 5.0">h = { lline Ax_{0} + By_{0} + Cz_{0} + D rline } over {sqrt{A^{2} + B^{2} + C^{2} }} </annotation>
  </semantics>
</math>
</file>

<file path=Object 87/content.xml><?xml version="1.0" encoding="utf-8"?>
<math xmlns="http://www.w3.org/1998/Math/MathML" display="block">
  <semantics>
    <mrow>
      <mi>h</mi>
      <mo stretchy="false">=</mo>
      <mfrac>
        <mrow>
          <mo fence="true" stretchy="false">|</mo>
          <mrow>
            <mrow>
              <mrow>
                <mn>16</mn>
                <mo stretchy="false">⋅</mo>
                <mrow>
                  <mo fence="true" stretchy="false">(</mo>
                  <mrow>
                    <mrow>
                      <mo stretchy="false">−</mo>
                      <mn>4</mn>
                    </mrow>
                  </mrow>
                  <mo fence="true" stretchy="false">)</mo>
                </mrow>
              </mrow>
              <mo stretchy="false">+</mo>
              <mrow>
                <mn>8</mn>
                <mo stretchy="false">⋅</mo>
                <mrow>
                  <mo fence="true" stretchy="false">(</mo>
                  <mrow>
                    <mrow>
                      <mo stretchy="false">−</mo>
                      <mn>7</mn>
                    </mrow>
                  </mrow>
                  <mo fence="true" stretchy="false">)</mo>
                </mrow>
              </mrow>
              <mo stretchy="false">+</mo>
              <mrow>
                <mn>28</mn>
                <mo stretchy="false">⋅</mo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row>
              <mo stretchy="false">−</mo>
              <mn>92</mn>
            </mrow>
          </mrow>
          <mo fence="true" stretchy="false">|</mo>
        </mrow>
        <msqrt>
          <mrow>
            <msup>
              <mn>16</mn>
              <mn>2</mn>
            </msup>
            <mo stretchy="false">+</mo>
            <msup>
              <mn>8</mn>
              <mn>2</mn>
            </msup>
            <mo stretchy="false">+</mo>
            <msup>
              <mn>28</mn>
              <mn>2</mn>
            </msup>
          </mrow>
        </msqrt>
      </mfrac>
      <mo stretchy="false">=</mo>
      <mfrac>
        <mrow>
          <mo fence="true" stretchy="false">|</mo>
          <mrow>
            <mrow>
              <mrow>
                <mo stretchy="false">−</mo>
                <mn>64</mn>
              </mrow>
              <mo stretchy="false">−</mo>
              <mn>56</mn>
              <mo stretchy="false">−</mo>
              <mn>84</mn>
              <mo stretchy="false">−</mo>
              <mn>92</mn>
            </mrow>
          </mrow>
          <mo fence="true" stretchy="false">|</mo>
        </mrow>
        <mrow>
          <mn>4</mn>
          <msqrt>
            <mn>69</mn>
          </msqrt>
        </mrow>
      </mfrac>
      <mo stretchy="false">=</mo>
      <mfrac>
        <mn>296</mn>
        <mrow>
          <mn>4</mn>
          <msqrt>
            <mn>69</mn>
          </msqrt>
        </mrow>
      </mfrac>
      <mo stretchy="false">=</mo>
      <mfrac>
        <mn>74</mn>
        <msqrt>
          <mn>69</mn>
        </msqrt>
      </mfrac>
    </mrow>
    <annotation encoding="StarMath 5.0">h = { lline 16 cdot (-4) + 8 cdot (-7) + 28 cdot (-3) - 92 rline } over sqrt{{16}^{2} + {8}^{2} + {28}^{2}} = { lline -64 - 56 - 84 - 92 rline } over {4sqrt{69}} = { 296 } over { 4sqrt{69} } = { 74 } over { sqrt{69} }</annotation>
  </semantics>
</math>
</file>

<file path=Object 88/content.xml><?xml version="1.0" encoding="utf-8"?>
<math xmlns="http://www.w3.org/1998/Math/MathML" display="block">
  <semantics>
    <mrow>
      <mrow>
        <msub>
          <mi>V</mi>
          <mi mathvariant="italic">ABCD</mi>
        </msub>
        <mo stretchy="false">=</mo>
        <mrow>
          <mfrac>
            <mn>1</mn>
            <mn>3</mn>
          </mfrac>
          <mo stretchy="false">⋅</mo>
          <mn>2</mn>
        </mrow>
      </mrow>
      <mrow>
        <mrow>
          <msqrt>
            <mn>69</mn>
          </msqrt>
          <mo stretchy="false">⋅</mo>
          <mfrac>
            <mn>74</mn>
            <msqrt>
              <mn>69</mn>
            </msqrt>
          </mfrac>
        </mrow>
        <mo stretchy="false">=</mo>
        <mfrac>
          <mn>143</mn>
          <mn>3</mn>
        </mfrac>
      </mrow>
    </mrow>
    <annotation encoding="StarMath 5.0">V_{ABCD} = {1} over {3} cdot 2sqrt{69} cdot {{ 74 } over { sqrt{69} }} = { 143 } over { 3 }</annotation>
  </semantics>
</math>
</file>

<file path=Object 89/content.xml><?xml version="1.0" encoding="utf-8"?>
<math xmlns="http://www.w3.org/1998/Math/MathML" display="block">
  <semantics>
    <mrow>
      <msub>
        <mi>V</mi>
        <mi mathvariant="italic">ABCD</mi>
      </msub>
      <mo stretchy="false">=</mo>
      <mfrac>
        <mn>143</mn>
        <mn>3</mn>
      </mfrac>
    </mrow>
    <annotation encoding="StarMath 5.0">V_{ABCD} = { 143 } over { 3 }</annotation>
  </semantics>
</math>
</file>

<file path=Object 9/content.xml><?xml version="1.0" encoding="utf-8"?>
<math xmlns="http://www.w3.org/1998/Math/MathML" display="block">
  <semantics>
    <mrow>
      <mrow>
        <mo fence="true" stretchy="false">[</mo>
        <mrow>
          <mi>A</mi>
        </mrow>
        <mo fence="true" stretchy="false">]</mo>
      </mrow>
      <mo stretchy="false">=</mo>
      <mrow>
        <mo fence="true" stretchy="true">[</mo>
        <mrow>
          <mtable>
            <mtr>
              <mtd>
                <mn>5</mn>
              </mtd>
              <mtd>
                <mn>1</mn>
              </mtd>
              <mtd>
                <mrow>
                  <mo stretchy="false">−</mo>
                  <mn>2</mn>
                </mrow>
              </mtd>
            </mtr>
            <mtr>
              <mtd>
                <mn>1</mn>
              </mtd>
              <mtd>
                <mn>3</mn>
              </mtd>
              <mtd>
                <mrow>
                  <mo stretchy="false">−</mo>
                  <mn>1</mn>
                </mrow>
              </mtd>
            </mtr>
            <mtr>
              <mtd>
                <mn>8</mn>
              </mtd>
              <mtd>
                <mn>4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]</mo>
      </mrow>
    </mrow>
    <annotation encoding="StarMath 5.0">[A] = left [ matrix{5 # 1 # -2 ## 1 # 3 # -1 ## 8 # 4 # -1}  right ] </annotation>
  </semantics>
</math>
</file>

<file path=Object 90/content.xml><?xml version="1.0" encoding="utf-8"?>
<math xmlns="http://www.w3.org/1998/Math/MathML" display="block">
  <semantics>
    <mrow>
      <mi>h</mi>
      <mo stretchy="false">=</mo>
      <mfrac>
        <mn>74</mn>
        <msqrt>
          <mn>69</mn>
        </msqrt>
      </mfrac>
    </mrow>
    <annotation encoding="StarMath 5.0">h = { 74 } over { sqrt{69} }</annotation>
  </semantics>
</math>
</file>

<file path=Object 91/content.xml><?xml version="1.0" encoding="utf-8"?>
<math xmlns="http://www.w3.org/1998/Math/MathML" display="block">
  <semantics>
    <msub>
      <mi>M</mi>
      <mn>0</mn>
    </msub>
    <annotation encoding="StarMath 5.0">M_{ 0 }</annotation>
  </semantics>
</math>
</file>

<file path=Object 92/content.xml><?xml version="1.0" encoding="utf-8"?>
<math xmlns="http://www.w3.org/1998/Math/MathML" display="block">
  <semantics>
    <mrow>
      <msub>
        <mi>M</mi>
        <mn>1</mn>
      </msub>
      <mi>,</mi>
      <mspace width="0.5em"/>
      <msub>
        <mi>M</mi>
        <mn>2</mn>
      </msub>
      <mi>,</mi>
      <mspace width="0.5em"/>
      <msub>
        <mi>M</mi>
        <mn>3</mn>
      </msub>
    </mrow>
    <annotation encoding="StarMath 5.0">M_{ 1 },`M_{ 2 },`M_{ 3 }</annotation>
  </semantics>
</math>
</file>

<file path=Object 93/content.xml><?xml version="1.0" encoding="utf-8"?>
<math xmlns="http://www.w3.org/1998/Math/MathML" display="block">
  <semantics>
    <mrow>
      <msub>
        <mi>M</mi>
        <mn>1</mn>
      </msub>
      <mrow>
        <mo fence="true" stretchy="false">(</mo>
        <mrow>
          <mrow>
            <mn>2</mn>
            <mi>,</mi>
            <mrow>
              <mspace width="0.5em"/>
              <mo stretchy="false">−</mo>
              <mn>4</mn>
            </mrow>
            <mi>,</mi>
            <mrow>
              <mspace width="0.5em"/>
              <mo stretchy="false">−</mo>
              <mn>3</mn>
            </mrow>
          </mrow>
        </mrow>
        <mo fence="true" stretchy="false">)</mo>
      </mrow>
      <mi>,</mi>
      <mspace width="0.5em"/>
      <msub>
        <mi>M</mi>
        <mn>2</mn>
      </msub>
      <mrow>
        <mo fence="true" stretchy="false">(</mo>
        <mrow>
          <mrow>
            <mn>5</mn>
            <mi>,</mi>
            <mrow>
              <mspace width="0.5em"/>
              <mo stretchy="false">−</mo>
              <mn>6</mn>
            </mrow>
            <mi>,</mi>
            <mspace width="0.5em"/>
            <mn>0</mn>
          </mrow>
        </mrow>
        <mo fence="true" stretchy="false">)</mo>
      </mrow>
      <mi>,</mi>
      <mspace width="0.5em"/>
      <msub>
        <mi>M</mi>
        <mn>3</mn>
      </msub>
      <mrow>
        <mo fence="true" stretchy="false">(</mo>
        <mrow>
          <mrow>
            <mrow>
              <mo stretchy="false">−</mo>
              <mn>1</mn>
            </mrow>
            <mi>,</mi>
            <mspace width="0.5em"/>
            <mn>3</mn>
            <mi>,</mi>
            <mrow>
              <mspace width="0.5em"/>
              <mo stretchy="false">−</mo>
              <mn>3</mn>
            </mrow>
          </mrow>
        </mrow>
        <mo fence="true" stretchy="false">)</mo>
      </mrow>
      <mi>,</mi>
      <mspace width="0.5em"/>
      <msub>
        <mi>M</mi>
        <mn>0</mn>
      </msub>
      <mrow>
        <mo fence="true" stretchy="false">(</mo>
        <mrow>
          <mrow>
            <mn>2</mn>
            <mi>,</mi>
            <mrow>
              <mspace width="0.5em"/>
              <mo stretchy="false">−</mo>
              <mn>10</mn>
            </mrow>
            <mi>,</mi>
            <mspace width="0.5em"/>
            <mn>8</mn>
          </mrow>
        </mrow>
        <mo fence="true" stretchy="false">)</mo>
      </mrow>
    </mrow>
    <annotation encoding="StarMath 5.0">M_{ 1 }(2,`-4,`-3),`M_{ 2 }(5,`-6,`0),`M_{ 3 }( -1,`3,`-3 ),`M_{ 0 }( 2,`-10,`8 )</annotation>
  </semantics>
</math>
</file>

<file path=Object 94/content.xml><?xml version="1.0" encoding="utf-8"?>
<math xmlns="http://www.w3.org/1998/Math/MathML" display="block">
  <semantics>
    <mrow>
      <msub>
        <mi>M</mi>
        <mn>1</mn>
      </msub>
      <mi>,</mi>
      <mspace width="0.5em"/>
      <msub>
        <mi>M</mi>
        <mn>2</mn>
      </msub>
      <mi>,</mi>
      <mspace width="0.5em"/>
      <msub>
        <mi>M</mi>
        <mn>3</mn>
      </msub>
    </mrow>
    <annotation encoding="StarMath 5.0">M_{ 1 },`M_{ 2 },`M_{ 3 }</annotation>
  </semantics>
</math>
</file>

<file path=Object 95/content.xml><?xml version="1.0" encoding="utf-8"?>
<math xmlns="http://www.w3.org/1998/Math/MathML" display="block">
  <semantics>
    <mrow>
      <mrow>
        <mo fence="true" stretchy="true">|</mo>
        <mrow>
          <mtable>
            <mtr>
              <mtd>
                <mrow>
                  <mi>x</mi>
                  <mo stretchy="false">−</mo>
                  <mn>2</mn>
                </mrow>
              </mtd>
              <mtd>
                <mrow>
                  <mi>y</mi>
                  <mo stretchy="false">+</mo>
                  <mn>4</mn>
                </mrow>
              </mtd>
              <mtd>
                <mrow>
                  <mi>z</mi>
                  <mo stretchy="false">+</mo>
                  <mn>3</mn>
                </mrow>
              </mtd>
            </mtr>
            <mtr>
              <mtd>
                <mrow>
                  <mn>5</mn>
                  <mo stretchy="false">−</mo>
                  <mn>2</mn>
                </mrow>
              </mtd>
              <mtd>
                <mrow>
                  <mrow>
                    <mo stretchy="false">−</mo>
                    <mn>6</mn>
                  </mrow>
                  <mo stretchy="false">+</mo>
                  <mn>4</mn>
                </mrow>
              </mtd>
              <mtd>
                <mrow>
                  <mn>0</mn>
                  <mo stretchy="false">+</mo>
                  <mn>3</mn>
                </mrow>
              </mtd>
            </mtr>
            <mtr>
              <mtd>
                <mrow>
                  <mrow>
                    <mo stretchy="false">−</mo>
                    <mn>1</mn>
                  </mrow>
                  <mo stretchy="false">−</mo>
                  <mn>2</mn>
                </mrow>
              </mtd>
              <mtd>
                <mrow>
                  <mn>3</mn>
                  <mo stretchy="false">+</mo>
                  <mn>4</mn>
                </mrow>
              </mtd>
              <mtd>
                <mrow>
                  <mrow>
                    <mo stretchy="false">−</mo>
                    <mn>3</mn>
                  </mrow>
                  <mo stretchy="false">+</mo>
                  <mn>3</mn>
                </mrow>
              </mtd>
            </mtr>
          </mtable>
        </mrow>
        <mo fence="true" stretchy="true">|</mo>
      </mrow>
      <mo stretchy="false">=</mo>
      <mrow>
        <mo fence="true" stretchy="true">|</mo>
        <mrow>
          <mtable>
            <mtr>
              <mtd>
                <mrow>
                  <mi>x</mi>
                  <mo stretchy="false">−</mo>
                  <mn>2</mn>
                </mrow>
              </mtd>
              <mtd>
                <mrow>
                  <mi>y</mi>
                  <mo stretchy="false">+</mo>
                  <mn>4</mn>
                </mrow>
              </mtd>
              <mtd>
                <mrow>
                  <mi>z</mi>
                  <mo stretchy="false">+</mo>
                  <mn>3</mn>
                </mrow>
              </mtd>
            </mtr>
            <mtr>
              <mtd>
                <mn>3</mn>
              </mtd>
              <mtd>
                <mrow>
                  <mo stretchy="false">−</mo>
                  <mn>2</mn>
                </mrow>
              </mtd>
              <mtd>
                <mn>3</mn>
              </mtd>
            </mtr>
            <mtr>
              <mtd>
                <mrow>
                  <mo stretchy="false">−</mo>
                  <mn>3</mn>
                </mrow>
              </mtd>
              <mtd>
                <mn>7</mn>
              </mtd>
              <mtd>
                <mn>0</mn>
              </mtd>
            </mtr>
          </mtable>
        </mrow>
        <mo fence="true" stretchy="true">|</mo>
      </mrow>
    </mrow>
    <annotation encoding="StarMath 5.0">left lline matrix{x-2 # y+4 # z+3 ## 5-2 # -6+4 # 0+3 ## -1-2 # 3+4 # -3+3 } right rline =  left lline matrix{x-2 # y+4 # z+3 ## 3 # -2 # 3 ## -3 # 7 # 0 } right rline</annotation>
  </semantics>
</math>
</file>

<file path=Object 96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−</mo>
            <mn>2</mn>
          </mrow>
        </mrow>
        <mo fence="true" stretchy="false">)</mo>
      </mrow>
      <mrow>
        <mrow>
          <mo fence="true" stretchy="false">(</mo>
          <mrow>
            <mrow>
              <mrow>
                <mrow>
                  <mo stretchy="false">−</mo>
                  <mn>2</mn>
                </mrow>
                <mo stretchy="false">⋅</mo>
                <mn>0</mn>
              </mrow>
              <mo stretchy="false">−</mo>
              <mrow>
                <mn>3</mn>
                <mo stretchy="false">⋅</mo>
                <mn>7</mn>
              </mrow>
            </mrow>
          </mrow>
          <mo fence="true" stretchy="false">)</mo>
        </mrow>
        <mo stretchy="false">−</mo>
        <mrow>
          <mo fence="true" stretchy="false">(</mo>
          <mrow>
            <mrow>
              <mi>y</mi>
              <mo stretchy="false">+</mo>
              <mn>4</mn>
            </mrow>
          </mrow>
          <mo fence="true" stretchy="false">)</mo>
        </mrow>
      </mrow>
      <mrow>
        <mrow>
          <mo fence="true" stretchy="false">(</mo>
          <mrow>
            <mrow>
              <mrow>
                <mn>3</mn>
                <mo stretchy="false">⋅</mo>
                <mn>0</mn>
              </mrow>
              <mo stretchy="false">−</mo>
              <mrow>
                <mn>3</mn>
                <mo stretchy="false">⋅</mo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i>z</mi>
              <mo stretchy="false">+</mo>
              <mn>3</mn>
            </mrow>
          </mrow>
          <mo fence="true" stretchy="false">)</mo>
        </mrow>
      </mrow>
      <mrow>
        <mrow>
          <mo fence="true" stretchy="false">(</mo>
          <mrow>
            <mrow>
              <mrow>
                <mn>3</mn>
                <mo stretchy="false">⋅</mo>
                <mn>7</mn>
              </mrow>
              <mo stretchy="false">−</mo>
              <mrow>
                <mrow>
                  <mo fence="true" stretchy="false">(</mo>
                  <mrow>
                    <mrow>
                      <mo stretchy="false">−</mo>
                      <mn>2</mn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=</mo>
        <mrow>
          <mo stretchy="false">−</mo>
          <mn>21</mn>
        </mrow>
      </mrow>
      <mrow>
        <mi>x</mi>
        <mo stretchy="false">−</mo>
        <mn>9</mn>
      </mrow>
      <mrow>
        <mi>y</mi>
        <mo stretchy="false">+</mo>
        <mn>15</mn>
      </mrow>
      <mrow>
        <mi>z</mi>
        <mo stretchy="false">+</mo>
        <mn>51</mn>
      </mrow>
    </mrow>
    <annotation encoding="StarMath 5.0">(x-2)(-2 cdot 0 - 3 cdot 7) - (y+4)(3 cdot 0 - 3 cdot (-3)) + (z+3)(3 cdot 7 - (-2)cdot(-3)) = -21x - 9y + 15z +51</annotation>
  </semantics>
</math>
</file>

<file path=Object 97/content.xml><?xml version="1.0" encoding="utf-8"?>
<math xmlns="http://www.w3.org/1998/Math/MathML" display="block">
  <semantics>
    <mrow>
      <mi>h</mi>
      <mo stretchy="false">=</mo>
      <mfrac>
        <mrow>
          <mo fence="true" stretchy="false">|</mo>
          <mrow>
            <mrow>
              <msub>
                <mi mathvariant="italic">Ax</mi>
                <mn>0</mn>
              </msub>
              <mo stretchy="false">+</mo>
              <msub>
                <mi mathvariant="italic">By</mi>
                <mn>0</mn>
              </msub>
              <mo stretchy="false">+</mo>
              <msub>
                <mi mathvariant="italic">Cz</mi>
                <mn>0</mn>
              </msub>
              <mo stretchy="false">+</mo>
              <mi>D</mi>
            </mrow>
          </mrow>
          <mo fence="true" stretchy="false">|</mo>
        </mrow>
        <msqrt>
          <mrow>
            <msup>
              <mi>A</mi>
              <mn>2</mn>
            </msup>
            <mo stretchy="false">+</mo>
            <msup>
              <mi>B</mi>
              <mn>2</mn>
            </msup>
            <mo stretchy="false">+</mo>
            <msup>
              <mi>C</mi>
              <mn>2</mn>
            </msup>
          </mrow>
        </msqrt>
      </mfrac>
    </mrow>
    <annotation encoding="StarMath 5.0">h = { lline Ax_{0} + By_{0} + Cz_{0} + D rline } over {sqrt{A^{2} + B^{2} + C^{2} }} </annotation>
  </semantics>
</math>
</file>

<file path=Object 98/content.xml><?xml version="1.0" encoding="utf-8"?>
<math xmlns="http://www.w3.org/1998/Math/MathML" display="block">
  <semantics>
    <mrow>
      <mi>h</mi>
      <mo stretchy="false">=</mo>
      <mfrac>
        <mrow>
          <mo fence="true" stretchy="false">|</mo>
          <mrow>
            <mrow>
              <mrow>
                <mrow>
                  <mo stretchy="false">−</mo>
                  <mn>21</mn>
                </mrow>
                <mo stretchy="false">⋅</mo>
                <mn>2</mn>
              </mrow>
              <mo stretchy="false">−</mo>
              <mrow>
                <mn>9</mn>
                <mo stretchy="false">⋅</mo>
                <mrow>
                  <mo fence="true" stretchy="false">(</mo>
                  <mrow>
                    <mrow>
                      <mo stretchy="false">−</mo>
                      <mn>10</mn>
                    </mrow>
                  </mrow>
                  <mo fence="true" stretchy="false">)</mo>
                </mrow>
              </mrow>
              <mo stretchy="false">+</mo>
              <mrow>
                <mn>15</mn>
                <mo stretchy="false">⋅</mo>
                <mn>8</mn>
              </mrow>
              <mo stretchy="false">−</mo>
              <mn>51</mn>
            </mrow>
          </mrow>
          <mo fence="true" stretchy="false">|</mo>
        </mrow>
        <msqrt>
          <mrow>
            <msup>
              <mrow>
                <mo fence="true" stretchy="false">(</mo>
                <mrow>
                  <mrow>
                    <mo stretchy="false">−</mo>
                    <mn>21</mn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o stretchy="false">−</mo>
                    <mn>9</mn>
                  </mrow>
                </mrow>
                <mo fence="true" stretchy="false">)</mo>
              </mrow>
              <mn>2</mn>
            </msup>
            <mo stretchy="false">+</mo>
            <msup>
              <mn>15</mn>
              <mn>2</mn>
            </msup>
          </mrow>
        </msqrt>
      </mfrac>
      <mo stretchy="false">=</mo>
      <mfrac>
        <mrow>
          <mo fence="true" stretchy="false">|</mo>
          <mrow>
            <mrow>
              <mrow>
                <mo stretchy="false">−</mo>
                <mn>42</mn>
              </mrow>
              <mo stretchy="false">+</mo>
              <mn>90</mn>
              <mo stretchy="false">+</mo>
              <mn>120</mn>
              <mo stretchy="false">+</mo>
              <mn>51</mn>
            </mrow>
          </mrow>
          <mo fence="true" stretchy="false">|</mo>
        </mrow>
        <msqrt>
          <mrow>
            <mn>441</mn>
            <mo stretchy="false">+</mo>
            <mn>81</mn>
            <mo stretchy="false">+</mo>
            <mn>225</mn>
          </mrow>
        </msqrt>
      </mfrac>
      <mo stretchy="false">=</mo>
      <mfrac>
        <mn>219</mn>
        <msqrt>
          <mn>747</mn>
        </msqrt>
      </mfrac>
      <mo stretchy="false">=</mo>
      <mfrac>
        <mn>219</mn>
        <mrow>
          <mn>3</mn>
          <msqrt>
            <mn>83</mn>
          </msqrt>
        </mrow>
      </mfrac>
    </mrow>
    <annotation encoding="StarMath 5.0">h = { lline -21 cdot 2 - 9 cdot (-10) + 15 cdot 8 - 51 rline } over sqrt{{(-21)}^{2} + {(-9)}^{2} + {15}^{2}} = { lline -42 + 90 +120 +51 rline } over {sqrt{441 + 81 + 225}} = { 219 } over { sqrt{747} } = { 219 } over { 3sqrt{83} }</annotation>
  </semantics>
</math>
</file>

<file path=Object 99/content.xml><?xml version="1.0" encoding="utf-8"?>
<math xmlns="http://www.w3.org/1998/Math/MathML" display="block">
  <semantics>
    <mfrac>
      <mn>219</mn>
      <mrow>
        <mn>3</mn>
        <msqrt>
          <mn>83</mn>
        </msqrt>
      </mrow>
    </mfrac>
    <annotation encoding="StarMath 5.0">{ 219 } over { 3sqrt{83} }</annotation>
  </semantics>
</math>
</file>